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0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1">
            <text:p>epoch</text:p>
          </table:table-cell>
          <table:table-cell office:value-type="string" table:style-name="ce1">
            <text:p>train_l</text:p>
          </table:table-cell>
          <table:table-cell office:value-type="string" table:style-name="ce1">
            <text:p>test_l</text:p>
          </table:table-cell>
          <table:table-cell office:value-type="string" table:style-name="ce1">
            <text:p>test_ac</text:p>
          </table:table-cell>
          <table:table-cell table:style-name="ce1"/>
          <table:table-cell office:value-type="string" table:style-name="ce1">
            <text:p>epoch</text:p>
          </table:table-cell>
          <table:table-cell office:value-type="string" table:style-name="ce1">
            <text:p>train_l</text:p>
          </table:table-cell>
          <table:table-cell office:value-type="string" table:style-name="ce1">
            <text:p>test_l</text:p>
          </table:table-cell>
          <table:table-cell office:value-type="string" table:style-name="ce1">
            <text:p>test_ac</text:p>
          </table:table-cell>
          <table:table-cell table:style-name="ce1"/>
          <table:table-cell office:value-type="string" table:style-name="ce1">
            <text:p>epoch</text:p>
          </table:table-cell>
          <table:table-cell office:value-type="string" table:style-name="ce1">
            <text:p>train_l</text:p>
          </table:table-cell>
          <table:table-cell office:value-type="string" table:style-name="ce1">
            <text:p>test_l</text:p>
          </table:table-cell>
          <table:table-cell office:value-type="string" table:style-name="ce1">
            <text:p>test_ac</text:p>
          </table:table-cell>
          <table:table-cell table:style-name="ce1"/>
          <table:table-cell office:value-type="string" table:style-name="ce1">
            <text:p>epoch</text:p>
          </table:table-cell>
          <table:table-cell office:value-type="string" table:style-name="ce1">
            <text:p>train_l</text:p>
          </table:table-cell>
          <table:table-cell office:value-type="string" table:style-name="ce1">
            <text:p>test_l</text:p>
          </table:table-cell>
          <table:table-cell office:value-type="string" table:style-name="ce1">
            <text:p>test_ac</text:p>
          </table:table-cell>
          <table:table-cell table:number-columns-repeated="1636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.3498000000000001" table:style-name="ce1">
            <text:p>1.3498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0.66300000000000003" table:style-name="ce1">
            <text:p>0.6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1760000000000002" table:style-name="ce1">
            <text:p>3.176</text:p>
          </table:table-cell>
          <table:table-cell office:value-type="float" office:value="3.2482000000000002" table:style-name="ce1">
            <text:p>3.2482</text:p>
          </table:table-cell>
          <table:table-cell office:value-type="float" office:value="0.41699999999999998" table:style-name="ce1">
            <text:p>0.4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.7689000000000004" table:style-name="ce1">
            <text:p>6.7689</text:p>
          </table:table-cell>
          <table:table-cell office:value-type="float" office:value="6.8940999999999999" table:style-name="ce1">
            <text:p>6.8941</text:p>
          </table:table-cell>
          <table:table-cell office:value-type="float" office:value="0.153" table:style-name="ce1">
            <text:p>0.1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.0599000000000007" table:style-name="ce1">
            <text:p>9.0599</text:p>
          </table:table-cell>
          <table:table-cell office:value-type="float" office:value="9.2169000000000008" table:style-name="ce1">
            <text:p>9.2169</text:p>
          </table:table-cell>
          <table:table-cell office:value-type="float" office:value="0.128" table:style-name="ce1">
            <text:p>0.128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0389999999999999" table:style-name="ce1">
            <text:p>1.039</text:p>
          </table:table-cell>
          <table:table-cell office:value-type="float" office:value="1.3888" table:style-name="ce1">
            <text:p>1.3888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.2907000000000002" table:style-name="ce1">
            <text:p>2.2907</text:p>
          </table:table-cell>
          <table:table-cell office:value-type="float" office:value="2.4001000000000001" table:style-name="ce1">
            <text:p>2.4001</text:p>
          </table:table-cell>
          <table:table-cell office:value-type="float" office:value="0.52900000000000003" table:style-name="ce1">
            <text:p>0.5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.9585999999999997" table:style-name="ce1">
            <text:p>4.9586</text:p>
          </table:table-cell>
          <table:table-cell office:value-type="float" office:value="5.0431999999999997" table:style-name="ce1">
            <text:p>5.0432</text:p>
          </table:table-cell>
          <table:table-cell office:value-type="float" office:value="0.22500000000000001" table:style-name="ce1">
            <text:p>0.2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.7628000000000004" table:style-name="ce1">
            <text:p>6.7628</text:p>
          </table:table-cell>
          <table:table-cell office:value-type="float" office:value="6.8856999999999999" table:style-name="ce1">
            <text:p>6.8857</text:p>
          </table:table-cell>
          <table:table-cell office:value-type="float" office:value="0.154" table:style-name="ce1">
            <text:p>0.154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7739999999999996" table:style-name="ce1">
            <text:p>0.8774</text:p>
          </table:table-cell>
          <table:table-cell office:value-type="float" office:value="1.2866" table:style-name="ce1">
            <text:p>1.2866</text:p>
          </table:table-cell>
          <table:table-cell office:value-type="float" office:value="0.70899999999999996" table:style-name="ce1">
            <text:p>0.70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8931" table:style-name="ce1">
            <text:p>1.8931</text:p>
          </table:table-cell>
          <table:table-cell office:value-type="float" office:value="2.0478000000000001" table:style-name="ce1">
            <text:p>2.0478</text:p>
          </table:table-cell>
          <table:table-cell office:value-type="float" office:value="0.56200000000000006" table:style-name="ce1">
            <text:p>0.56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.0827" table:style-name="ce1">
            <text:p>4.0827</text:p>
          </table:table-cell>
          <table:table-cell office:value-type="float" office:value="4.1467000000000001" table:style-name="ce1">
            <text:p>4.1467</text:p>
          </table:table-cell>
          <table:table-cell office:value-type="float" office:value="0.30499999999999999" table:style-name="ce1">
            <text:p>0.30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.6368999999999998" table:style-name="ce1">
            <text:p>5.6369</text:p>
          </table:table-cell>
          <table:table-cell office:value-type="float" office:value="5.7374000000000001" table:style-name="ce1">
            <text:p>5.7374</text:p>
          </table:table-cell>
          <table:table-cell office:value-type="float" office:value="0.186" table:style-name="ce1">
            <text:p>0.186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1.2232000000000001" table:style-name="ce1">
            <text:p>1.2232</text:p>
          </table:table-cell>
          <table:table-cell office:value-type="float" office:value="0.72199999999999998" table:style-name="ce1">
            <text:p>0.72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6520999999999999" table:style-name="ce1">
            <text:p>1.6521</text:p>
          </table:table-cell>
          <table:table-cell office:value-type="float" office:value="1.843" table:style-name="ce1">
            <text:p>1.843</text:p>
          </table:table-cell>
          <table:table-cell office:value-type="float" office:value="0.60099999999999998" table:style-name="ce1">
            <text:p>0.60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.5384000000000002" table:style-name="ce1">
            <text:p>3.5384</text:p>
          </table:table-cell>
          <table:table-cell office:value-type="float" office:value="3.5996999999999999" table:style-name="ce1">
            <text:p>3.5997</text:p>
          </table:table-cell>
          <table:table-cell office:value-type="float" office:value="0.372" table:style-name="ce1">
            <text:p>0.37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.9602000000000004" table:style-name="ce1">
            <text:p>4.9602</text:p>
          </table:table-cell>
          <table:table-cell office:value-type="float" office:value="5.0423999999999998" table:style-name="ce1">
            <text:p>5.0424</text:p>
          </table:table-cell>
          <table:table-cell office:value-type="float" office:value="0.223" table:style-name="ce1">
            <text:p>0.223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1.194" table:style-name="ce1">
            <text:p>1.194</text:p>
          </table:table-cell>
          <table:table-cell office:value-type="float" office:value="0.72399999999999998" table:style-name="ce1">
            <text:p>0.72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4869000000000001" table:style-name="ce1">
            <text:p>1.4869</text:p>
          </table:table-cell>
          <table:table-cell office:value-type="float" office:value="1.7138" table:style-name="ce1">
            <text:p>1.7138</text:p>
          </table:table-cell>
          <table:table-cell office:value-type="float" office:value="0.61899999999999999" table:style-name="ce1">
            <text:p>0.61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.1715" table:style-name="ce1">
            <text:p>3.1715</text:p>
          </table:table-cell>
          <table:table-cell office:value-type="float" office:value="3.2351000000000001" table:style-name="ce1">
            <text:p>3.2351</text:p>
          </table:table-cell>
          <table:table-cell office:value-type="float" office:value="0.40899999999999997" table:style-name="ce1">
            <text:p>0.40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.4657999999999998" table:style-name="ce1">
            <text:p>4.4658</text:p>
          </table:table-cell>
          <table:table-cell office:value-type="float" office:value="4.5354000000000001" table:style-name="ce1">
            <text:p>4.5354</text:p>
          </table:table-cell>
          <table:table-cell office:value-type="float" office:value="0.26" table:style-name="ce1">
            <text:p>0.26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1.1684000000000001" table:style-name="ce1">
            <text:p>1.1684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3648" table:style-name="ce1">
            <text:p>1.3648</text:p>
          </table:table-cell>
          <table:table-cell office:value-type="float" office:value="1.6253" table:style-name="ce1">
            <text:p>1.6253</text:p>
          </table:table-cell>
          <table:table-cell office:value-type="float" office:value="0.63400000000000001" table:style-name="ce1">
            <text:p>0.63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.9032" table:style-name="ce1">
            <text:p>2.9032</text:p>
          </table:table-cell>
          <table:table-cell office:value-type="float" office:value="2.9718" table:style-name="ce1">
            <text:p>2.9718</text:p>
          </table:table-cell>
          <table:table-cell office:value-type="float" office:value="0.44" table:style-name="ce1">
            <text:p>0.4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.0834000000000001" table:style-name="ce1">
            <text:p>4.0834</text:p>
          </table:table-cell>
          <table:table-cell office:value-type="float" office:value="4.1459000000000001" table:style-name="ce1">
            <text:p>4.1459</text:p>
          </table:table-cell>
          <table:table-cell office:value-type="float" office:value="0.307" table:style-name="ce1">
            <text:p>0.307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4679999999999995" table:style-name="ce1">
            <text:p>0.5468</text:p>
          </table:table-cell>
          <table:table-cell office:value-type="float" office:value="1.1315999999999999" table:style-name="ce1">
            <text:p>1.1316</text:p>
          </table:table-cell>
          <table:table-cell office:value-type="float" office:value="0.73499999999999999" table:style-name="ce1">
            <text:p>0.7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685" table:style-name="ce1">
            <text:p>1.2685</text:p>
          </table:table-cell>
          <table:table-cell office:value-type="float" office:value="1.5572999999999999" table:style-name="ce1">
            <text:p>1.5573</text:p>
          </table:table-cell>
          <table:table-cell office:value-type="float" office:value="0.64500000000000002" table:style-name="ce1">
            <text:p>0.64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.6945000000000001" table:style-name="ce1">
            <text:p>2.6945</text:p>
          </table:table-cell>
          <table:table-cell office:value-type="float" office:value="2.7707000000000002" table:style-name="ce1">
            <text:p>2.7707</text:p>
          </table:table-cell>
          <table:table-cell office:value-type="float" office:value="0.47099999999999997" table:style-name="ce1">
            <text:p>0.47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.7814000000000001" table:style-name="ce1">
            <text:p>3.7814</text:p>
          </table:table-cell>
          <table:table-cell office:value-type="float" office:value="3.8416000000000001" table:style-name="ce1">
            <text:p>3.8416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6679999999999999" table:style-name="ce1">
            <text:p>0.4668</text:p>
          </table:table-cell>
          <table:table-cell office:value-type="float" office:value="1.0894999999999999" table:style-name="ce1">
            <text:p>1.0895</text:p>
          </table:table-cell>
          <table:table-cell office:value-type="float" office:value="0.74399999999999999" table:style-name="ce1">
            <text:p>0.74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9" table:style-name="ce1">
            <text:p>1.19</text:p>
          </table:table-cell>
          <table:table-cell office:value-type="float" office:value="1.5035000000000001" table:style-name="ce1">
            <text:p>1.5035</text:p>
          </table:table-cell>
          <table:table-cell office:value-type="float" office:value="0.65200000000000002" table:style-name="ce1">
            <text:p>0.65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.5257999999999998" table:style-name="ce1">
            <text:p>2.5258</text:p>
          </table:table-cell>
          <table:table-cell office:value-type="float" office:value="2.6113" table:style-name="ce1">
            <text:p>2.6113</text:p>
          </table:table-cell>
          <table:table-cell office:value-type="float" office:value="0.496" table:style-name="ce1">
            <text:p>0.49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.5384000000000002" table:style-name="ce1">
            <text:p>3.5384</text:p>
          </table:table-cell>
          <table:table-cell office:value-type="float" office:value="3.5985999999999998" table:style-name="ce1">
            <text:p>3.5986</text:p>
          </table:table-cell>
          <table:table-cell office:value-type="float" office:value="0.371" table:style-name="ce1">
            <text:p>0.371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0229999999999999" table:style-name="ce1">
            <text:p>0.4023</text:p>
          </table:table-cell>
          <table:table-cell office:value-type="float" office:value="1.0559000000000001" table:style-name="ce1">
            <text:p>1.0559</text:p>
          </table:table-cell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253" table:style-name="ce1">
            <text:p>1.1253</text:p>
          </table:table-cell>
          <table:table-cell office:value-type="float" office:value="1.4594" table:style-name="ce1">
            <text:p>1.4594</text:p>
          </table:table-cell>
          <table:table-cell office:value-type="float" office:value="0.66100000000000003" table:style-name="ce1">
            <text:p>0.66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3862000000000001" table:style-name="ce1">
            <text:p>2.3862</text:p>
          </table:table-cell>
          <table:table-cell office:value-type="float" office:value="2.4815999999999998" table:style-name="ce1">
            <text:p>2.4816</text:p>
          </table:table-cell>
          <table:table-cell office:value-type="float" office:value="0.50900000000000001" table:style-name="ce1">
            <text:p>0.50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.3386999999999998" table:style-name="ce1">
            <text:p>3.3387</text:p>
          </table:table-cell>
          <table:table-cell office:value-type="float" office:value="3.3999000000000001" table:style-name="ce1">
            <text:p>3.3999</text:p>
          </table:table-cell>
          <table:table-cell office:value-type="float" office:value="0.39200000000000002" table:style-name="ce1">
            <text:p>0.392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5149999999999998" table:style-name="ce1">
            <text:p>0.3515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0.75900000000000001" table:style-name="ce1">
            <text:p>0.75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706" table:style-name="ce1">
            <text:p>1.0706</text:p>
          </table:table-cell>
          <table:table-cell office:value-type="float" office:value="1.4225000000000001" table:style-name="ce1">
            <text:p>1.4225</text:p>
          </table:table-cell>
          <table:table-cell office:value-type="float" office:value="0.66400000000000003" table:style-name="ce1">
            <text:p>0.66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.2681" table:style-name="ce1">
            <text:p>2.2681</text:p>
          </table:table-cell>
          <table:table-cell office:value-type="float" office:value="2.3736999999999999" table:style-name="ce1">
            <text:p>2.3737</text:p>
          </table:table-cell>
          <table:table-cell office:value-type="float" office:value="0.52" table:style-name="ce1">
            <text:p>0.5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.1711999999999998" table:style-name="ce1">
            <text:p>3.1712</text:p>
          </table:table-cell>
          <table:table-cell office:value-type="float" office:value="3.2339000000000002" table:style-name="ce1">
            <text:p>3.2339</text:p>
          </table:table-cell>
          <table:table-cell office:value-type="float" office:value="0.41099999999999998" table:style-name="ce1">
            <text:p>0.411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109999999999999" table:style-name="ce1">
            <text:p>0.3111</text:p>
          </table:table-cell>
          <table:table-cell office:value-type="float" office:value="1.0072000000000001" table:style-name="ce1">
            <text:p>1.0072</text:p>
          </table:table-cell>
          <table:table-cell office:value-type="float" office:value="0.76300000000000001" table:style-name="ce1">
            <text:p>0.76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3914" table:style-name="ce1">
            <text:p>1.3914</text:p>
          </table:table-cell>
          <table:table-cell office:value-type="float" office:value="0.67" table:style-name="ce1">
            <text:p>0.6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1665000000000001" table:style-name="ce1">
            <text:p>2.1665</text:p>
          </table:table-cell>
          <table:table-cell office:value-type="float" office:value="2.2822" table:style-name="ce1">
            <text:p>2.2822</text:p>
          </table:table-cell>
          <table:table-cell office:value-type="float" office:value="0.53300000000000003" table:style-name="ce1">
            <text:p>0.53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0278999999999998" table:style-name="ce1">
            <text:p>3.0279</text:p>
          </table:table-cell>
          <table:table-cell office:value-type="float" office:value="3.0926999999999998" table:style-name="ce1">
            <text:p>3.0927</text:p>
          </table:table-cell>
          <table:table-cell office:value-type="float" office:value="0.42299999999999999" table:style-name="ce1">
            <text:p>0.423</text:p>
          </table:table-cell>
          <table:table-cell table:number-columns-repeated="1636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76400000000000001" table:style-name="ce1">
            <text:p>0.76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1.3651" table:style-name="ce1">
            <text:p>1.3651</text:p>
          </table:table-cell>
          <table:table-cell office:value-type="float" office:value="0.67500000000000004" table:style-name="ce1">
            <text:p>0.67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.0777999999999999" table:style-name="ce1">
            <text:p>2.0778</text:p>
          </table:table-cell>
          <table:table-cell office:value-type="float" office:value="2.2031999999999998" table:style-name="ce1">
            <text:p>2.2032</text:p>
          </table:table-cell>
          <table:table-cell office:value-type="float" office:value="0.54" table:style-name="ce1">
            <text:p>0.5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.9032" table:style-name="ce1">
            <text:p>2.9032</text:p>
          </table:table-cell>
          <table:table-cell office:value-type="float" office:value="2.9706999999999999" table:style-name="ce1">
            <text:p>2.9707</text:p>
          </table:table-cell>
          <table:table-cell office:value-type="float" office:value="0.436" table:style-name="ce1">
            <text:p>0.436</text:p>
          </table:table-cell>
          <table:table-cell table:number-columns-repeated="1636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254" table:style-name="ce1">
            <text:p>0.254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0.76300000000000001" table:style-name="ce1">
            <text:p>0.76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94350000000000001" table:style-name="ce1">
            <text:p>0.9435</text:p>
          </table:table-cell>
          <table:table-cell office:value-type="float" office:value="1.3428" table:style-name="ce1">
            <text:p>1.3428</text:p>
          </table:table-cell>
          <table:table-cell office:value-type="float" office:value="0.68" table:style-name="ce1">
            <text:p>0.6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9996" table:style-name="ce1">
            <text:p>1.9996</text:p>
          </table:table-cell>
          <table:table-cell office:value-type="float" office:value="2.1341000000000001" table:style-name="ce1">
            <text:p>2.1341</text:p>
          </table:table-cell>
          <table:table-cell office:value-type="float" office:value="0.54600000000000004" table:style-name="ce1">
            <text:p>0.54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.7930999999999999" table:style-name="ce1">
            <text:p>2.7931</text:p>
          </table:table-cell>
          <table:table-cell office:value-type="float" office:value="2.8641000000000001" table:style-name="ce1">
            <text:p>2.8641</text:p>
          </table:table-cell>
          <table:table-cell office:value-type="float" office:value="0.45700000000000002" table:style-name="ce1">
            <text:p>0.457</text:p>
          </table:table-cell>
          <table:table-cell table:number-columns-repeated="1636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9708" table:style-name="ce1">
            <text:p>0.9708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.90980000000000005" table:style-name="ce1">
            <text:p>0.9098</text:p>
          </table:table-cell>
          <table:table-cell office:value-type="float" office:value="1.3236000000000001" table:style-name="ce1">
            <text:p>1.3236</text:p>
          </table:table-cell>
          <table:table-cell office:value-type="float" office:value="0.69199999999999995" table:style-name="ce1">
            <text:p>0.69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9298999999999999" table:style-name="ce1">
            <text:p>1.9299</text:p>
          </table:table-cell>
          <table:table-cell office:value-type="float" office:value="2.0729000000000002" table:style-name="ce1">
            <text:p>2.0729</text:p>
          </table:table-cell>
          <table:table-cell office:value-type="float" office:value="0.55400000000000005" table:style-name="ce1">
            <text:p>0.55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.6949000000000001" table:style-name="ce1">
            <text:p>2.6949</text:p>
          </table:table-cell>
          <table:table-cell office:value-type="float" office:value="2.7698999999999998" table:style-name="ce1">
            <text:p>2.7699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21920000000000001" table:style-name="ce1">
            <text:p>0.2192</text:p>
          </table:table-cell>
          <table:table-cell office:value-type="float" office:value="0.96609999999999996" table:style-name="ce1">
            <text:p>0.9661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.87939999999999996" table:style-name="ce1">
            <text:p>0.8794</text:p>
          </table:table-cell>
          <table:table-cell office:value-type="float" office:value="1.3069" table:style-name="ce1">
            <text:p>1.3069</text:p>
          </table:table-cell>
          <table:table-cell office:value-type="float" office:value="0.69499999999999995" table:style-name="ce1">
            <text:p>0.69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8674999999999999" table:style-name="ce1">
            <text:p>1.8675</text:p>
          </table:table-cell>
          <table:table-cell office:value-type="float" office:value="2.0184000000000002" table:style-name="ce1">
            <text:p>2.0184</text:p>
          </table:table-cell>
          <table:table-cell office:value-type="float" office:value="0.56399999999999995" table:style-name="ce1">
            <text:p>0.56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.6065" table:style-name="ce1">
            <text:p>2.6065</text:p>
          </table:table-cell>
          <table:table-cell office:value-type="float" office:value="2.6861000000000002" table:style-name="ce1">
            <text:p>2.6861</text:p>
          </table:table-cell>
          <table:table-cell office:value-type="float" office:value="0.48099999999999998" table:style-name="ce1">
            <text:p>0.481</text:p>
          </table:table-cell>
          <table:table-cell table:number-columns-repeated="1636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0649999999999999" table:style-name="ce1">
            <text:p>0.2065</text:p>
          </table:table-cell>
          <table:table-cell office:value-type="float" office:value="0.96330000000000005" table:style-name="ce1">
            <text:p>0.9633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85170000000000001" table:style-name="ce1">
            <text:p>0.8517</text:p>
          </table:table-cell>
          <table:table-cell office:value-type="float" office:value="1.2921" table:style-name="ce1">
            <text:p>1.2921</text:p>
          </table:table-cell>
          <table:table-cell office:value-type="float" office:value="0.69699999999999995" table:style-name="ce1">
            <text:p>0.69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8111999999999999" table:style-name="ce1">
            <text:p>1.8112</text:p>
          </table:table-cell>
          <table:table-cell office:value-type="float" office:value="1.9696" table:style-name="ce1">
            <text:p>1.9696</text:p>
          </table:table-cell>
          <table:table-cell office:value-type="float" office:value="0.57199999999999995" table:style-name="ce1">
            <text:p>0.57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5265" table:style-name="ce1">
            <text:p>2.5265</text:p>
          </table:table-cell>
          <table:table-cell office:value-type="float" office:value="2.6107999999999998" table:style-name="ce1">
            <text:p>2.6108</text:p>
          </table:table-cell>
          <table:table-cell office:value-type="float" office:value="0.495" table:style-name="ce1">
            <text:p>0.495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9550000000000001" table:style-name="ce1">
            <text:p>0.1955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82630000000000003" table:style-name="ce1">
            <text:p>0.8263</text:p>
          </table:table-cell>
          <table:table-cell office:value-type="float" office:value="1.2787999999999999" table:style-name="ce1">
            <text:p>1.2788</text:p>
          </table:table-cell>
          <table:table-cell office:value-type="float" office:value="0.70199999999999996" table:style-name="ce1">
            <text:p>0.70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76" table:style-name="ce1">
            <text:p>1.76</text:p>
          </table:table-cell>
          <table:table-cell office:value-type="float" office:value="1.9256" table:style-name="ce1">
            <text:p>1.9256</text:p>
          </table:table-cell>
          <table:table-cell office:value-type="float" office:value="0.57899999999999996" table:style-name="ce1">
            <text:p>0.57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.4537" table:style-name="ce1">
            <text:p>2.4537</text:p>
          </table:table-cell>
          <table:table-cell office:value-type="float" office:value="2.5428999999999999" table:style-name="ce1">
            <text:p>2.5429</text:p>
          </table:table-cell>
          <table:table-cell office:value-type="float" office:value="0.502" table:style-name="ce1">
            <text:p>0.502</text:p>
          </table:table-cell>
          <table:table-cell table:number-columns-repeated="1636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8579999999999999" table:style-name="ce1">
            <text:p>0.185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76700000000000002" table:style-name="ce1">
            <text:p>0.76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1.2666999999999999" table:style-name="ce1">
            <text:p>1.2667</text:p>
          </table:table-cell>
          <table:table-cell office:value-type="float" office:value="0.70099999999999996" table:style-name="ce1">
            <text:p>0.70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132000000000001" table:style-name="ce1">
            <text:p>1.7132</text:p>
          </table:table-cell>
          <table:table-cell office:value-type="float" office:value="1.8859999999999999" table:style-name="ce1">
            <text:p>1.886</text:p>
          </table:table-cell>
          <table:table-cell office:value-type="float" office:value="0.58499999999999996" table:style-name="ce1">
            <text:p>0.58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.387" table:style-name="ce1">
            <text:p>2.387</text:p>
          </table:table-cell>
          <table:table-cell office:value-type="float" office:value="2.4811999999999999" table:style-name="ce1">
            <text:p>2.4812</text:p>
          </table:table-cell>
          <table:table-cell office:value-type="float" office:value="0.50600000000000001" table:style-name="ce1">
            <text:p>0.506</text:p>
          </table:table-cell>
          <table:table-cell table:number-columns-repeated="1636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772" table:style-name="ce1">
            <text:p>0.1772</text:p>
          </table:table-cell>
          <table:table-cell office:value-type="float" office:value="0.96009999999999995" table:style-name="ce1">
            <text:p>0.9601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.78110000000000002" table:style-name="ce1">
            <text:p>0.7811</text:p>
          </table:table-cell>
          <table:table-cell office:value-type="float" office:value="1.2556" table:style-name="ce1">
            <text:p>1.2556</text:p>
          </table:table-cell>
          <table:table-cell office:value-type="float" office:value="0.70399999999999996" table:style-name="ce1">
            <text:p>0.70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6702999999999999" table:style-name="ce1">
            <text:p>1.6703</text:p>
          </table:table-cell>
          <table:table-cell office:value-type="float" office:value="1.8502000000000001" table:style-name="ce1">
            <text:p>1.8502</text:p>
          </table:table-cell>
          <table:table-cell office:value-type="float" office:value="0.59399999999999997" table:style-name="ce1">
            <text:p>0.59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.3256999999999999" table:style-name="ce1">
            <text:p>2.3257</text:p>
          </table:table-cell>
          <table:table-cell office:value-type="float" office:value="2.4249000000000001" table:style-name="ce1">
            <text:p>2.4249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696" table:style-name="ce1">
            <text:p>0.1696</text:p>
          </table:table-cell>
          <table:table-cell office:value-type="float" office:value="0.96030000000000004" table:style-name="ce1">
            <text:p>0.9603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.76070000000000004" table:style-name="ce1">
            <text:p>0.7607</text:p>
          </table:table-cell>
          <table:table-cell office:value-type="float" office:value="1.2452000000000001" table:style-name="ce1">
            <text:p>1.2452</text:p>
          </table:table-cell>
          <table:table-cell office:value-type="float" office:value="0.70499999999999996" table:style-name="ce1">
            <text:p>0.70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6306" table:style-name="ce1">
            <text:p>1.6306</text:p>
          </table:table-cell>
          <table:table-cell office:value-type="float" office:value="1.8177000000000001" table:style-name="ce1">
            <text:p>1.8177</text:p>
          </table:table-cell>
          <table:table-cell office:value-type="float" office:value="0.59599999999999997" table:style-name="ce1">
            <text:p>0.59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.2688999999999999" table:style-name="ce1">
            <text:p>2.2689</text:p>
          </table:table-cell>
          <table:table-cell office:value-type="float" office:value="2.3732000000000002" table:style-name="ce1">
            <text:p>2.3732</text:p>
          </table:table-cell>
          <table:table-cell office:value-type="float" office:value="0.52" table:style-name="ce1">
            <text:p>0.52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74150000000000005" table:style-name="ce1">
            <text:p>0.7415</text:p>
          </table:table-cell>
          <table:table-cell office:value-type="float" office:value="1.2355" table:style-name="ce1">
            <text:p>1.2355</text:p>
          </table:table-cell>
          <table:table-cell office:value-type="float" office:value="0.70399999999999996" table:style-name="ce1">
            <text:p>0.70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5936999999999999" table:style-name="ce1">
            <text:p>1.5937</text:p>
          </table:table-cell>
          <table:table-cell office:value-type="float" office:value="1.7881" table:style-name="ce1">
            <text:p>1.7881</text:p>
          </table:table-cell>
          <table:table-cell office:value-type="float" office:value="0.59599999999999997" table:style-name="ce1">
            <text:p>0.59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2162999999999999" table:style-name="ce1">
            <text:p>2.2163</text:p>
          </table:table-cell>
          <table:table-cell office:value-type="float" office:value="2.3256999999999999" table:style-name="ce1">
            <text:p>2.3257</text:p>
          </table:table-cell>
          <table:table-cell office:value-type="float" office:value="0.52900000000000003" table:style-name="ce1">
            <text:p>0.529</text:p>
          </table:table-cell>
          <table:table-cell table:number-columns-repeated="1636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157" table:style-name="ce1">
            <text:p>0.157</text:p>
          </table:table-cell>
          <table:table-cell office:value-type="float" office:value="0.96260000000000001" table:style-name="ce1">
            <text:p>0.9626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.72330000000000005" table:style-name="ce1">
            <text:p>0.7233</text:p>
          </table:table-cell>
          <table:table-cell office:value-type="float" office:value="1.2262999999999999" table:style-name="ce1">
            <text:p>1.2263</text:p>
          </table:table-cell>
          <table:table-cell office:value-type="float" office:value="0.70799999999999996" table:style-name="ce1">
            <text:p>0.70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.5593999999999999" table:style-name="ce1">
            <text:p>1.5594</text:p>
          </table:table-cell>
          <table:table-cell office:value-type="float" office:value="1.7611000000000001" table:style-name="ce1">
            <text:p>1.7611</text:p>
          </table:table-cell>
          <table:table-cell office:value-type="float" office:value="0.59799999999999998" table:style-name="ce1">
            <text:p>0.59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1671999999999998" table:style-name="ce1">
            <text:p>2.1672</text:p>
          </table:table-cell>
          <table:table-cell office:value-type="float" office:value="2.2816000000000001" table:style-name="ce1">
            <text:p>2.2816</text:p>
          </table:table-cell>
          <table:table-cell office:value-type="float" office:value="0.53300000000000003" table:style-name="ce1">
            <text:p>0.533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1517" table:style-name="ce1">
            <text:p>0.1517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76600000000000001" table:style-name="ce1">
            <text:p>0.76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1.2175" table:style-name="ce1">
            <text:p>1.2175</text:p>
          </table:table-cell>
          <table:table-cell office:value-type="float" office:value="0.71099999999999997" table:style-name="ce1">
            <text:p>0.71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.5273000000000001" table:style-name="ce1">
            <text:p>1.5273</text:p>
          </table:table-cell>
          <table:table-cell office:value-type="float" office:value="1.7362" table:style-name="ce1">
            <text:p>1.7362</text:p>
          </table:table-cell>
          <table:table-cell office:value-type="float" office:value="0.60599999999999998" table:style-name="ce1">
            <text:p>0.60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1213000000000002" table:style-name="ce1">
            <text:p>2.1213</text:p>
          </table:table-cell>
          <table:table-cell office:value-type="float" office:value="2.2408000000000001" table:style-name="ce1">
            <text:p>2.2408</text:p>
          </table:table-cell>
          <table:table-cell office:value-type="float" office:value="0.53700000000000003" table:style-name="ce1">
            <text:p>0.537</text:p>
          </table:table-cell>
          <table:table-cell table:number-columns-repeated="1636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69" table:style-name="ce1">
            <text:p>0.1469</text:p>
          </table:table-cell>
          <table:table-cell office:value-type="float" office:value="0.96660000000000001" table:style-name="ce1">
            <text:p>0.9666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1.2091000000000001" table:style-name="ce1">
            <text:p>1.2091</text:p>
          </table:table-cell>
          <table:table-cell office:value-type="float" office:value="0.71" table:style-name="ce1">
            <text:p>0.7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.4973000000000001" table:style-name="ce1">
            <text:p>1.4973</text:p>
          </table:table-cell>
          <table:table-cell office:value-type="float" office:value="1.7133" table:style-name="ce1">
            <text:p>1.7133</text:p>
          </table:table-cell>
          <table:table-cell office:value-type="float" office:value="0.60899999999999999" table:style-name="ce1">
            <text:p>0.60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0783" table:style-name="ce1">
            <text:p>2.0783</text:p>
          </table:table-cell>
          <table:table-cell office:value-type="float" office:value="2.2025999999999999" table:style-name="ce1">
            <text:p>2.2026</text:p>
          </table:table-cell>
          <table:table-cell office:value-type="float" office:value="0.54200000000000004" table:style-name="ce1">
            <text:p>0.542</text:p>
          </table:table-cell>
          <table:table-cell table:number-columns-repeated="1636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24" table:style-name="ce1">
            <text:p>0.1424</text:p>
          </table:table-cell>
          <table:table-cell office:value-type="float" office:value="0.96870000000000001" table:style-name="ce1">
            <text:p>0.9687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1.2011000000000001" table:style-name="ce1">
            <text:p>1.2011</text:p>
          </table:table-cell>
          <table:table-cell office:value-type="float" office:value="0.71199999999999997" table:style-name="ce1">
            <text:p>0.7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.4690000000000001" table:style-name="ce1">
            <text:p>1.469</text:p>
          </table:table-cell>
          <table:table-cell office:value-type="float" office:value="1.6920999999999999" table:style-name="ce1">
            <text:p>1.6921</text:p>
          </table:table-cell>
          <table:table-cell office:value-type="float" office:value="0.61199999999999999" table:style-name="ce1">
            <text:p>0.6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.0379" table:style-name="ce1">
            <text:p>2.0379</text:p>
          </table:table-cell>
          <table:table-cell office:value-type="float" office:value="2.1669" table:style-name="ce1">
            <text:p>2.1669</text:p>
          </table:table-cell>
          <table:table-cell office:value-type="float" office:value="0.54300000000000004" table:style-name="ce1">
            <text:p>0.543</text:p>
          </table:table-cell>
          <table:table-cell table:number-columns-repeated="1636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1.1934" table:style-name="ce1">
            <text:p>1.1934</text:p>
          </table:table-cell>
          <table:table-cell office:value-type="float" office:value="0.71399999999999997" table:style-name="ce1">
            <text:p>0.71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4422999999999999" table:style-name="ce1">
            <text:p>1.4423</text:p>
          </table:table-cell>
          <table:table-cell office:value-type="float" office:value="1.6722999999999999" table:style-name="ce1">
            <text:p>1.6723</text:p>
          </table:table-cell>
          <table:table-cell office:value-type="float" office:value="0.61699999999999999" table:style-name="ce1">
            <text:p>0.61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9999" table:style-name="ce1">
            <text:p>1.9999</text:p>
          </table:table-cell>
          <table:table-cell office:value-type="float" office:value="2.1335000000000002" table:style-name="ce1">
            <text:p>2.1335</text:p>
          </table:table-cell>
          <table:table-cell office:value-type="float" office:value="0.54600000000000004" table:style-name="ce1">
            <text:p>0.546</text:p>
          </table:table-cell>
          <table:table-cell table:number-columns-repeated="1636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.64470000000000005" table:style-name="ce1">
            <text:p>0.6447</text:p>
          </table:table-cell>
          <table:table-cell office:value-type="float" office:value="1.1860999999999999" table:style-name="ce1">
            <text:p>1.1861</text:p>
          </table:table-cell>
          <table:table-cell office:value-type="float" office:value="0.71699999999999997" table:style-name="ce1">
            <text:p>0.71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.4171" table:style-name="ce1">
            <text:p>1.4171</text:p>
          </table:table-cell>
          <table:table-cell office:value-type="float" office:value="1.6537999999999999" table:style-name="ce1">
            <text:p>1.6538</text:p>
          </table:table-cell>
          <table:table-cell office:value-type="float" office:value="0.61899999999999999" table:style-name="ce1">
            <text:p>0.61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.964" table:style-name="ce1">
            <text:p>1.964</text:p>
          </table:table-cell>
          <table:table-cell office:value-type="float" office:value="2.1019999999999999" table:style-name="ce1">
            <text:p>2.102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0.77600000000000002" table:style-name="ce1">
            <text:p>0.77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1.1792" table:style-name="ce1">
            <text:p>1.1792</text:p>
          </table:table-cell>
          <table:table-cell office:value-type="float" office:value="0.72199999999999998" table:style-name="ce1">
            <text:p>0.72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3932" table:style-name="ce1">
            <text:p>1.3932</text:p>
          </table:table-cell>
          <table:table-cell office:value-type="float" office:value="1.6364000000000001" table:style-name="ce1">
            <text:p>1.6364</text:p>
          </table:table-cell>
          <table:table-cell office:value-type="float" office:value="0.623" table:style-name="ce1">
            <text:p>0.62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9300999999999999" table:style-name="ce1">
            <text:p>1.9301</text:p>
          </table:table-cell>
          <table:table-cell office:value-type="float" office:value="2.0722999999999998" table:style-name="ce1">
            <text:p>2.0723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0.77600000000000002" table:style-name="ce1">
            <text:p>0.77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.61780000000000002" table:style-name="ce1">
            <text:p>0.6178</text:p>
          </table:table-cell>
          <table:table-cell office:value-type="float" office:value="1.1725000000000001" table:style-name="ce1">
            <text:p>1.1725</text:p>
          </table:table-cell>
          <table:table-cell office:value-type="float" office:value="0.72199999999999998" table:style-name="ce1">
            <text:p>0.72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3704000000000001" table:style-name="ce1">
            <text:p>1.3704</text:p>
          </table:table-cell>
          <table:table-cell office:value-type="float" office:value="1.62" table:style-name="ce1">
            <text:p>1.62</text:p>
          </table:table-cell>
          <table:table-cell office:value-type="float" office:value="0.63100000000000001" table:style-name="ce1">
            <text:p>0.6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8979999999999999" table:style-name="ce1">
            <text:p>1.898</text:p>
          </table:table-cell>
          <table:table-cell office:value-type="float" office:value="2.0442999999999998" table:style-name="ce1">
            <text:p>2.0443</text:p>
          </table:table-cell>
          <table:table-cell office:value-type="float" office:value="0.55900000000000005" table:style-name="ce1">
            <text:p>0.559</text:p>
          </table:table-cell>
          <table:table-cell table:number-columns-repeated="1636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1236" table:style-name="ce1">
            <text:p>0.1236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.60529999999999995" table:style-name="ce1">
            <text:p>0.6053</text:p>
          </table:table-cell>
          <table:table-cell office:value-type="float" office:value="1.1661999999999999" table:style-name="ce1">
            <text:p>1.1662</text:p>
          </table:table-cell>
          <table:table-cell office:value-type="float" office:value="0.72399999999999998" table:style-name="ce1">
            <text:p>0.724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.3488" table:style-name="ce1">
            <text:p>1.3488</text:p>
          </table:table-cell>
          <table:table-cell office:value-type="float" office:value="1.6044" table:style-name="ce1">
            <text:p>1.6044</text:p>
          </table:table-cell>
          <table:table-cell office:value-type="float" office:value="0.63200000000000001" table:style-name="ce1">
            <text:p>0.63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.8674999999999999" table:style-name="ce1">
            <text:p>1.8675</text:p>
          </table:table-cell>
          <table:table-cell office:value-type="float" office:value="2.0179" table:style-name="ce1">
            <text:p>2.0179</text:p>
          </table:table-cell>
          <table:table-cell office:value-type="float" office:value="0.55900000000000005" table:style-name="ce1">
            <text:p>0.559</text:p>
          </table:table-cell>
          <table:table-cell table:number-columns-repeated="1636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039999999999999" table:style-name="ce1">
            <text:p>0.1204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59309999999999996" table:style-name="ce1">
            <text:p>0.5931</text:p>
          </table:table-cell>
          <table:table-cell office:value-type="float" office:value="1.1600999999999999" table:style-name="ce1">
            <text:p>1.1601</text:p>
          </table:table-cell>
          <table:table-cell office:value-type="float" office:value="0.72199999999999998" table:style-name="ce1">
            <text:p>0.72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3280000000000001" table:style-name="ce1">
            <text:p>1.328</text:p>
          </table:table-cell>
          <table:table-cell office:value-type="float" office:value="1.5896999999999999" table:style-name="ce1">
            <text:p>1.5897</text:p>
          </table:table-cell>
          <table:table-cell office:value-type="float" office:value="0.63200000000000001" table:style-name="ce1">
            <text:p>0.63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8386" table:style-name="ce1">
            <text:p>1.8386</text:p>
          </table:table-cell>
          <table:table-cell office:value-type="float" office:value="1.9927999999999999" table:style-name="ce1">
            <text:p>1.9928</text:p>
          </table:table-cell>
          <table:table-cell office:value-type="float" office:value="0.56599999999999995" table:style-name="ce1">
            <text:p>0.566</text:p>
          </table:table-cell>
          <table:table-cell table:number-columns-repeated="1636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11749999999999999" table:style-name="ce1">
            <text:p>0.1175</text:p>
          </table:table-cell>
          <table:table-cell office:value-type="float" office:value="0.98619999999999997" table:style-name="ce1">
            <text:p>0.9862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.58150000000000002" table:style-name="ce1">
            <text:p>0.5815</text:p>
          </table:table-cell>
          <table:table-cell office:value-type="float" office:value="1.1543000000000001" table:style-name="ce1">
            <text:p>1.1543</text:p>
          </table:table-cell>
          <table:table-cell office:value-type="float" office:value="0.72299999999999998" table:style-name="ce1">
            <text:p>0.72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.3082" table:style-name="ce1">
            <text:p>1.3082</text:p>
          </table:table-cell>
          <table:table-cell office:value-type="float" office:value="1.5757000000000001" table:style-name="ce1">
            <text:p>1.5757</text:p>
          </table:table-cell>
          <table:table-cell office:value-type="float" office:value="0.63600000000000001" table:style-name="ce1">
            <text:p>0.636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.8110999999999999" table:style-name="ce1">
            <text:p>1.8111</text:p>
          </table:table-cell>
          <table:table-cell office:value-type="float" office:value="1.9691000000000001" table:style-name="ce1">
            <text:p>1.9691</text:p>
          </table:table-cell>
          <table:table-cell office:value-type="float" office:value="0.57399999999999995" table:style-name="ce1">
            <text:p>0.574</text:p>
          </table:table-cell>
          <table:table-cell table:number-columns-repeated="1636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147" table:style-name="ce1">
            <text:p>0.1147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1.1487000000000001" table:style-name="ce1">
            <text:p>1.1487</text:p>
          </table:table-cell>
          <table:table-cell office:value-type="float" office:value="0.72399999999999998" table:style-name="ce1">
            <text:p>0.72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.2891999999999999" table:style-name="ce1">
            <text:p>1.2892</text:p>
          </table:table-cell>
          <table:table-cell office:value-type="float" office:value="1.5623" table:style-name="ce1">
            <text:p>1.5623</text:p>
          </table:table-cell>
          <table:table-cell office:value-type="float" office:value="0.63800000000000001" table:style-name="ce1">
            <text:p>0.6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.7848999999999999" table:style-name="ce1">
            <text:p>1.7849</text:p>
          </table:table-cell>
          <table:table-cell office:value-type="float" office:value="1.9466000000000001" table:style-name="ce1">
            <text:p>1.9466</text:p>
          </table:table-cell>
          <table:table-cell office:value-type="float" office:value="0.57699999999999996" table:style-name="ce1">
            <text:p>0.577</text:p>
          </table:table-cell>
          <table:table-cell table:number-columns-repeated="1636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0.99219999999999997" table:style-name="ce1">
            <text:p>0.9922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.5595" table:style-name="ce1">
            <text:p>0.5595</text:p>
          </table:table-cell>
          <table:table-cell office:value-type="float" office:value="1.1434" table:style-name="ce1">
            <text:p>1.1434</text:p>
          </table:table-cell>
          <table:table-cell office:value-type="float" office:value="0.72599999999999998" table:style-name="ce1">
            <text:p>0.72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5495000000000001" table:style-name="ce1">
            <text:p>1.5495</text:p>
          </table:table-cell>
          <table:table-cell office:value-type="float" office:value="0.63900000000000001" table:style-name="ce1">
            <text:p>0.639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7599" table:style-name="ce1">
            <text:p>1.7599</text:p>
          </table:table-cell>
          <table:table-cell office:value-type="float" office:value="1.9253" table:style-name="ce1">
            <text:p>1.9253</text:p>
          </table:table-cell>
          <table:table-cell office:value-type="float" office:value="0.58099999999999996" table:style-name="ce1">
            <text:p>0.581</text:p>
          </table:table-cell>
          <table:table-cell table:number-columns-repeated="1636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1096" table:style-name="ce1">
            <text:p>0.1096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1.1382000000000001" table:style-name="ce1">
            <text:p>1.1382</text:p>
          </table:table-cell>
          <table:table-cell office:value-type="float" office:value="0.72499999999999998" table:style-name="ce1">
            <text:p>0.72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.2535000000000001" table:style-name="ce1">
            <text:p>1.2535</text:p>
          </table:table-cell>
          <table:table-cell office:value-type="float" office:value="1.5373000000000001" table:style-name="ce1">
            <text:p>1.5373</text:p>
          </table:table-cell>
          <table:table-cell office:value-type="float" office:value="0.64200000000000002" table:style-name="ce1">
            <text:p>0.64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.736" table:style-name="ce1">
            <text:p>1.736</text:p>
          </table:table-cell>
          <table:table-cell office:value-type="float" office:value="1.9051" table:style-name="ce1">
            <text:p>1.9051</text:p>
          </table:table-cell>
          <table:table-cell office:value-type="float" office:value="0.58499999999999996" table:style-name="ce1">
            <text:p>0.585</text:p>
          </table:table-cell>
          <table:table-cell table:number-columns-repeated="1636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0730000000000001" table:style-name="ce1">
            <text:p>0.1073</text:p>
          </table:table-cell>
          <table:table-cell office:value-type="float" office:value="0.99850000000000005" table:style-name="ce1">
            <text:p>0.9985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1.1333" table:style-name="ce1">
            <text:p>1.1333</text:p>
          </table:table-cell>
          <table:table-cell office:value-type="float" office:value="0.72399999999999998" table:style-name="ce1">
            <text:p>0.72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.2366999999999999" table:style-name="ce1">
            <text:p>1.2367</text:p>
          </table:table-cell>
          <table:table-cell office:value-type="float" office:value="1.5256000000000001" table:style-name="ce1">
            <text:p>1.5256</text:p>
          </table:table-cell>
          <table:table-cell office:value-type="float" office:value="0.64400000000000002" table:style-name="ce1">
            <text:p>0.64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.7132000000000001" table:style-name="ce1">
            <text:p>1.7132</text:p>
          </table:table-cell>
          <table:table-cell office:value-type="float" office:value="1.8858999999999999" table:style-name="ce1">
            <text:p>1.8859</text:p>
          </table:table-cell>
          <table:table-cell office:value-type="float" office:value="0.58599999999999997" table:style-name="ce1">
            <text:p>0.586</text:p>
          </table:table-cell>
          <table:table-cell table:number-columns-repeated="1636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1052" table:style-name="ce1">
            <text:p>0.1052</text:p>
          </table:table-cell>
          <table:table-cell office:value-type="float" office:value="1.0017" table:style-name="ce1">
            <text:p>1.0017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.5292" table:style-name="ce1">
            <text:p>0.5292</text:p>
          </table:table-cell>
          <table:table-cell office:value-type="float" office:value="1.1285000000000001" table:style-name="ce1">
            <text:p>1.1285</text:p>
          </table:table-cell>
          <table:table-cell office:value-type="float" office:value="0.72599999999999998" table:style-name="ce1">
            <text:p>0.72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.2205999999999999" table:style-name="ce1">
            <text:p>1.2206</text:p>
          </table:table-cell>
          <table:table-cell office:value-type="float" office:value="1.5143" table:style-name="ce1">
            <text:p>1.5143</text:p>
          </table:table-cell>
          <table:table-cell office:value-type="float" office:value="0.64500000000000002" table:style-name="ce1">
            <text:p>0.64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.6912" table:style-name="ce1">
            <text:p>1.6912</text:p>
          </table:table-cell>
          <table:table-cell office:value-type="float" office:value="1.8675999999999999" table:style-name="ce1">
            <text:p>1.8676</text:p>
          </table:table-cell>
          <table:table-cell office:value-type="float" office:value="0.58599999999999997" table:style-name="ce1">
            <text:p>0.586</text:p>
          </table:table-cell>
          <table:table-cell table:number-columns-repeated="1636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1031" table:style-name="ce1">
            <text:p>0.1031</text:p>
          </table:table-cell>
          <table:table-cell office:value-type="float" office:value="1.0048999999999999" table:style-name="ce1">
            <text:p>1.0049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.51980000000000004" table:style-name="ce1">
            <text:p>0.5198</text:p>
          </table:table-cell>
          <table:table-cell office:value-type="float" office:value="1.1238999999999999" table:style-name="ce1">
            <text:p>1.1239</text:p>
          </table:table-cell>
          <table:table-cell office:value-type="float" office:value="0.72599999999999998" table:style-name="ce1">
            <text:p>0.72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.2052" table:style-name="ce1">
            <text:p>1.2052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0.64700000000000002" table:style-name="ce1">
            <text:p>0.64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.6701999999999999" table:style-name="ce1">
            <text:p>1.6702</text:p>
          </table:table-cell>
          <table:table-cell office:value-type="float" office:value="1.8502000000000001" table:style-name="ce1">
            <text:p>1.8502</text:p>
          </table:table-cell>
          <table:table-cell office:value-type="float" office:value="0.59199999999999997" table:style-name="ce1">
            <text:p>0.592</text:p>
          </table:table-cell>
          <table:table-cell table:number-columns-repeated="1636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012" table:style-name="ce1">
            <text:p>0.1012</text:p>
          </table:table-cell>
          <table:table-cell office:value-type="float" office:value="1.0081" table:style-name="ce1">
            <text:p>1.0081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.51070000000000004" table:style-name="ce1">
            <text:p>0.5107</text:p>
          </table:table-cell>
          <table:table-cell office:value-type="float" office:value="1.1194999999999999" table:style-name="ce1">
            <text:p>1.1195</text:p>
          </table:table-cell>
          <table:table-cell office:value-type="float" office:value="0.72699999999999998" table:style-name="ce1">
            <text:p>0.72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.1902999999999999" table:style-name="ce1">
            <text:p>1.1903</text:p>
          </table:table-cell>
          <table:table-cell office:value-type="float" office:value="1.4928999999999999" table:style-name="ce1">
            <text:p>1.4929</text:p>
          </table:table-cell>
          <table:table-cell office:value-type="float" office:value="0.65200000000000002" table:style-name="ce1">
            <text:p>0.65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.65" table:style-name="ce1">
            <text:p>1.65</text:p>
          </table:table-cell>
          <table:table-cell office:value-type="float" office:value="1.8337000000000001" table:style-name="ce1">
            <text:p>1.8337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6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.9400000000000002E-2" table:style-name="ce1">
            <text:p>0.0994</text:p>
          </table:table-cell>
          <table:table-cell office:value-type="float" office:value="1.0113000000000001" table:style-name="ce1">
            <text:p>1.0113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.50180000000000002" table:style-name="ce1">
            <text:p>0.5018</text:p>
          </table:table-cell>
          <table:table-cell office:value-type="float" office:value="1.1153" table:style-name="ce1">
            <text:p>1.1153</text:p>
          </table:table-cell>
          <table:table-cell office:value-type="float" office:value="0.72699999999999998" table:style-name="ce1">
            <text:p>0.72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.4827999999999999" table:style-name="ce1">
            <text:p>1.4828</text:p>
          </table:table-cell>
          <table:table-cell office:value-type="float" office:value="0.65300000000000002" table:style-name="ce1">
            <text:p>0.653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.6305000000000001" table:style-name="ce1">
            <text:p>1.6305</text:p>
          </table:table-cell>
          <table:table-cell office:value-type="float" office:value="1.8179000000000001" table:style-name="ce1">
            <text:p>1.8179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6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1.0145999999999999" table:style-name="ce1">
            <text:p>1.0146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1.1111" table:style-name="ce1">
            <text:p>1.1111</text:p>
          </table:table-cell>
          <table:table-cell office:value-type="float" office:value="0.72499999999999998" table:style-name="ce1">
            <text:p>0.72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1623000000000001" table:style-name="ce1">
            <text:p>1.1623</text:p>
          </table:table-cell>
          <table:table-cell office:value-type="float" office:value="1.4731000000000001" table:style-name="ce1">
            <text:p>1.4731</text:p>
          </table:table-cell>
          <table:table-cell office:value-type="float" office:value="0.65400000000000003" table:style-name="ce1">
            <text:p>0.65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6117999999999999" table:style-name="ce1">
            <text:p>1.6118</text:p>
          </table:table-cell>
          <table:table-cell office:value-type="float" office:value="1.8028" table:style-name="ce1">
            <text:p>1.8028</text:p>
          </table:table-cell>
          <table:table-cell office:value-type="float" office:value="0.59599999999999997" table:style-name="ce1">
            <text:p>0.596</text:p>
          </table:table-cell>
          <table:table-cell table:number-columns-repeated="1636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1.0179" table:style-name="ce1">
            <text:p>1.0179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.4849" table:style-name="ce1">
            <text:p>0.4849</text:p>
          </table:table-cell>
          <table:table-cell office:value-type="float" office:value="1.1072" table:style-name="ce1">
            <text:p>1.1072</text:p>
          </table:table-cell>
          <table:table-cell office:value-type="float" office:value="0.72699999999999998" table:style-name="ce1">
            <text:p>0.72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.149" table:style-name="ce1">
            <text:p>1.149</text:p>
          </table:table-cell>
          <table:table-cell office:value-type="float" office:value="1.4637" table:style-name="ce1">
            <text:p>1.4637</text:p>
          </table:table-cell>
          <table:table-cell office:value-type="float" office:value="0.65600000000000003" table:style-name="ce1">
            <text:p>0.656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.5936999999999999" table:style-name="ce1">
            <text:p>1.5937</text:p>
          </table:table-cell>
          <table:table-cell office:value-type="float" office:value="1.7884" table:style-name="ce1">
            <text:p>1.7884</text:p>
          </table:table-cell>
          <table:table-cell office:value-type="float" office:value="0.59699999999999998" table:style-name="ce1">
            <text:p>0.597</text:p>
          </table:table-cell>
          <table:table-cell table:number-columns-repeated="1636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1.0210999999999999" table:style-name="ce1">
            <text:p>1.0211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.47689999999999999" table:style-name="ce1">
            <text:p>0.4769</text:p>
          </table:table-cell>
          <table:table-cell office:value-type="float" office:value="1.1033999999999999" table:style-name="ce1">
            <text:p>1.1034</text:p>
          </table:table-cell>
          <table:table-cell office:value-type="float" office:value="0.72599999999999998" table:style-name="ce1">
            <text:p>0.72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.1363000000000001" table:style-name="ce1">
            <text:p>1.1363</text:p>
          </table:table-cell>
          <table:table-cell office:value-type="float" office:value="1.4547000000000001" table:style-name="ce1">
            <text:p>1.4547</text:p>
          </table:table-cell>
          <table:table-cell office:value-type="float" office:value="0.65800000000000003" table:style-name="ce1">
            <text:p>0.65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.5763" table:style-name="ce1">
            <text:p>1.5763</text:p>
          </table:table-cell>
          <table:table-cell office:value-type="float" office:value="1.7746999999999999" table:style-name="ce1">
            <text:p>1.7747</text:p>
          </table:table-cell>
          <table:table-cell office:value-type="float" office:value="0.59599999999999997" table:style-name="ce1">
            <text:p>0.596</text:p>
          </table:table-cell>
          <table:table-cell table:number-columns-repeated="1636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1.0244" table:style-name="ce1">
            <text:p>1.0244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.46899999999999997" table:style-name="ce1">
            <text:p>0.469</text:p>
          </table:table-cell>
          <table:table-cell office:value-type="float" office:value="1.0996999999999999" table:style-name="ce1">
            <text:p>1.0997</text:p>
          </table:table-cell>
          <table:table-cell office:value-type="float" office:value="0.72599999999999998" table:style-name="ce1">
            <text:p>0.72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.1240000000000001" table:style-name="ce1">
            <text:p>1.124</text:p>
          </table:table-cell>
          <table:table-cell office:value-type="float" office:value="1.4459" table:style-name="ce1">
            <text:p>1.4459</text:p>
          </table:table-cell>
          <table:table-cell office:value-type="float" office:value="0.66" table:style-name="ce1">
            <text:p>0.6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.5593999999999999" table:style-name="ce1">
            <text:p>1.5594</text:p>
          </table:table-cell>
          <table:table-cell office:value-type="float" office:value="1.7615000000000001" table:style-name="ce1">
            <text:p>1.7615</text:p>
          </table:table-cell>
          <table:table-cell office:value-type="float" office:value="0.59799999999999998" table:style-name="ce1">
            <text:p>0.598</text:p>
          </table:table-cell>
          <table:table-cell table:number-columns-repeated="1636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.2200000000000004E-2" table:style-name="ce1">
            <text:p>0.0922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.46139999999999998" table:style-name="ce1">
            <text:p>0.4614</text:p>
          </table:table-cell>
          <table:table-cell office:value-type="float" office:value="1.0961000000000001" table:style-name="ce1">
            <text:p>1.0961</text:p>
          </table:table-cell>
          <table:table-cell office:value-type="float" office:value="0.72499999999999998" table:style-name="ce1">
            <text:p>0.72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.1121000000000001" table:style-name="ce1">
            <text:p>1.1121</text:p>
          </table:table-cell>
          <table:table-cell office:value-type="float" office:value="1.4375" table:style-name="ce1">
            <text:p>1.4375</text:p>
          </table:table-cell>
          <table:table-cell office:value-type="float" office:value="0.66" table:style-name="ce1">
            <text:p>0.66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.5430999999999999" table:style-name="ce1">
            <text:p>1.5431</text:p>
          </table:table-cell>
          <table:table-cell office:value-type="float" office:value="1.7488999999999999" table:style-name="ce1">
            <text:p>1.7489</text:p>
          </table:table-cell>
          <table:table-cell office:value-type="float" office:value="0.60099999999999998" table:style-name="ce1">
            <text:p>0.601</text:p>
          </table:table-cell>
          <table:table-cell table:number-columns-repeated="1636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45400000000000001" table:style-name="ce1">
            <text:p>0.454</text:p>
          </table:table-cell>
          <table:table-cell office:value-type="float" office:value="1.0927" table:style-name="ce1">
            <text:p>1.0927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.1006" table:style-name="ce1">
            <text:p>1.1006</text:p>
          </table:table-cell>
          <table:table-cell office:value-type="float" office:value="1.4294" table:style-name="ce1">
            <text:p>1.4294</text:p>
          </table:table-cell>
          <table:table-cell office:value-type="float" office:value="0.66300000000000003" table:style-name="ce1">
            <text:p>0.66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.5274000000000001" table:style-name="ce1">
            <text:p>1.5274</text:p>
          </table:table-cell>
          <table:table-cell office:value-type="float" office:value="1.7367999999999999" table:style-name="ce1">
            <text:p>1.7368</text:p>
          </table:table-cell>
          <table:table-cell office:value-type="float" office:value="0.60499999999999998" table:style-name="ce1">
            <text:p>0.605</text:p>
          </table:table-cell>
          <table:table-cell table:number-columns-repeated="1636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.9899999999999994E-2" table:style-name="ce1">
            <text:p>0.0899</text:p>
          </table:table-cell>
          <table:table-cell office:value-type="float" office:value="1.0341" table:style-name="ce1">
            <text:p>1.0341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.44690000000000002" table:style-name="ce1">
            <text:p>0.4469</text:p>
          </table:table-cell>
          <table:table-cell office:value-type="float" office:value="1.0892999999999999" table:style-name="ce1">
            <text:p>1.0893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.0893999999999999" table:style-name="ce1">
            <text:p>1.0894</text:p>
          </table:table-cell>
          <table:table-cell office:value-type="float" office:value="1.4216" table:style-name="ce1">
            <text:p>1.4216</text:p>
          </table:table-cell>
          <table:table-cell office:value-type="float" office:value="0.66400000000000003" table:style-name="ce1">
            <text:p>0.66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.5121" table:style-name="ce1">
            <text:p>1.5121</text:p>
          </table:table-cell>
          <table:table-cell office:value-type="float" office:value="1.7252000000000001" table:style-name="ce1">
            <text:p>1.7252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6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.43990000000000001" table:style-name="ce1">
            <text:p>0.4399</text:p>
          </table:table-cell>
          <table:table-cell office:value-type="float" office:value="1.0861000000000001" table:style-name="ce1">
            <text:p>1.0861</text:p>
          </table:table-cell>
          <table:table-cell office:value-type="float" office:value="0.72899999999999998" table:style-name="ce1">
            <text:p>0.729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.0786" table:style-name="ce1">
            <text:p>1.0786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0.66500000000000004" table:style-name="ce1">
            <text:p>0.66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.4973000000000001" table:style-name="ce1">
            <text:p>1.4973</text:p>
          </table:table-cell>
          <table:table-cell office:value-type="float" office:value="1.714" table:style-name="ce1">
            <text:p>1.714</text:p>
          </table:table-cell>
          <table:table-cell office:value-type="float" office:value="0.61" table:style-name="ce1">
            <text:p>0.61</text:p>
          </table:table-cell>
          <table:table-cell table:number-columns-repeated="1636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.77E-2" table:style-name="ce1">
            <text:p>0.0877</text:p>
          </table:table-cell>
          <table:table-cell office:value-type="float" office:value="1.0403" table:style-name="ce1">
            <text:p>1.0403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.43309999999999998" table:style-name="ce1">
            <text:p>0.4331</text:p>
          </table:table-cell>
          <table:table-cell office:value-type="float" office:value="1.083" table:style-name="ce1">
            <text:p>1.083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0681" table:style-name="ce1">
            <text:p>1.0681</text:p>
          </table:table-cell>
          <table:table-cell office:value-type="float" office:value="1.4067000000000001" table:style-name="ce1">
            <text:p>1.4067</text:p>
          </table:table-cell>
          <table:table-cell office:value-type="float" office:value="0.66300000000000003" table:style-name="ce1">
            <text:p>0.66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1.7032" table:style-name="ce1">
            <text:p>1.7032</text:p>
          </table:table-cell>
          <table:table-cell office:value-type="float" office:value="0.61199999999999999" table:style-name="ce1">
            <text:p>0.612</text:p>
          </table:table-cell>
          <table:table-cell table:number-columns-repeated="1636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1.0431999999999999" table:style-name="ce1">
            <text:p>1.0432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.42649999999999999" table:style-name="ce1">
            <text:p>0.4265</text:p>
          </table:table-cell>
          <table:table-cell office:value-type="float" office:value="1.08" table:style-name="ce1">
            <text:p>1.08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.0580000000000001" table:style-name="ce1">
            <text:p>1.058</text:p>
          </table:table-cell>
          <table:table-cell office:value-type="float" office:value="1.3996" table:style-name="ce1">
            <text:p>1.3996</text:p>
          </table:table-cell>
          <table:table-cell office:value-type="float" office:value="0.66400000000000003" table:style-name="ce1">
            <text:p>0.66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.4691000000000001" table:style-name="ce1">
            <text:p>1.4691</text:p>
          </table:table-cell>
          <table:table-cell office:value-type="float" office:value="1.6929000000000001" table:style-name="ce1">
            <text:p>1.6929</text:p>
          </table:table-cell>
          <table:table-cell office:value-type="float" office:value="0.61299999999999999" table:style-name="ce1">
            <text:p>0.613</text:p>
          </table:table-cell>
          <table:table-cell table:number-columns-repeated="1636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1.046" table:style-name="ce1">
            <text:p>1.046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42" table:style-name="ce1">
            <text:p>0.42</text:p>
          </table:table-cell>
          <table:table-cell office:value-type="float" office:value="1.077" table:style-name="ce1">
            <text:p>1.077</text:p>
          </table:table-cell>
          <table:table-cell office:value-type="float" office:value="0.73099999999999998" table:style-name="ce1">
            <text:p>0.73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.0481" table:style-name="ce1">
            <text:p>1.0481</text:p>
          </table:table-cell>
          <table:table-cell office:value-type="float" office:value="1.3928" table:style-name="ce1">
            <text:p>1.3928</text:p>
          </table:table-cell>
          <table:table-cell office:value-type="float" office:value="0.66400000000000003" table:style-name="ce1">
            <text:p>0.66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.4555" table:style-name="ce1">
            <text:p>1.4555</text:p>
          </table:table-cell>
          <table:table-cell office:value-type="float" office:value="1.6828000000000001" table:style-name="ce1">
            <text:p>1.6828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6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1.0487" table:style-name="ce1">
            <text:p>1.0487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.4138" table:style-name="ce1">
            <text:p>0.4138</text:p>
          </table:table-cell>
          <table:table-cell office:value-type="float" office:value="1.0742" table:style-name="ce1">
            <text:p>1.0742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.0385" table:style-name="ce1">
            <text:p>1.0385</text:p>
          </table:table-cell>
          <table:table-cell office:value-type="float" office:value="1.3861000000000001" table:style-name="ce1">
            <text:p>1.3861</text:p>
          </table:table-cell>
          <table:table-cell office:value-type="float" office:value="0.66600000000000004" table:style-name="ce1">
            <text:p>0.66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.4423999999999999" table:style-name="ce1">
            <text:p>1.4424</text:p>
          </table:table-cell>
          <table:table-cell office:value-type="float" office:value="1.6731" table:style-name="ce1">
            <text:p>1.6731</text:p>
          </table:table-cell>
          <table:table-cell office:value-type="float" office:value="0.61499999999999999" table:style-name="ce1">
            <text:p>0.615</text:p>
          </table:table-cell>
          <table:table-cell table:number-columns-repeated="1636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.3400000000000002E-2" table:style-name="ce1">
            <text:p>0.0834</text:p>
          </table:table-cell>
          <table:table-cell office:value-type="float" office:value="1.0512999999999999" table:style-name="ce1">
            <text:p>1.0513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0.40770000000000001" table:style-name="ce1">
            <text:p>0.4077</text:p>
          </table:table-cell>
          <table:table-cell office:value-type="float" office:value="1.0714999999999999" table:style-name="ce1">
            <text:p>1.0715</text:p>
          </table:table-cell>
          <table:table-cell office:value-type="float" office:value="0.73099999999999998" table:style-name="ce1">
            <text:p>0.73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1.3796999999999999" table:style-name="ce1">
            <text:p>1.3797</text:p>
          </table:table-cell>
          <table:table-cell office:value-type="float" office:value="0.66700000000000004" table:style-name="ce1">
            <text:p>0.667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.4296" table:style-name="ce1">
            <text:p>1.4296</text:p>
          </table:table-cell>
          <table:table-cell office:value-type="float" office:value="1.6637999999999999" table:style-name="ce1">
            <text:p>1.6638</text:p>
          </table:table-cell>
          <table:table-cell office:value-type="float" office:value="0.61599999999999999" table:style-name="ce1">
            <text:p>0.616</text:p>
          </table:table-cell>
          <table:table-cell table:number-columns-repeated="1636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1.0537000000000001" table:style-name="ce1">
            <text:p>1.0537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0.4017" table:style-name="ce1">
            <text:p>0.4017</text:p>
          </table:table-cell>
          <table:table-cell office:value-type="float" office:value="1.0688" table:style-name="ce1">
            <text:p>1.0688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.02" table:style-name="ce1">
            <text:p>1.02</text:p>
          </table:table-cell>
          <table:table-cell office:value-type="float" office:value="1.3734999999999999" table:style-name="ce1">
            <text:p>1.3735</text:p>
          </table:table-cell>
          <table:table-cell office:value-type="float" office:value="0.66600000000000004" table:style-name="ce1">
            <text:p>0.66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.4172" table:style-name="ce1">
            <text:p>1.4172</text:p>
          </table:table-cell>
          <table:table-cell office:value-type="float" office:value="1.6547000000000001" table:style-name="ce1">
            <text:p>1.6547</text:p>
          </table:table-cell>
          <table:table-cell office:value-type="float" office:value="0.61899999999999999" table:style-name="ce1">
            <text:p>0.619</text:p>
          </table:table-cell>
          <table:table-cell table:number-columns-repeated="1636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.1100000000000005E-2" table:style-name="ce1">
            <text:p>0.0811</text:p>
          </table:table-cell>
          <table:table-cell office:value-type="float" office:value="1.0559000000000001" table:style-name="ce1">
            <text:p>1.0559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1.0662" table:style-name="ce1">
            <text:p>1.0662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.0112000000000001" table:style-name="ce1">
            <text:p>1.0112</text:p>
          </table:table-cell>
          <table:table-cell office:value-type="float" office:value="1.3674999999999999" table:style-name="ce1">
            <text:p>1.3675</text:p>
          </table:table-cell>
          <table:table-cell office:value-type="float" office:value="0.66800000000000004" table:style-name="ce1">
            <text:p>0.66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.405" table:style-name="ce1">
            <text:p>1.405</text:p>
          </table:table-cell>
          <table:table-cell office:value-type="float" office:value="1.6458999999999999" table:style-name="ce1">
            <text:p>1.6459</text:p>
          </table:table-cell>
          <table:table-cell office:value-type="float" office:value="0.624" table:style-name="ce1">
            <text:p>0.624</text:p>
          </table:table-cell>
          <table:table-cell table:number-columns-repeated="1636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1.0581" table:style-name="ce1">
            <text:p>1.0581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9019999999999999" table:style-name="ce1">
            <text:p>0.3902</text:p>
          </table:table-cell>
          <table:table-cell office:value-type="float" office:value="1.0637000000000001" table:style-name="ce1">
            <text:p>1.0637</text:p>
          </table:table-cell>
          <table:table-cell office:value-type="float" office:value="0.73099999999999998" table:style-name="ce1">
            <text:p>0.73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.0024999999999999" table:style-name="ce1">
            <text:p>1.0025</text:p>
          </table:table-cell>
          <table:table-cell office:value-type="float" office:value="1.3615999999999999" table:style-name="ce1">
            <text:p>1.3616</text:p>
          </table:table-cell>
          <table:table-cell office:value-type="float" office:value="0.66900000000000004" table:style-name="ce1">
            <text:p>0.66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.3932" table:style-name="ce1">
            <text:p>1.3932</text:p>
          </table:table-cell>
          <table:table-cell office:value-type="float" office:value="1.6373" table:style-name="ce1">
            <text:p>1.6373</text:p>
          </table:table-cell>
          <table:table-cell office:value-type="float" office:value="0.626" table:style-name="ce1">
            <text:p>0.626</text:p>
          </table:table-cell>
          <table:table-cell table:number-columns-repeated="1636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1.06" table:style-name="ce1">
            <text:p>1.06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0.38469999999999999" table:style-name="ce1">
            <text:p>0.3847</text:p>
          </table:table-cell>
          <table:table-cell office:value-type="float" office:value="1.0612999999999999" table:style-name="ce1">
            <text:p>1.0613</text:p>
          </table:table-cell>
          <table:table-cell office:value-type="float" office:value="0.73099999999999998" table:style-name="ce1">
            <text:p>0.73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1.3559000000000001" table:style-name="ce1">
            <text:p>1.3559</text:p>
          </table:table-cell>
          <table:table-cell office:value-type="float" office:value="0.67200000000000004" table:style-name="ce1">
            <text:p>0.67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.3816999999999999" table:style-name="ce1">
            <text:p>1.3817</text:p>
          </table:table-cell>
          <table:table-cell office:value-type="float" office:value="1.629" table:style-name="ce1">
            <text:p>1.629</text:p>
          </table:table-cell>
          <table:table-cell office:value-type="float" office:value="0.63" table:style-name="ce1">
            <text:p>0.63</text:p>
          </table:table-cell>
          <table:table-cell table:number-columns-repeated="1636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1.0618000000000001" table:style-name="ce1">
            <text:p>1.0618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0.37930000000000003" table:style-name="ce1">
            <text:p>0.3793</text:p>
          </table:table-cell>
          <table:table-cell office:value-type="float" office:value="1.0589999999999999" table:style-name="ce1">
            <text:p>1.059</text:p>
          </table:table-cell>
          <table:table-cell office:value-type="float" office:value="0.73099999999999998" table:style-name="ce1">
            <text:p>0.73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0.9859" table:style-name="ce1">
            <text:p>0.9859</text:p>
          </table:table-cell>
          <table:table-cell office:value-type="float" office:value="1.3504" table:style-name="ce1">
            <text:p>1.3504</text:p>
          </table:table-cell>
          <table:table-cell office:value-type="float" office:value="0.67200000000000004" table:style-name="ce1">
            <text:p>0.67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.3705000000000001" table:style-name="ce1">
            <text:p>1.3705</text:p>
          </table:table-cell>
          <table:table-cell office:value-type="float" office:value="1.621" table:style-name="ce1">
            <text:p>1.621</text:p>
          </table:table-cell>
          <table:table-cell office:value-type="float" office:value="0.63200000000000001" table:style-name="ce1">
            <text:p>0.632</text:p>
          </table:table-cell>
          <table:table-cell table:number-columns-repeated="1636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.0633999999999999" table:style-name="ce1">
            <text:p>1.0634</text:p>
          </table:table-cell>
          <table:table-cell office:value-type="float" office:value="0.77" table:style-name="ce1">
            <text:p>0.7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0.37409999999999999" table:style-name="ce1">
            <text:p>0.3741</text:p>
          </table:table-cell>
          <table:table-cell office:value-type="float" office:value="1.0567" table:style-name="ce1">
            <text:p>1.0567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0.97789999999999999" table:style-name="ce1">
            <text:p>0.9779</text:p>
          </table:table-cell>
          <table:table-cell office:value-type="float" office:value="1.3451" table:style-name="ce1">
            <text:p>1.3451</text:p>
          </table:table-cell>
          <table:table-cell office:value-type="float" office:value="0.67300000000000004" table:style-name="ce1">
            <text:p>0.67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.3594999999999999" table:style-name="ce1">
            <text:p>1.3595</text:p>
          </table:table-cell>
          <table:table-cell office:value-type="float" office:value="1.6131" table:style-name="ce1">
            <text:p>1.6131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6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.46E-2" table:style-name="ce1">
            <text:p>0.0746</text:p>
          </table:table-cell>
          <table:table-cell office:value-type="float" office:value="1.0649" table:style-name="ce1">
            <text:p>1.0649</text:p>
          </table:table-cell>
          <table:table-cell office:value-type="float" office:value="0.77100000000000002" table:style-name="ce1">
            <text:p>0.77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0.36890000000000001" table:style-name="ce1">
            <text:p>0.3689</text:p>
          </table:table-cell>
          <table:table-cell office:value-type="float" office:value="1.0545" table:style-name="ce1">
            <text:p>1.0545</text:p>
          </table:table-cell>
          <table:table-cell office:value-type="float" office:value="0.72899999999999998" table:style-name="ce1">
            <text:p>0.72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0.97" table:style-name="ce1">
            <text:p>0.97</text:p>
          </table:table-cell>
          <table:table-cell office:value-type="float" office:value="1.3399000000000001" table:style-name="ce1">
            <text:p>1.3399</text:p>
          </table:table-cell>
          <table:table-cell office:value-type="float" office:value="0.67500000000000004" table:style-name="ce1">
            <text:p>0.675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.3488" table:style-name="ce1">
            <text:p>1.3488</text:p>
          </table:table-cell>
          <table:table-cell office:value-type="float" office:value="1.6053999999999999" table:style-name="ce1">
            <text:p>1.6054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6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1.0663" table:style-name="ce1">
            <text:p>1.0663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3639" table:style-name="ce1">
            <text:p>0.3639</text:p>
          </table:table-cell>
          <table:table-cell office:value-type="float" office:value="1.0523" table:style-name="ce1">
            <text:p>1.0523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96240000000000003" table:style-name="ce1">
            <text:p>0.9624</text:p>
          </table:table-cell>
          <table:table-cell office:value-type="float" office:value="1.3348" table:style-name="ce1">
            <text:p>1.3348</text:p>
          </table:table-cell>
          <table:table-cell office:value-type="float" office:value="0.67500000000000004" table:style-name="ce1">
            <text:p>0.67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3383" table:style-name="ce1">
            <text:p>1.3383</text:p>
          </table:table-cell>
          <table:table-cell office:value-type="float" office:value="1.5980000000000001" table:style-name="ce1">
            <text:p>1.598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6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1.0674999999999999" table:style-name="ce1">
            <text:p>1.0675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1.0502" table:style-name="ce1">
            <text:p>1.0502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0.95489999999999997" table:style-name="ce1">
            <text:p>0.9549</text:p>
          </table:table-cell>
          <table:table-cell office:value-type="float" office:value="1.3299000000000001" table:style-name="ce1">
            <text:p>1.3299</text:p>
          </table:table-cell>
          <table:table-cell office:value-type="float" office:value="0.67700000000000005" table:style-name="ce1">
            <text:p>0.67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.3281000000000001" table:style-name="ce1">
            <text:p>1.3281</text:p>
          </table:table-cell>
          <table:table-cell office:value-type="float" office:value="1.5907" table:style-name="ce1">
            <text:p>1.5907</text:p>
          </table:table-cell>
          <table:table-cell office:value-type="float" office:value="0.63300000000000001" table:style-name="ce1">
            <text:p>0.633</text:p>
          </table:table-cell>
          <table:table-cell table:number-columns-repeated="1636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1.0686" table:style-name="ce1">
            <text:p>1.0686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0.35420000000000001" table:style-name="ce1">
            <text:p>0.3542</text:p>
          </table:table-cell>
          <table:table-cell office:value-type="float" office:value="1.0482" table:style-name="ce1">
            <text:p>1.0482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0.9476" table:style-name="ce1">
            <text:p>0.9476</text:p>
          </table:table-cell>
          <table:table-cell office:value-type="float" office:value="1.3250999999999999" table:style-name="ce1">
            <text:p>1.3251</text:p>
          </table:table-cell>
          <table:table-cell office:value-type="float" office:value="0.67800000000000005" table:style-name="ce1">
            <text:p>0.67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.3181" table:style-name="ce1">
            <text:p>1.3181</text:p>
          </table:table-cell>
          <table:table-cell office:value-type="float" office:value="1.5835999999999999" table:style-name="ce1">
            <text:p>1.5836</text:p>
          </table:table-cell>
          <table:table-cell office:value-type="float" office:value="0.63300000000000001" table:style-name="ce1">
            <text:p>0.633</text:p>
          </table:table-cell>
          <table:table-cell table:number-columns-repeated="1636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1.0694999999999999" table:style-name="ce1">
            <text:p>1.0695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0.34960000000000002" table:style-name="ce1">
            <text:p>0.3496</text:p>
          </table:table-cell>
          <table:table-cell office:value-type="float" office:value="1.0462" table:style-name="ce1">
            <text:p>1.0462</text:p>
          </table:table-cell>
          <table:table-cell office:value-type="float" office:value="0.72699999999999998" table:style-name="ce1">
            <text:p>0.72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1.3205" table:style-name="ce1">
            <text:p>1.3205</text:p>
          </table:table-cell>
          <table:table-cell office:value-type="float" office:value="0.67900000000000005" table:style-name="ce1">
            <text:p>0.67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.3083" table:style-name="ce1">
            <text:p>1.3083</text:p>
          </table:table-cell>
          <table:table-cell office:value-type="float" office:value="1.5767" table:style-name="ce1">
            <text:p>1.5767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6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1.0704" table:style-name="ce1">
            <text:p>1.0704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1.0443" table:style-name="ce1">
            <text:p>1.0443</text:p>
          </table:table-cell>
          <table:table-cell office:value-type="float" office:value="0.72799999999999998" table:style-name="ce1">
            <text:p>0.72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1.3159000000000001" table:style-name="ce1">
            <text:p>1.3159</text:p>
          </table:table-cell>
          <table:table-cell office:value-type="float" office:value="0.68" table:style-name="ce1">
            <text:p>0.6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.2987" table:style-name="ce1">
            <text:p>1.2987</text:p>
          </table:table-cell>
          <table:table-cell office:value-type="float" office:value="1.57" table:style-name="ce1">
            <text:p>1.57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6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.0711999999999999" table:style-name="ce1">
            <text:p>1.0712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34050000000000002" table:style-name="ce1">
            <text:p>0.3405</text:p>
          </table:table-cell>
          <table:table-cell office:value-type="float" office:value="1.0424" table:style-name="ce1">
            <text:p>1.0424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92649999999999999" table:style-name="ce1">
            <text:p>0.9265</text:p>
          </table:table-cell>
          <table:table-cell office:value-type="float" office:value="1.3115000000000001" table:style-name="ce1">
            <text:p>1.3115</text:p>
          </table:table-cell>
          <table:table-cell office:value-type="float" office:value="0.68100000000000005" table:style-name="ce1">
            <text:p>0.68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.2894000000000001" table:style-name="ce1">
            <text:p>1.2894</text:p>
          </table:table-cell>
          <table:table-cell office:value-type="float" office:value="1.5633999999999999" table:style-name="ce1">
            <text:p>1.5634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6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.4500000000000002E-2" table:style-name="ce1">
            <text:p>0.0645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0.3362" table:style-name="ce1">
            <text:p>0.3362</text:p>
          </table:table-cell>
          <table:table-cell office:value-type="float" office:value="1.0406" table:style-name="ce1">
            <text:p>1.0406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0.91979999999999995" table:style-name="ce1">
            <text:p>0.9198</text:p>
          </table:table-cell>
          <table:table-cell office:value-type="float" office:value="1.3072999999999999" table:style-name="ce1">
            <text:p>1.3073</text:p>
          </table:table-cell>
          <table:table-cell office:value-type="float" office:value="0.68300000000000005" table:style-name="ce1">
            <text:p>0.68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.2802" table:style-name="ce1">
            <text:p>1.2802</text:p>
          </table:table-cell>
          <table:table-cell office:value-type="float" office:value="1.5569" table:style-name="ce1">
            <text:p>1.5569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6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3100000000000003E-2" table:style-name="ce1">
            <text:p>0.0631</text:p>
          </table:table-cell>
          <table:table-cell office:value-type="float" office:value="1.0724" table:style-name="ce1">
            <text:p>1.0724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1.0387999999999999" table:style-name="ce1">
            <text:p>1.0388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1.3030999999999999" table:style-name="ce1">
            <text:p>1.3031</text:p>
          </table:table-cell>
          <table:table-cell office:value-type="float" office:value="0.68400000000000005" table:style-name="ce1">
            <text:p>0.68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.2712000000000001" table:style-name="ce1">
            <text:p>1.2712</text:p>
          </table:table-cell>
          <table:table-cell office:value-type="float" office:value="1.5506" table:style-name="ce1">
            <text:p>1.5506</text:p>
          </table:table-cell>
          <table:table-cell office:value-type="float" office:value="0.64" table:style-name="ce1">
            <text:p>0.64</text:p>
          </table:table-cell>
          <table:table-cell table:number-columns-repeated="1636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1.0729" table:style-name="ce1">
            <text:p>1.0729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0.32769999999999999" table:style-name="ce1">
            <text:p>0.327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0.90680000000000005" table:style-name="ce1">
            <text:p>0.9068</text:p>
          </table:table-cell>
          <table:table-cell office:value-type="float" office:value="1.2990999999999999" table:style-name="ce1">
            <text:p>1.2991</text:p>
          </table:table-cell>
          <table:table-cell office:value-type="float" office:value="0.68500000000000005" table:style-name="ce1">
            <text:p>0.68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.2624" table:style-name="ce1">
            <text:p>1.2624</text:p>
          </table:table-cell>
          <table:table-cell office:value-type="float" office:value="1.5445" table:style-name="ce1">
            <text:p>1.5445</text:p>
          </table:table-cell>
          <table:table-cell office:value-type="float" office:value="0.64" table:style-name="ce1">
            <text:p>0.64</text:p>
          </table:table-cell>
          <table:table-cell table:number-columns-repeated="1636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1.0733999999999999" table:style-name="ce1">
            <text:p>1.0734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0.3236" table:style-name="ce1">
            <text:p>0.3236</text:p>
          </table:table-cell>
          <table:table-cell office:value-type="float" office:value="1.0353000000000001" table:style-name="ce1">
            <text:p>1.0353</text:p>
          </table:table-cell>
          <table:table-cell office:value-type="float" office:value="0.73199999999999998" table:style-name="ce1">
            <text:p>0.73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1.2950999999999999" table:style-name="ce1">
            <text:p>1.2951</text:p>
          </table:table-cell>
          <table:table-cell office:value-type="float" office:value="0.68700000000000006" table:style-name="ce1">
            <text:p>0.687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.2538" table:style-name="ce1">
            <text:p>1.2538</text:p>
          </table:table-cell>
          <table:table-cell office:value-type="float" office:value="1.5384" table:style-name="ce1">
            <text:p>1.5384</text:p>
          </table:table-cell>
          <table:table-cell office:value-type="float" office:value="0.64100000000000001" table:style-name="ce1">
            <text:p>0.641</text:p>
          </table:table-cell>
          <table:table-cell table:number-columns-repeated="1636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1.0737000000000001" table:style-name="ce1">
            <text:p>1.0737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3196" table:style-name="ce1">
            <text:p>0.3196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0.73299999999999998" table:style-name="ce1">
            <text:p>0.73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89419999999999999" table:style-name="ce1">
            <text:p>0.8942</text:p>
          </table:table-cell>
          <table:table-cell office:value-type="float" office:value="1.2912999999999999" table:style-name="ce1">
            <text:p>1.2913</text:p>
          </table:table-cell>
          <table:table-cell office:value-type="float" office:value="0.68799999999999994" table:style-name="ce1">
            <text:p>0.68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.2454000000000001" table:style-name="ce1">
            <text:p>1.2454</text:p>
          </table:table-cell>
          <table:table-cell office:value-type="float" office:value="1.5325" table:style-name="ce1">
            <text:p>1.5325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6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74E-2" table:style-name="ce1">
            <text:p>0.0574</text:p>
          </table:table-cell>
          <table:table-cell office:value-type="float" office:value="1.0741000000000001" table:style-name="ce1">
            <text:p>1.0741</text:p>
          </table:table-cell>
          <table:table-cell office:value-type="float" office:value="0.77200000000000002" table:style-name="ce1">
            <text:p>0.77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1.032" table:style-name="ce1">
            <text:p>1.032</text:p>
          </table:table-cell>
          <table:table-cell office:value-type="float" office:value="0.73299999999999998" table:style-name="ce1">
            <text:p>0.73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.8881" table:style-name="ce1">
            <text:p>0.8881</text:p>
          </table:table-cell>
          <table:table-cell office:value-type="float" office:value="1.2876000000000001" table:style-name="ce1">
            <text:p>1.2876</text:p>
          </table:table-cell>
          <table:table-cell office:value-type="float" office:value="0.68899999999999995" table:style-name="ce1">
            <text:p>0.68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.2371000000000001" table:style-name="ce1">
            <text:p>1.2371</text:p>
          </table:table-cell>
          <table:table-cell office:value-type="float" office:value="1.5267999999999999" table:style-name="ce1">
            <text:p>1.5268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6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1.0743" table:style-name="ce1">
            <text:p>1.0743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1.0304" table:style-name="ce1">
            <text:p>1.0304</text:p>
          </table:table-cell>
          <table:table-cell office:value-type="float" office:value="0.73399999999999999" table:style-name="ce1">
            <text:p>0.73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0.8821" table:style-name="ce1">
            <text:p>0.8821</text:p>
          </table:table-cell>
          <table:table-cell office:value-type="float" office:value="1.2839" table:style-name="ce1">
            <text:p>1.2839</text:p>
          </table:table-cell>
          <table:table-cell office:value-type="float" office:value="0.69" table:style-name="ce1">
            <text:p>0.6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.2290000000000001" table:style-name="ce1">
            <text:p>1.229</text:p>
          </table:table-cell>
          <table:table-cell office:value-type="float" office:value="1.5210999999999999" table:style-name="ce1">
            <text:p>1.5211</text:p>
          </table:table-cell>
          <table:table-cell office:value-type="float" office:value="0.64300000000000002" table:style-name="ce1">
            <text:p>0.643</text:p>
          </table:table-cell>
          <table:table-cell table:number-columns-repeated="1636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1.0746" table:style-name="ce1">
            <text:p>1.0746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0.30819999999999997" table:style-name="ce1">
            <text:p>0.3082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73399999999999999" table:style-name="ce1">
            <text:p>0.734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0.87619999999999998" table:style-name="ce1">
            <text:p>0.8762</text:p>
          </table:table-cell>
          <table:table-cell office:value-type="float" office:value="1.2804" table:style-name="ce1">
            <text:p>1.2804</text:p>
          </table:table-cell>
          <table:table-cell office:value-type="float" office:value="0.69099999999999995" table:style-name="ce1">
            <text:p>0.69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1.5155000000000001" table:style-name="ce1">
            <text:p>1.5155</text:p>
          </table:table-cell>
          <table:table-cell office:value-type="float" office:value="0.64400000000000002" table:style-name="ce1">
            <text:p>0.644</text:p>
          </table:table-cell>
          <table:table-cell table:number-columns-repeated="1636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33E-2" table:style-name="ce1">
            <text:p>0.0533</text:p>
          </table:table-cell>
          <table:table-cell office:value-type="float" office:value="1.0748" table:style-name="ce1">
            <text:p>1.0748</text:p>
          </table:table-cell>
          <table:table-cell office:value-type="float" office:value="0.77300000000000002" table:style-name="ce1">
            <text:p>0.773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0.73499999999999999" table:style-name="ce1">
            <text:p>0.73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0.87039999999999995" table:style-name="ce1">
            <text:p>0.8704</text:p>
          </table:table-cell>
          <table:table-cell office:value-type="float" office:value="1.2769999999999999" table:style-name="ce1">
            <text:p>1.277</text:p>
          </table:table-cell>
          <table:table-cell office:value-type="float" office:value="0.69499999999999995" table:style-name="ce1">
            <text:p>0.69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.2133" table:style-name="ce1">
            <text:p>1.2133</text:p>
          </table:table-cell>
          <table:table-cell office:value-type="float" office:value="1.5101" table:style-name="ce1">
            <text:p>1.5101</text:p>
          </table:table-cell>
          <table:table-cell office:value-type="float" office:value="0.64400000000000002" table:style-name="ce1">
            <text:p>0.644</text:p>
          </table:table-cell>
          <table:table-cell table:number-columns-repeated="1636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21E-2" table:style-name="ce1">
            <text:p>0.0521</text:p>
          </table:table-cell>
          <table:table-cell office:value-type="float" office:value="1.0749" table:style-name="ce1">
            <text:p>1.0749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3009" table:style-name="ce1">
            <text:p>0.3009</text:p>
          </table:table-cell>
          <table:table-cell office:value-type="float" office:value="1.0258" table:style-name="ce1">
            <text:p>1.0258</text:p>
          </table:table-cell>
          <table:table-cell office:value-type="float" office:value="0.73499999999999999" table:style-name="ce1">
            <text:p>0.73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86470000000000002" table:style-name="ce1">
            <text:p>0.8647</text:p>
          </table:table-cell>
          <table:table-cell office:value-type="float" office:value="1.2736000000000001" table:style-name="ce1">
            <text:p>1.2736</text:p>
          </table:table-cell>
          <table:table-cell office:value-type="float" office:value="0.69499999999999995" table:style-name="ce1">
            <text:p>0.69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.2057" table:style-name="ce1">
            <text:p>1.2057</text:p>
          </table:table-cell>
          <table:table-cell office:value-type="float" office:value="1.5047999999999999" table:style-name="ce1">
            <text:p>1.5048</text:p>
          </table:table-cell>
          <table:table-cell office:value-type="float" office:value="0.64600000000000002" table:style-name="ce1">
            <text:p>0.646</text:p>
          </table:table-cell>
          <table:table-cell table:number-columns-repeated="1636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1.0750999999999999" table:style-name="ce1">
            <text:p>1.0751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0.2974" table:style-name="ce1">
            <text:p>0.2974</text:p>
          </table:table-cell>
          <table:table-cell office:value-type="float" office:value="1.0244" table:style-name="ce1">
            <text:p>1.0244</text:p>
          </table:table-cell>
          <table:table-cell office:value-type="float" office:value="0.73499999999999999" table:style-name="ce1">
            <text:p>0.735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0.85909999999999997" table:style-name="ce1">
            <text:p>0.8591</text:p>
          </table:table-cell>
          <table:table-cell office:value-type="float" office:value="1.2704" table:style-name="ce1">
            <text:p>1.2704</text:p>
          </table:table-cell>
          <table:table-cell office:value-type="float" office:value="0.69599999999999995" table:style-name="ce1">
            <text:p>0.69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.1981999999999999" table:style-name="ce1">
            <text:p>1.1982</text:p>
          </table:table-cell>
          <table:table-cell office:value-type="float" office:value="1.4995000000000001" table:style-name="ce1">
            <text:p>1.4995</text:p>
          </table:table-cell>
          <table:table-cell office:value-type="float" office:value="0.64700000000000002" table:style-name="ce1">
            <text:p>0.647</text:p>
          </table:table-cell>
          <table:table-cell table:number-columns-repeated="1636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.9500000000000002E-2" table:style-name="ce1">
            <text:p>0.0495</text:p>
          </table:table-cell>
          <table:table-cell office:value-type="float" office:value="1.0751999999999999" table:style-name="ce1">
            <text:p>1.0752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.29389999999999999" table:style-name="ce1">
            <text:p>0.2939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0.73599999999999999" table:style-name="ce1">
            <text:p>0.736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.85360000000000003" table:style-name="ce1">
            <text:p>0.8536</text:p>
          </table:table-cell>
          <table:table-cell office:value-type="float" office:value="1.2672000000000001" table:style-name="ce1">
            <text:p>1.2672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.1909000000000001" table:style-name="ce1">
            <text:p>1.1909</text:p>
          </table:table-cell>
          <table:table-cell office:value-type="float" office:value="1.4944" table:style-name="ce1">
            <text:p>1.4944</text:p>
          </table:table-cell>
          <table:table-cell office:value-type="float" office:value="0.65100000000000002" table:style-name="ce1">
            <text:p>0.651</text:p>
          </table:table-cell>
          <table:table-cell table:number-columns-repeated="1636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1.0752999999999999" table:style-name="ce1">
            <text:p>1.0753</text:p>
          </table:table-cell>
          <table:table-cell office:value-type="float" office:value="0.77600000000000002" table:style-name="ce1">
            <text:p>0.776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0.29049999999999998" table:style-name="ce1">
            <text:p>0.2905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0.73599999999999999" table:style-name="ce1">
            <text:p>0.736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0.84809999999999997" table:style-name="ce1">
            <text:p>0.8481</text:p>
          </table:table-cell>
          <table:table-cell office:value-type="float" office:value="1.2641" table:style-name="ce1">
            <text:p>1.2641</text:p>
          </table:table-cell>
          <table:table-cell office:value-type="float" office:value="0.69699999999999995" table:style-name="ce1">
            <text:p>0.69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.1837" table:style-name="ce1">
            <text:p>1.1837</text:p>
          </table:table-cell>
          <table:table-cell office:value-type="float" office:value="1.4893000000000001" table:style-name="ce1">
            <text:p>1.4893</text:p>
          </table:table-cell>
          <table:table-cell office:value-type="float" office:value="0.65100000000000002" table:style-name="ce1">
            <text:p>0.651</text:p>
          </table:table-cell>
          <table:table-cell table:number-columns-repeated="1636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.7100000000000003E-2" table:style-name="ce1">
            <text:p>0.0471</text:p>
          </table:table-cell>
          <table:table-cell office:value-type="float" office:value="1.0753999999999999" table:style-name="ce1">
            <text:p>1.0754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1.0203" table:style-name="ce1">
            <text:p>1.0203</text:p>
          </table:table-cell>
          <table:table-cell office:value-type="float" office:value="0.73799999999999999" table:style-name="ce1">
            <text:p>0.73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0.84279999999999999" table:style-name="ce1">
            <text:p>0.8428</text:p>
          </table:table-cell>
          <table:table-cell office:value-type="float" office:value="1.2611000000000001" table:style-name="ce1">
            <text:p>1.2611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.1766000000000001" table:style-name="ce1">
            <text:p>1.1766</text:p>
          </table:table-cell>
          <table:table-cell office:value-type="float" office:value="1.4843999999999999" table:style-name="ce1">
            <text:p>1.4844</text:p>
          </table:table-cell>
          <table:table-cell office:value-type="float" office:value="0.65" table:style-name="ce1">
            <text:p>0.65</text:p>
          </table:table-cell>
          <table:table-cell table:number-columns-repeated="1636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1.0753999999999999" table:style-name="ce1">
            <text:p>1.0754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28389999999999999" table:style-name="ce1">
            <text:p>0.2839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73799999999999999" table:style-name="ce1">
            <text:p>0.73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83750000000000002" table:style-name="ce1">
            <text:p>0.8375</text:p>
          </table:table-cell>
          <table:table-cell office:value-type="float" office:value="1.2581" table:style-name="ce1">
            <text:p>1.2581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.1697" table:style-name="ce1">
            <text:p>1.1697</text:p>
          </table:table-cell>
          <table:table-cell office:value-type="float" office:value="1.4795" table:style-name="ce1">
            <text:p>1.4795</text:p>
          </table:table-cell>
          <table:table-cell office:value-type="float" office:value="0.65300000000000002" table:style-name="ce1">
            <text:p>0.65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4900000000000002E-2" table:style-name="ce1">
            <text:p>0.0449</text:p>
          </table:table-cell>
          <table:table-cell office:value-type="float" office:value="1.0754999999999999" table:style-name="ce1">
            <text:p>1.0755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1.0177" table:style-name="ce1">
            <text:p>1.0177</text:p>
          </table:table-cell>
          <table:table-cell office:value-type="float" office:value="0.73799999999999999" table:style-name="ce1">
            <text:p>0.73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0.83240000000000003" table:style-name="ce1">
            <text:p>0.8324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.163" table:style-name="ce1">
            <text:p>1.163</text:p>
          </table:table-cell>
          <table:table-cell office:value-type="float" office:value="1.4748000000000001" table:style-name="ce1">
            <text:p>1.4748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6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1.0754999999999999" table:style-name="ce1">
            <text:p>1.0755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1.0165" table:style-name="ce1">
            <text:p>1.0165</text:p>
          </table:table-cell>
          <table:table-cell office:value-type="float" office:value="0.73799999999999999" table:style-name="ce1">
            <text:p>0.73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0.82730000000000004" table:style-name="ce1">
            <text:p>0.8273</text:p>
          </table:table-cell>
          <table:table-cell office:value-type="float" office:value="1.2524999999999999" table:style-name="ce1">
            <text:p>1.2525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.1563000000000001" table:style-name="ce1">
            <text:p>1.1563</text:p>
          </table:table-cell>
          <table:table-cell office:value-type="float" office:value="1.4701" table:style-name="ce1">
            <text:p>1.4701</text:p>
          </table:table-cell>
          <table:table-cell office:value-type="float" office:value="0.65800000000000003" table:style-name="ce1">
            <text:p>0.658</text:p>
          </table:table-cell>
          <table:table-cell table:number-columns-repeated="1636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.2700000000000002E-2" table:style-name="ce1">
            <text:p>0.0427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0.27450000000000002" table:style-name="ce1">
            <text:p>0.2745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1.2497" table:style-name="ce1">
            <text:p>1.2497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.1497999999999999" table:style-name="ce1">
            <text:p>1.1498</text:p>
          </table:table-cell>
          <table:table-cell office:value-type="float" office:value="1.4655" table:style-name="ce1">
            <text:p>1.4655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6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1599999999999998E-2" table:style-name="ce1">
            <text:p>0.0416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0.27150000000000002" table:style-name="ce1">
            <text:p>0.2715</text:p>
          </table:table-cell>
          <table:table-cell office:value-type="float" office:value="1.0141" table:style-name="ce1">
            <text:p>1.0141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0.81730000000000003" table:style-name="ce1">
            <text:p>0.8173</text:p>
          </table:table-cell>
          <table:table-cell office:value-type="float" office:value="1.2471000000000001" table:style-name="ce1">
            <text:p>1.2471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.1433" table:style-name="ce1">
            <text:p>1.1433</text:p>
          </table:table-cell>
          <table:table-cell office:value-type="float" office:value="1.4610000000000001" table:style-name="ce1">
            <text:p>1.461</text:p>
          </table:table-cell>
          <table:table-cell office:value-type="float" office:value="0.65600000000000003" table:style-name="ce1">
            <text:p>0.656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.0599999999999997E-2" table:style-name="ce1">
            <text:p>0.0406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0.77400000000000002" table:style-name="ce1">
            <text:p>0.77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26860000000000001" table:style-name="ce1">
            <text:p>0.2686</text:p>
          </table:table-cell>
          <table:table-cell office:value-type="float" office:value="1.0129999999999999" table:style-name="ce1">
            <text:p>1.013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81240000000000001" table:style-name="ce1">
            <text:p>0.8124</text:p>
          </table:table-cell>
          <table:table-cell office:value-type="float" office:value="1.2444999999999999" table:style-name="ce1">
            <text:p>1.2445</text:p>
          </table:table-cell>
          <table:table-cell office:value-type="float" office:value="0.69799999999999995" table:style-name="ce1">
            <text:p>0.69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.137" table:style-name="ce1">
            <text:p>1.137</text:p>
          </table:table-cell>
          <table:table-cell office:value-type="float" office:value="1.4565999999999999" table:style-name="ce1">
            <text:p>1.4566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0.77600000000000002" table:style-name="ce1">
            <text:p>0.776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0.26569999999999999" table:style-name="ce1">
            <text:p>0.2657</text:p>
          </table:table-cell>
          <table:table-cell office:value-type="float" office:value="1.0119" table:style-name="ce1">
            <text:p>1.0119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0.8075" table:style-name="ce1">
            <text:p>0.8075</text:p>
          </table:table-cell>
          <table:table-cell office:value-type="float" office:value="1.2419" table:style-name="ce1">
            <text:p>1.2419</text:p>
          </table:table-cell>
          <table:table-cell office:value-type="float" office:value="0.69899999999999995" table:style-name="ce1">
            <text:p>0.69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.1308" table:style-name="ce1">
            <text:p>1.1308</text:p>
          </table:table-cell>
          <table:table-cell office:value-type="float" office:value="1.4521999999999999" table:style-name="ce1">
            <text:p>1.4522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0.77600000000000002" table:style-name="ce1">
            <text:p>0.776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.26279999999999998" table:style-name="ce1">
            <text:p>0.2628</text:p>
          </table:table-cell>
          <table:table-cell office:value-type="float" office:value="1.0108999999999999" table:style-name="ce1">
            <text:p>1.0109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.80279999999999996" table:style-name="ce1">
            <text:p>0.8028</text:p>
          </table:table-cell>
          <table:table-cell office:value-type="float" office:value="1.2395" table:style-name="ce1">
            <text:p>1.2395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.1247" table:style-name="ce1">
            <text:p>1.1247</text:p>
          </table:table-cell>
          <table:table-cell office:value-type="float" office:value="1.448" table:style-name="ce1">
            <text:p>1.448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8E-2" table:style-name="ce1">
            <text:p>0.0378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.26" table:style-name="ce1">
            <text:p>0.26</text:p>
          </table:table-cell>
          <table:table-cell office:value-type="float" office:value="1.0098" table:style-name="ce1">
            <text:p>1.0098</text:p>
          </table:table-cell>
          <table:table-cell office:value-type="float" office:value="0.73899999999999999" table:style-name="ce1">
            <text:p>0.73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.79810000000000003" table:style-name="ce1">
            <text:p>0.7981</text:p>
          </table:table-cell>
          <table:table-cell office:value-type="float" office:value="1.2370000000000001" table:style-name="ce1">
            <text:p>1.237</text:p>
          </table:table-cell>
          <table:table-cell office:value-type="float" office:value="0.70099999999999996" table:style-name="ce1">
            <text:p>0.701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.1187" table:style-name="ce1">
            <text:p>1.1187</text:p>
          </table:table-cell>
          <table:table-cell office:value-type="float" office:value="1.4438" table:style-name="ce1">
            <text:p>1.4438</text:p>
          </table:table-cell>
          <table:table-cell office:value-type="float" office:value="0.66" table:style-name="ce1">
            <text:p>0.66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6900000000000002E-2" table:style-name="ce1">
            <text:p>0.0369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0.77700000000000002" table:style-name="ce1">
            <text:p>0.77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.25719999999999998" table:style-name="ce1">
            <text:p>0.2572</text:p>
          </table:table-cell>
          <table:table-cell office:value-type="float" office:value="1.0087999999999999" table:style-name="ce1">
            <text:p>1.0088</text:p>
          </table:table-cell>
          <table:table-cell office:value-type="float" office:value="0.74" table:style-name="ce1">
            <text:p>0.74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0.79349999999999998" table:style-name="ce1">
            <text:p>0.7935</text:p>
          </table:table-cell>
          <table:table-cell office:value-type="float" office:value="1.2345999999999999" table:style-name="ce1">
            <text:p>1.2346</text:p>
          </table:table-cell>
          <table:table-cell office:value-type="float" office:value="0.70199999999999996" table:style-name="ce1">
            <text:p>0.70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.1128" table:style-name="ce1">
            <text:p>1.1128</text:p>
          </table:table-cell>
          <table:table-cell office:value-type="float" office:value="1.4397" table:style-name="ce1">
            <text:p>1.4397</text:p>
          </table:table-cell>
          <table:table-cell office:value-type="float" office:value="0.66100000000000003" table:style-name="ce1">
            <text:p>0.661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0.77800000000000002" table:style-name="ce1">
            <text:p>0.77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2545" table:style-name="ce1">
            <text:p>0.2545</text:p>
          </table:table-cell>
          <table:table-cell office:value-type="float" office:value="1.0079" table:style-name="ce1">
            <text:p>1.0079</text:p>
          </table:table-cell>
          <table:table-cell office:value-type="float" office:value="0.74" table:style-name="ce1">
            <text:p>0.7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1.2323" table:style-name="ce1">
            <text:p>1.2323</text:p>
          </table:table-cell>
          <table:table-cell office:value-type="float" office:value="0.70299999999999996" table:style-name="ce1">
            <text:p>0.70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.107" table:style-name="ce1">
            <text:p>1.107</text:p>
          </table:table-cell>
          <table:table-cell office:value-type="float" office:value="1.4356" table:style-name="ce1">
            <text:p>1.4356</text:p>
          </table:table-cell>
          <table:table-cell office:value-type="float" office:value="0.66100000000000003" table:style-name="ce1">
            <text:p>0.661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5099999999999999E-2" table:style-name="ce1">
            <text:p>0.0351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0.25180000000000002" table:style-name="ce1">
            <text:p>0.2518</text:p>
          </table:table-cell>
          <table:table-cell office:value-type="float" office:value="1.0068999999999999" table:style-name="ce1">
            <text:p>1.0069</text:p>
          </table:table-cell>
          <table:table-cell office:value-type="float" office:value="0.74" table:style-name="ce1">
            <text:p>0.74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1.23" table:style-name="ce1">
            <text:p>1.23</text:p>
          </table:table-cell>
          <table:table-cell office:value-type="float" office:value="0.70299999999999996" table:style-name="ce1">
            <text:p>0.70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.1012999999999999" table:style-name="ce1">
            <text:p>1.1013</text:p>
          </table:table-cell>
          <table:table-cell office:value-type="float" office:value="1.4317" table:style-name="ce1">
            <text:p>1.4317</text:p>
          </table:table-cell>
          <table:table-cell office:value-type="float" office:value="0.66100000000000003" table:style-name="ce1">
            <text:p>0.661</text:p>
          </table:table-cell>
          <table:table-cell table:number-columns-repeated="1636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0.2492" table:style-name="ce1">
            <text:p>0.2492</text:p>
          </table:table-cell>
          <table:table-cell office:value-type="float" office:value="1.006" table:style-name="ce1">
            <text:p>1.006</text:p>
          </table:table-cell>
          <table:table-cell office:value-type="float" office:value="0.74" table:style-name="ce1">
            <text:p>0.74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1.2278" table:style-name="ce1">
            <text:p>1.2278</text:p>
          </table:table-cell>
          <table:table-cell office:value-type="float" office:value="0.70299999999999996" table:style-name="ce1">
            <text:p>0.70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.0956999999999999" table:style-name="ce1">
            <text:p>1.0957</text:p>
          </table:table-cell>
          <table:table-cell office:value-type="float" office:value="1.4278" table:style-name="ce1">
            <text:p>1.4278</text:p>
          </table:table-cell>
          <table:table-cell office:value-type="float" office:value="0.66300000000000003" table:style-name="ce1">
            <text:p>0.663</text:p>
          </table:table-cell>
          <table:table-cell table:number-columns-repeated="1636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3500000000000002E-2" table:style-name="ce1">
            <text:p>0.0335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0.24660000000000001" table:style-name="ce1">
            <text:p>0.2466</text:p>
          </table:table-cell>
          <table:table-cell office:value-type="float" office:value="1.0052000000000001" table:style-name="ce1">
            <text:p>1.0052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1.2256" table:style-name="ce1">
            <text:p>1.2256</text:p>
          </table:table-cell>
          <table:table-cell office:value-type="float" office:value="0.70399999999999996" table:style-name="ce1">
            <text:p>0.70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.0902000000000001" table:style-name="ce1">
            <text:p>1.0902</text:p>
          </table:table-cell>
          <table:table-cell office:value-type="float" office:value="1.4238999999999999" table:style-name="ce1">
            <text:p>1.4239</text:p>
          </table:table-cell>
          <table:table-cell office:value-type="float" office:value="0.66300000000000003" table:style-name="ce1">
            <text:p>0.663</text:p>
          </table:table-cell>
          <table:table-cell table:number-columns-repeated="1636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27E-2" table:style-name="ce1">
            <text:p>0.0327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0.24410000000000001" table:style-name="ce1">
            <text:p>0.2441</text:p>
          </table:table-cell>
          <table:table-cell office:value-type="float" office:value="1.0043" table:style-name="ce1">
            <text:p>1.0043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0.7712" table:style-name="ce1">
            <text:p>0.7712</text:p>
          </table:table-cell>
          <table:table-cell office:value-type="float" office:value="1.2235" table:style-name="ce1">
            <text:p>1.2235</text:p>
          </table:table-cell>
          <table:table-cell office:value-type="float" office:value="0.70399999999999996" table:style-name="ce1">
            <text:p>0.70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.0847" table:style-name="ce1">
            <text:p>1.0847</text:p>
          </table:table-cell>
          <table:table-cell office:value-type="float" office:value="1.4201999999999999" table:style-name="ce1">
            <text:p>1.4202</text:p>
          </table:table-cell>
          <table:table-cell office:value-type="float" office:value="0.66200000000000003" table:style-name="ce1">
            <text:p>0.662</text:p>
          </table:table-cell>
          <table:table-cell table:number-columns-repeated="1636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1899999999999998E-2" table:style-name="ce1">
            <text:p>0.0319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1.0035000000000001" table:style-name="ce1">
            <text:p>1.0035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1.2214" table:style-name="ce1">
            <text:p>1.2214</text:p>
          </table:table-cell>
          <table:table-cell office:value-type="float" office:value="0.70499999999999996" table:style-name="ce1">
            <text:p>0.70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0792999999999999" table:style-name="ce1">
            <text:p>1.0793</text:p>
          </table:table-cell>
          <table:table-cell office:value-type="float" office:value="1.4164000000000001" table:style-name="ce1">
            <text:p>1.4164</text:p>
          </table:table-cell>
          <table:table-cell office:value-type="float" office:value="0.66200000000000003" table:style-name="ce1">
            <text:p>0.662</text:p>
          </table:table-cell>
          <table:table-cell table:number-columns-repeated="1636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1199999999999999E-2" table:style-name="ce1">
            <text:p>0.0312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0.77800000000000002" table:style-name="ce1">
            <text:p>0.77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0.2392" table:style-name="ce1">
            <text:p>0.2392</text:p>
          </table:table-cell>
          <table:table-cell office:value-type="float" office:value="1.0026999999999999" table:style-name="ce1">
            <text:p>1.0027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0.76270000000000004" table:style-name="ce1">
            <text:p>0.7627</text:p>
          </table:table-cell>
          <table:table-cell office:value-type="float" office:value="1.2193000000000001" table:style-name="ce1">
            <text:p>1.2193</text:p>
          </table:table-cell>
          <table:table-cell office:value-type="float" office:value="0.70499999999999996" table:style-name="ce1">
            <text:p>0.70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1.4128000000000001" table:style-name="ce1">
            <text:p>1.4128</text:p>
          </table:table-cell>
          <table:table-cell office:value-type="float" office:value="0.66300000000000003" table:style-name="ce1">
            <text:p>0.663</text:p>
          </table:table-cell>
          <table:table-cell table:number-columns-repeated="1636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0.78" table:style-name="ce1">
            <text:p>0.7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0.23680000000000001" table:style-name="ce1">
            <text:p>0.2368</text:p>
          </table:table-cell>
          <table:table-cell office:value-type="float" office:value="1.0019" table:style-name="ce1">
            <text:p>1.0019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0.75849999999999995" table:style-name="ce1">
            <text:p>0.7585</text:p>
          </table:table-cell>
          <table:table-cell office:value-type="float" office:value="1.2173" table:style-name="ce1">
            <text:p>1.2173</text:p>
          </table:table-cell>
          <table:table-cell office:value-type="float" office:value="0.70499999999999996" table:style-name="ce1">
            <text:p>0.70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.0688" table:style-name="ce1">
            <text:p>1.0688</text:p>
          </table:table-cell>
          <table:table-cell office:value-type="float" office:value="1.4092" table:style-name="ce1">
            <text:p>1.4092</text:p>
          </table:table-cell>
          <table:table-cell office:value-type="float" office:value="0.66500000000000004" table:style-name="ce1">
            <text:p>0.665</text:p>
          </table:table-cell>
          <table:table-cell table:number-columns-repeated="1636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98E-2" table:style-name="ce1">
            <text:p>0.0298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0.78100000000000003" table:style-name="ce1">
            <text:p>0.78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.2344" table:style-name="ce1">
            <text:p>0.2344</text:p>
          </table:table-cell>
          <table:table-cell office:value-type="float" office:value="1.0012000000000001" table:style-name="ce1">
            <text:p>1.0012</text:p>
          </table:table-cell>
          <table:table-cell office:value-type="float" office:value="0.74099999999999999" table:style-name="ce1">
            <text:p>0.74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0.75439999999999996" table:style-name="ce1">
            <text:p>0.7544</text:p>
          </table:table-cell>
          <table:table-cell office:value-type="float" office:value="1.2153" table:style-name="ce1">
            <text:p>1.2153</text:p>
          </table:table-cell>
          <table:table-cell office:value-type="float" office:value="0.70599999999999996" table:style-name="ce1">
            <text:p>0.706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.0637000000000001" table:style-name="ce1">
            <text:p>1.0637</text:p>
          </table:table-cell>
          <table:table-cell office:value-type="float" office:value="1.4056999999999999" table:style-name="ce1">
            <text:p>1.4057</text:p>
          </table:table-cell>
          <table:table-cell office:value-type="float" office:value="0.66400000000000003" table:style-name="ce1">
            <text:p>0.664</text:p>
          </table:table-cell>
          <table:table-cell table:number-columns-repeated="1636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9100000000000001E-2" table:style-name="ce1">
            <text:p>0.0291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0.78100000000000003" table:style-name="ce1">
            <text:p>0.78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.2321" table:style-name="ce1">
            <text:p>0.2321</text:p>
          </table:table-cell>
          <table:table-cell office:value-type="float" office:value="1.0004999999999999" table:style-name="ce1">
            <text:p>1.0005</text:p>
          </table:table-cell>
          <table:table-cell office:value-type="float" office:value="0.74199999999999999" table:style-name="ce1">
            <text:p>0.74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.75029999999999997" table:style-name="ce1">
            <text:p>0.7503</text:p>
          </table:table-cell>
          <table:table-cell office:value-type="float" office:value="1.2133" table:style-name="ce1">
            <text:p>1.2133</text:p>
          </table:table-cell>
          <table:table-cell office:value-type="float" office:value="0.70699999999999996" table:style-name="ce1">
            <text:p>0.70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.0586" table:style-name="ce1">
            <text:p>1.0586</text:p>
          </table:table-cell>
          <table:table-cell office:value-type="float" office:value="1.4021999999999999" table:style-name="ce1">
            <text:p>1.4022</text:p>
          </table:table-cell>
          <table:table-cell office:value-type="float" office:value="0.66400000000000003" table:style-name="ce1">
            <text:p>0.664</text:p>
          </table:table-cell>
          <table:table-cell table:number-columns-repeated="16365"/>
        </table:table-row>
        <table:table-row table:number-rows-repeated="1048475" table:style-name="ro1">
          <table:table-cell table:number-columns-repeated="16384"/>
        </table:table-row>
      </table:table>
      <table:table table:name="trai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epoch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498000000000001" table:style-name="ce1">
            <text:p>1.3498</text:p>
          </table:table-cell>
          <table:table-cell office:value-type="float" office:value="3.1760000000000002" table:style-name="ce1">
            <text:p>3.176</text:p>
          </table:table-cell>
          <table:table-cell office:value-type="float" office:value="6.7689000000000004" table:style-name="ce1">
            <text:p>6.7689</text:p>
          </table:table-cell>
          <table:table-cell office:value-type="float" office:value="9.0599000000000007" table:style-name="ce1">
            <text:p>9.059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0389999999999999" table:style-name="ce1">
            <text:p>1.039</text:p>
          </table:table-cell>
          <table:table-cell office:value-type="float" office:value="2.2907000000000002" table:style-name="ce1">
            <text:p>2.2907</text:p>
          </table:table-cell>
          <table:table-cell office:value-type="float" office:value="4.9585999999999997" table:style-name="ce1">
            <text:p>4.9586</text:p>
          </table:table-cell>
          <table:table-cell office:value-type="float" office:value="6.7628000000000004" table:style-name="ce1">
            <text:p>6.762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7739999999999996" table:style-name="ce1">
            <text:p>0.8774</text:p>
          </table:table-cell>
          <table:table-cell office:value-type="float" office:value="1.8931" table:style-name="ce1">
            <text:p>1.8931</text:p>
          </table:table-cell>
          <table:table-cell office:value-type="float" office:value="4.0827" table:style-name="ce1">
            <text:p>4.0827</text:p>
          </table:table-cell>
          <table:table-cell office:value-type="float" office:value="5.6368999999999998" table:style-name="ce1">
            <text:p>5.636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1.6520999999999999" table:style-name="ce1">
            <text:p>1.6521</text:p>
          </table:table-cell>
          <table:table-cell office:value-type="float" office:value="3.5384000000000002" table:style-name="ce1">
            <text:p>3.5384</text:p>
          </table:table-cell>
          <table:table-cell office:value-type="float" office:value="4.9602000000000004" table:style-name="ce1">
            <text:p>4.960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1.4869000000000001" table:style-name="ce1">
            <text:p>1.4869</text:p>
          </table:table-cell>
          <table:table-cell office:value-type="float" office:value="3.1715" table:style-name="ce1">
            <text:p>3.1715</text:p>
          </table:table-cell>
          <table:table-cell office:value-type="float" office:value="4.4657999999999998" table:style-name="ce1">
            <text:p>4.46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1.3648" table:style-name="ce1">
            <text:p>1.3648</text:p>
          </table:table-cell>
          <table:table-cell office:value-type="float" office:value="2.9032" table:style-name="ce1">
            <text:p>2.9032</text:p>
          </table:table-cell>
          <table:table-cell office:value-type="float" office:value="4.0834000000000001" table:style-name="ce1">
            <text:p>4.083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4679999999999995" table:style-name="ce1">
            <text:p>0.5468</text:p>
          </table:table-cell>
          <table:table-cell office:value-type="float" office:value="1.2685" table:style-name="ce1">
            <text:p>1.2685</text:p>
          </table:table-cell>
          <table:table-cell office:value-type="float" office:value="2.6945000000000001" table:style-name="ce1">
            <text:p>2.6945</text:p>
          </table:table-cell>
          <table:table-cell office:value-type="float" office:value="3.7814000000000001" table:style-name="ce1">
            <text:p>3.781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6679999999999999" table:style-name="ce1">
            <text:p>0.4668</text:p>
          </table:table-cell>
          <table:table-cell office:value-type="float" office:value="1.19" table:style-name="ce1">
            <text:p>1.19</text:p>
          </table:table-cell>
          <table:table-cell office:value-type="float" office:value="2.5257999999999998" table:style-name="ce1">
            <text:p>2.5258</text:p>
          </table:table-cell>
          <table:table-cell office:value-type="float" office:value="3.5384000000000002" table:style-name="ce1">
            <text:p>3.538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0229999999999999" table:style-name="ce1">
            <text:p>0.4023</text:p>
          </table:table-cell>
          <table:table-cell office:value-type="float" office:value="1.1253" table:style-name="ce1">
            <text:p>1.1253</text:p>
          </table:table-cell>
          <table:table-cell office:value-type="float" office:value="2.3862000000000001" table:style-name="ce1">
            <text:p>2.3862</text:p>
          </table:table-cell>
          <table:table-cell office:value-type="float" office:value="3.3386999999999998" table:style-name="ce1">
            <text:p>3.338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149999999999998" table:style-name="ce1">
            <text:p>0.3515</text:p>
          </table:table-cell>
          <table:table-cell office:value-type="float" office:value="1.0706" table:style-name="ce1">
            <text:p>1.0706</text:p>
          </table:table-cell>
          <table:table-cell office:value-type="float" office:value="2.2681" table:style-name="ce1">
            <text:p>2.2681</text:p>
          </table:table-cell>
          <table:table-cell office:value-type="float" office:value="3.1711999999999998" table:style-name="ce1">
            <text:p>3.17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1109999999999999" table:style-name="ce1">
            <text:p>0.31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2.1665000000000001" table:style-name="ce1">
            <text:p>2.1665</text:p>
          </table:table-cell>
          <table:table-cell office:value-type="float" office:value="3.0278999999999998" table:style-name="ce1">
            <text:p>3.027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2.0777999999999999" table:style-name="ce1">
            <text:p>2.0778</text:p>
          </table:table-cell>
          <table:table-cell office:value-type="float" office:value="2.9032" table:style-name="ce1">
            <text:p>2.903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254" table:style-name="ce1">
            <text:p>0.254</text:p>
          </table:table-cell>
          <table:table-cell office:value-type="float" office:value="0.94350000000000001" table:style-name="ce1">
            <text:p>0.9435</text:p>
          </table:table-cell>
          <table:table-cell office:value-type="float" office:value="1.9996" table:style-name="ce1">
            <text:p>1.9996</text:p>
          </table:table-cell>
          <table:table-cell office:value-type="float" office:value="2.7930999999999999" table:style-name="ce1">
            <text:p>2.793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0.90980000000000005" table:style-name="ce1">
            <text:p>0.9098</text:p>
          </table:table-cell>
          <table:table-cell office:value-type="float" office:value="1.9298999999999999" table:style-name="ce1">
            <text:p>1.9299</text:p>
          </table:table-cell>
          <table:table-cell office:value-type="float" office:value="2.6949000000000001" table:style-name="ce1">
            <text:p>2.694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1920000000000001" table:style-name="ce1">
            <text:p>0.2192</text:p>
          </table:table-cell>
          <table:table-cell office:value-type="float" office:value="0.87939999999999996" table:style-name="ce1">
            <text:p>0.8794</text:p>
          </table:table-cell>
          <table:table-cell office:value-type="float" office:value="1.8674999999999999" table:style-name="ce1">
            <text:p>1.8675</text:p>
          </table:table-cell>
          <table:table-cell office:value-type="float" office:value="2.6065" table:style-name="ce1">
            <text:p>2.606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20649999999999999" table:style-name="ce1">
            <text:p>0.2065</text:p>
          </table:table-cell>
          <table:table-cell office:value-type="float" office:value="0.85170000000000001" table:style-name="ce1">
            <text:p>0.8517</text:p>
          </table:table-cell>
          <table:table-cell office:value-type="float" office:value="1.8111999999999999" table:style-name="ce1">
            <text:p>1.8112</text:p>
          </table:table-cell>
          <table:table-cell office:value-type="float" office:value="2.5265" table:style-name="ce1">
            <text:p>2.526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9550000000000001" table:style-name="ce1">
            <text:p>0.1955</text:p>
          </table:table-cell>
          <table:table-cell office:value-type="float" office:value="0.82630000000000003" table:style-name="ce1">
            <text:p>0.8263</text:p>
          </table:table-cell>
          <table:table-cell office:value-type="float" office:value="1.76" table:style-name="ce1">
            <text:p>1.76</text:p>
          </table:table-cell>
          <table:table-cell office:value-type="float" office:value="2.4537" table:style-name="ce1">
            <text:p>2.453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8579999999999999" table:style-name="ce1">
            <text:p>0.1858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1.7132000000000001" table:style-name="ce1">
            <text:p>1.7132</text:p>
          </table:table-cell>
          <table:table-cell office:value-type="float" office:value="2.387" table:style-name="ce1">
            <text:p>2.38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772" table:style-name="ce1">
            <text:p>0.1772</text:p>
          </table:table-cell>
          <table:table-cell office:value-type="float" office:value="0.78110000000000002" table:style-name="ce1">
            <text:p>0.7811</text:p>
          </table:table-cell>
          <table:table-cell office:value-type="float" office:value="1.6702999999999999" table:style-name="ce1">
            <text:p>1.6703</text:p>
          </table:table-cell>
          <table:table-cell office:value-type="float" office:value="2.3256999999999999" table:style-name="ce1">
            <text:p>2.325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96" table:style-name="ce1">
            <text:p>0.1696</text:p>
          </table:table-cell>
          <table:table-cell office:value-type="float" office:value="0.76070000000000004" table:style-name="ce1">
            <text:p>0.7607</text:p>
          </table:table-cell>
          <table:table-cell office:value-type="float" office:value="1.6306" table:style-name="ce1">
            <text:p>1.6306</text:p>
          </table:table-cell>
          <table:table-cell office:value-type="float" office:value="2.2688999999999999" table:style-name="ce1">
            <text:p>2.268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0.74150000000000005" table:style-name="ce1">
            <text:p>0.7415</text:p>
          </table:table-cell>
          <table:table-cell office:value-type="float" office:value="1.5936999999999999" table:style-name="ce1">
            <text:p>1.5937</text:p>
          </table:table-cell>
          <table:table-cell office:value-type="float" office:value="2.2162999999999999" table:style-name="ce1">
            <text:p>2.216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157" table:style-name="ce1">
            <text:p>0.157</text:p>
          </table:table-cell>
          <table:table-cell office:value-type="float" office:value="0.72330000000000005" table:style-name="ce1">
            <text:p>0.7233</text:p>
          </table:table-cell>
          <table:table-cell office:value-type="float" office:value="1.5593999999999999" table:style-name="ce1">
            <text:p>1.5594</text:p>
          </table:table-cell>
          <table:table-cell office:value-type="float" office:value="2.1671999999999998" table:style-name="ce1">
            <text:p>2.167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517" table:style-name="ce1">
            <text:p>0.1517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1.5273000000000001" table:style-name="ce1">
            <text:p>1.5273</text:p>
          </table:table-cell>
          <table:table-cell office:value-type="float" office:value="2.1213000000000002" table:style-name="ce1">
            <text:p>2.121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69" table:style-name="ce1">
            <text:p>0.1469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1.4973000000000001" table:style-name="ce1">
            <text:p>1.4973</text:p>
          </table:table-cell>
          <table:table-cell office:value-type="float" office:value="2.0783" table:style-name="ce1">
            <text:p>2.078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4" table:style-name="ce1">
            <text:p>0.1424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1.4690000000000001" table:style-name="ce1">
            <text:p>1.469</text:p>
          </table:table-cell>
          <table:table-cell office:value-type="float" office:value="2.0379" table:style-name="ce1">
            <text:p>2.037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1.4422999999999999" table:style-name="ce1">
            <text:p>1.4423</text:p>
          </table:table-cell>
          <table:table-cell office:value-type="float" office:value="1.9999" table:style-name="ce1">
            <text:p>1.999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64470000000000005" table:style-name="ce1">
            <text:p>0.6447</text:p>
          </table:table-cell>
          <table:table-cell office:value-type="float" office:value="1.4171" table:style-name="ce1">
            <text:p>1.4171</text:p>
          </table:table-cell>
          <table:table-cell office:value-type="float" office:value="1.964" table:style-name="ce1">
            <text:p>1.96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1.3932" table:style-name="ce1">
            <text:p>1.3932</text:p>
          </table:table-cell>
          <table:table-cell office:value-type="float" office:value="1.9300999999999999" table:style-name="ce1">
            <text:p>1.930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61780000000000002" table:style-name="ce1">
            <text:p>0.6178</text:p>
          </table:table-cell>
          <table:table-cell office:value-type="float" office:value="1.3704000000000001" table:style-name="ce1">
            <text:p>1.3704</text:p>
          </table:table-cell>
          <table:table-cell office:value-type="float" office:value="1.8979999999999999" table:style-name="ce1">
            <text:p>1.89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36" table:style-name="ce1">
            <text:p>0.1236</text:p>
          </table:table-cell>
          <table:table-cell office:value-type="float" office:value="0.60529999999999995" table:style-name="ce1">
            <text:p>0.6053</text:p>
          </table:table-cell>
          <table:table-cell office:value-type="float" office:value="1.3488" table:style-name="ce1">
            <text:p>1.3488</text:p>
          </table:table-cell>
          <table:table-cell office:value-type="float" office:value="1.8674999999999999" table:style-name="ce1">
            <text:p>1.867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12039999999999999" table:style-name="ce1">
            <text:p>0.1204</text:p>
          </table:table-cell>
          <table:table-cell office:value-type="float" office:value="0.59309999999999996" table:style-name="ce1">
            <text:p>0.5931</text:p>
          </table:table-cell>
          <table:table-cell office:value-type="float" office:value="1.3280000000000001" table:style-name="ce1">
            <text:p>1.328</text:p>
          </table:table-cell>
          <table:table-cell office:value-type="float" office:value="1.8386" table:style-name="ce1">
            <text:p>1.838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1749999999999999" table:style-name="ce1">
            <text:p>0.1175</text:p>
          </table:table-cell>
          <table:table-cell office:value-type="float" office:value="0.58150000000000002" table:style-name="ce1">
            <text:p>0.5815</text:p>
          </table:table-cell>
          <table:table-cell office:value-type="float" office:value="1.3082" table:style-name="ce1">
            <text:p>1.3082</text:p>
          </table:table-cell>
          <table:table-cell office:value-type="float" office:value="1.8110999999999999" table:style-name="ce1">
            <text:p>1.811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1147" table:style-name="ce1">
            <text:p>0.1147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1.2891999999999999" table:style-name="ce1">
            <text:p>1.2892</text:p>
          </table:table-cell>
          <table:table-cell office:value-type="float" office:value="1.7848999999999999" table:style-name="ce1">
            <text:p>1.784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0.5595" table:style-name="ce1">
            <text:p>0.5595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7599" table:style-name="ce1">
            <text:p>1.759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096" table:style-name="ce1">
            <text:p>0.109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1.2535000000000001" table:style-name="ce1">
            <text:p>1.2535</text:p>
          </table:table-cell>
          <table:table-cell office:value-type="float" office:value="1.736" table:style-name="ce1">
            <text:p>1.73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10730000000000001" table:style-name="ce1">
            <text:p>0.1073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1.2366999999999999" table:style-name="ce1">
            <text:p>1.2367</text:p>
          </table:table-cell>
          <table:table-cell office:value-type="float" office:value="1.7132000000000001" table:style-name="ce1">
            <text:p>1.713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1052" table:style-name="ce1">
            <text:p>0.1052</text:p>
          </table:table-cell>
          <table:table-cell office:value-type="float" office:value="0.5292" table:style-name="ce1">
            <text:p>0.5292</text:p>
          </table:table-cell>
          <table:table-cell office:value-type="float" office:value="1.2205999999999999" table:style-name="ce1">
            <text:p>1.2206</text:p>
          </table:table-cell>
          <table:table-cell office:value-type="float" office:value="1.6912" table:style-name="ce1">
            <text:p>1.691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031" table:style-name="ce1">
            <text:p>0.1031</text:p>
          </table:table-cell>
          <table:table-cell office:value-type="float" office:value="0.51980000000000004" table:style-name="ce1">
            <text:p>0.5198</text:p>
          </table:table-cell>
          <table:table-cell office:value-type="float" office:value="1.2052" table:style-name="ce1">
            <text:p>1.2052</text:p>
          </table:table-cell>
          <table:table-cell office:value-type="float" office:value="1.6701999999999999" table:style-name="ce1">
            <text:p>1.670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012" table:style-name="ce1">
            <text:p>0.1012</text:p>
          </table:table-cell>
          <table:table-cell office:value-type="float" office:value="0.51070000000000004" table:style-name="ce1">
            <text:p>0.5107</text:p>
          </table:table-cell>
          <table:table-cell office:value-type="float" office:value="1.1902999999999999" table:style-name="ce1">
            <text:p>1.1903</text:p>
          </table:table-cell>
          <table:table-cell office:value-type="float" office:value="1.65" table:style-name="ce1">
            <text:p>1.6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.9400000000000002E-2" table:style-name="ce1">
            <text:p>0.0994</text:p>
          </table:table-cell>
          <table:table-cell office:value-type="float" office:value="0.50180000000000002" table:style-name="ce1">
            <text:p>0.501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.6305000000000001" table:style-name="ce1">
            <text:p>1.630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1.1623000000000001" table:style-name="ce1">
            <text:p>1.1623</text:p>
          </table:table-cell>
          <table:table-cell office:value-type="float" office:value="1.6117999999999999" table:style-name="ce1">
            <text:p>1.611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.6199999999999994E-2" table:style-name="ce1">
            <text:p>0.0962</text:p>
          </table:table-cell>
          <table:table-cell office:value-type="float" office:value="0.4849" table:style-name="ce1">
            <text:p>0.4849</text:p>
          </table:table-cell>
          <table:table-cell office:value-type="float" office:value="1.149" table:style-name="ce1">
            <text:p>1.149</text:p>
          </table:table-cell>
          <table:table-cell office:value-type="float" office:value="1.5936999999999999" table:style-name="ce1">
            <text:p>1.593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0.47689999999999999" table:style-name="ce1">
            <text:p>0.4769</text:p>
          </table:table-cell>
          <table:table-cell office:value-type="float" office:value="1.1363000000000001" table:style-name="ce1">
            <text:p>1.1363</text:p>
          </table:table-cell>
          <table:table-cell office:value-type="float" office:value="1.5763" table:style-name="ce1">
            <text:p>1.576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0.46899999999999997" table:style-name="ce1">
            <text:p>0.469</text:p>
          </table:table-cell>
          <table:table-cell office:value-type="float" office:value="1.1240000000000001" table:style-name="ce1">
            <text:p>1.124</text:p>
          </table:table-cell>
          <table:table-cell office:value-type="float" office:value="1.5593999999999999" table:style-name="ce1">
            <text:p>1.559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.2200000000000004E-2" table:style-name="ce1">
            <text:p>0.0922</text:p>
          </table:table-cell>
          <table:table-cell office:value-type="float" office:value="0.46139999999999998" table:style-name="ce1">
            <text:p>0.4614</text:p>
          </table:table-cell>
          <table:table-cell office:value-type="float" office:value="1.1121000000000001" table:style-name="ce1">
            <text:p>1.1121</text:p>
          </table:table-cell>
          <table:table-cell office:value-type="float" office:value="1.5430999999999999" table:style-name="ce1">
            <text:p>1.543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0.45400000000000001" table:style-name="ce1">
            <text:p>0.454</text:p>
          </table:table-cell>
          <table:table-cell office:value-type="float" office:value="1.1006" table:style-name="ce1">
            <text:p>1.1006</text:p>
          </table:table-cell>
          <table:table-cell office:value-type="float" office:value="1.5274000000000001" table:style-name="ce1">
            <text:p>1.527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.9899999999999994E-2" table:style-name="ce1">
            <text:p>0.0899</text:p>
          </table:table-cell>
          <table:table-cell office:value-type="float" office:value="0.44690000000000002" table:style-name="ce1">
            <text:p>0.4469</text:p>
          </table:table-cell>
          <table:table-cell office:value-type="float" office:value="1.0893999999999999" table:style-name="ce1">
            <text:p>1.0894</text:p>
          </table:table-cell>
          <table:table-cell office:value-type="float" office:value="1.5121" table:style-name="ce1">
            <text:p>1.512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0.43990000000000001" table:style-name="ce1">
            <text:p>0.4399</text:p>
          </table:table-cell>
          <table:table-cell office:value-type="float" office:value="1.0786" table:style-name="ce1">
            <text:p>1.0786</text:p>
          </table:table-cell>
          <table:table-cell office:value-type="float" office:value="1.4973000000000001" table:style-name="ce1">
            <text:p>1.497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.77E-2" table:style-name="ce1">
            <text:p>0.0877</text:p>
          </table:table-cell>
          <table:table-cell office:value-type="float" office:value="0.43309999999999998" table:style-name="ce1">
            <text:p>0.4331</text:p>
          </table:table-cell>
          <table:table-cell office:value-type="float" office:value="1.0681" table:style-name="ce1">
            <text:p>1.0681</text:p>
          </table:table-cell>
          <table:table-cell office:value-type="float" office:value="1.4830000000000001" table:style-name="ce1">
            <text:p>1.48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0.42649999999999999" table:style-name="ce1">
            <text:p>0.4265</text:p>
          </table:table-cell>
          <table:table-cell office:value-type="float" office:value="1.0580000000000001" table:style-name="ce1">
            <text:p>1.058</text:p>
          </table:table-cell>
          <table:table-cell office:value-type="float" office:value="1.4691000000000001" table:style-name="ce1">
            <text:p>1.469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0.42" table:style-name="ce1">
            <text:p>0.42</text:p>
          </table:table-cell>
          <table:table-cell office:value-type="float" office:value="1.0481" table:style-name="ce1">
            <text:p>1.0481</text:p>
          </table:table-cell>
          <table:table-cell office:value-type="float" office:value="1.4555" table:style-name="ce1">
            <text:p>1.455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0.4138" table:style-name="ce1">
            <text:p>0.4138</text:p>
          </table:table-cell>
          <table:table-cell office:value-type="float" office:value="1.0385" table:style-name="ce1">
            <text:p>1.0385</text:p>
          </table:table-cell>
          <table:table-cell office:value-type="float" office:value="1.4423999999999999" table:style-name="ce1">
            <text:p>1.442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.3400000000000002E-2" table:style-name="ce1">
            <text:p>0.0834</text:p>
          </table:table-cell>
          <table:table-cell office:value-type="float" office:value="0.40770000000000001" table:style-name="ce1">
            <text:p>0.4077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1.4296" table:style-name="ce1">
            <text:p>1.4296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0.4017" table:style-name="ce1">
            <text:p>0.4017</text:p>
          </table:table-cell>
          <table:table-cell office:value-type="float" office:value="1.02" table:style-name="ce1">
            <text:p>1.02</text:p>
          </table:table-cell>
          <table:table-cell office:value-type="float" office:value="1.4172" table:style-name="ce1">
            <text:p>1.417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.1100000000000005E-2" table:style-name="ce1">
            <text:p>0.0811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1.0112000000000001" table:style-name="ce1">
            <text:p>1.0112</text:p>
          </table:table-cell>
          <table:table-cell office:value-type="float" office:value="1.405" table:style-name="ce1">
            <text:p>1.40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0.39019999999999999" table:style-name="ce1">
            <text:p>0.3902</text:p>
          </table:table-cell>
          <table:table-cell office:value-type="float" office:value="1.0024999999999999" table:style-name="ce1">
            <text:p>1.0025</text:p>
          </table:table-cell>
          <table:table-cell office:value-type="float" office:value="1.3932" table:style-name="ce1">
            <text:p>1.393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0.38469999999999999" table:style-name="ce1">
            <text:p>0.3847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1.3816999999999999" table:style-name="ce1">
            <text:p>1.381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.7299999999999994E-2" table:style-name="ce1">
            <text:p>0.0773</text:p>
          </table:table-cell>
          <table:table-cell office:value-type="float" office:value="0.37930000000000003" table:style-name="ce1">
            <text:p>0.3793</text:p>
          </table:table-cell>
          <table:table-cell office:value-type="float" office:value="0.9859" table:style-name="ce1">
            <text:p>0.9859</text:p>
          </table:table-cell>
          <table:table-cell office:value-type="float" office:value="1.3705000000000001" table:style-name="ce1">
            <text:p>1.370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0.37409999999999999" table:style-name="ce1">
            <text:p>0.3741</text:p>
          </table:table-cell>
          <table:table-cell office:value-type="float" office:value="0.97789999999999999" table:style-name="ce1">
            <text:p>0.9779</text:p>
          </table:table-cell>
          <table:table-cell office:value-type="float" office:value="1.3594999999999999" table:style-name="ce1">
            <text:p>1.359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.46E-2" table:style-name="ce1">
            <text:p>0.0746</text:p>
          </table:table-cell>
          <table:table-cell office:value-type="float" office:value="0.36890000000000001" table:style-name="ce1">
            <text:p>0.3689</text:p>
          </table:table-cell>
          <table:table-cell office:value-type="float" office:value="0.97" table:style-name="ce1">
            <text:p>0.97</text:p>
          </table:table-cell>
          <table:table-cell office:value-type="float" office:value="1.3488" table:style-name="ce1">
            <text:p>1.348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0.3639" table:style-name="ce1">
            <text:p>0.3639</text:p>
          </table:table-cell>
          <table:table-cell office:value-type="float" office:value="0.96240000000000003" table:style-name="ce1">
            <text:p>0.9624</text:p>
          </table:table-cell>
          <table:table-cell office:value-type="float" office:value="1.3383" table:style-name="ce1">
            <text:p>1.3383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.95489999999999997" table:style-name="ce1">
            <text:p>0.9549</text:p>
          </table:table-cell>
          <table:table-cell office:value-type="float" office:value="1.3281000000000001" table:style-name="ce1">
            <text:p>1.3281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0.35420000000000001" table:style-name="ce1">
            <text:p>0.3542</text:p>
          </table:table-cell>
          <table:table-cell office:value-type="float" office:value="0.9476" table:style-name="ce1">
            <text:p>0.9476</text:p>
          </table:table-cell>
          <table:table-cell office:value-type="float" office:value="1.3181" table:style-name="ce1">
            <text:p>1.318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0.34960000000000002" table:style-name="ce1">
            <text:p>0.3496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1.3083" table:style-name="ce1">
            <text:p>1.308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1.2987" table:style-name="ce1">
            <text:p>1.298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34050000000000002" table:style-name="ce1">
            <text:p>0.3405</text:p>
          </table:table-cell>
          <table:table-cell office:value-type="float" office:value="0.92649999999999999" table:style-name="ce1">
            <text:p>0.9265</text:p>
          </table:table-cell>
          <table:table-cell office:value-type="float" office:value="1.2894000000000001" table:style-name="ce1">
            <text:p>1.289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4500000000000002E-2" table:style-name="ce1">
            <text:p>0.0645</text:p>
          </table:table-cell>
          <table:table-cell office:value-type="float" office:value="0.3362" table:style-name="ce1">
            <text:p>0.3362</text:p>
          </table:table-cell>
          <table:table-cell office:value-type="float" office:value="0.91979999999999995" table:style-name="ce1">
            <text:p>0.9198</text:p>
          </table:table-cell>
          <table:table-cell office:value-type="float" office:value="1.2802" table:style-name="ce1">
            <text:p>1.280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.3100000000000003E-2" table:style-name="ce1">
            <text:p>0.0631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1.2712000000000001" table:style-name="ce1">
            <text:p>1.271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32769999999999999" table:style-name="ce1">
            <text:p>0.3277</text:p>
          </table:table-cell>
          <table:table-cell office:value-type="float" office:value="0.90680000000000005" table:style-name="ce1">
            <text:p>0.9068</text:p>
          </table:table-cell>
          <table:table-cell office:value-type="float" office:value="1.2624" table:style-name="ce1">
            <text:p>1.262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0.3236" table:style-name="ce1">
            <text:p>0.3236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1.2538" table:style-name="ce1">
            <text:p>1.25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8799999999999998E-2" table:style-name="ce1">
            <text:p>0.0588</text:p>
          </table:table-cell>
          <table:table-cell office:value-type="float" office:value="0.3196" table:style-name="ce1">
            <text:p>0.3196</text:p>
          </table:table-cell>
          <table:table-cell office:value-type="float" office:value="0.89419999999999999" table:style-name="ce1">
            <text:p>0.8942</text:p>
          </table:table-cell>
          <table:table-cell office:value-type="float" office:value="1.2454000000000001" table:style-name="ce1">
            <text:p>1.245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74E-2" table:style-name="ce1">
            <text:p>0.0574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8881" table:style-name="ce1">
            <text:p>0.8881</text:p>
          </table:table-cell>
          <table:table-cell office:value-type="float" office:value="1.2371000000000001" table:style-name="ce1">
            <text:p>1.237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8821" table:style-name="ce1">
            <text:p>0.8821</text:p>
          </table:table-cell>
          <table:table-cell office:value-type="float" office:value="1.2290000000000001" table:style-name="ce1">
            <text:p>1.22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0.30819999999999997" table:style-name="ce1">
            <text:p>0.3082</text:p>
          </table:table-cell>
          <table:table-cell office:value-type="float" office:value="0.87619999999999998" table:style-name="ce1">
            <text:p>0.8762</text:p>
          </table:table-cell>
          <table:table-cell office:value-type="float" office:value="1.2211000000000001" table:style-name="ce1">
            <text:p>1.221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33E-2" table:style-name="ce1">
            <text:p>0.0533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87039999999999995" table:style-name="ce1">
            <text:p>0.8704</text:p>
          </table:table-cell>
          <table:table-cell office:value-type="float" office:value="1.2133" table:style-name="ce1">
            <text:p>1.213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21E-2" table:style-name="ce1">
            <text:p>0.0521</text:p>
          </table:table-cell>
          <table:table-cell office:value-type="float" office:value="0.3009" table:style-name="ce1">
            <text:p>0.3009</text:p>
          </table:table-cell>
          <table:table-cell office:value-type="float" office:value="0.86470000000000002" table:style-name="ce1">
            <text:p>0.8647</text:p>
          </table:table-cell>
          <table:table-cell office:value-type="float" office:value="1.2057" table:style-name="ce1">
            <text:p>1.205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0799999999999998E-2" table:style-name="ce1">
            <text:p>0.0508</text:p>
          </table:table-cell>
          <table:table-cell office:value-type="float" office:value="0.2974" table:style-name="ce1">
            <text:p>0.2974</text:p>
          </table:table-cell>
          <table:table-cell office:value-type="float" office:value="0.85909999999999997" table:style-name="ce1">
            <text:p>0.8591</text:p>
          </table:table-cell>
          <table:table-cell office:value-type="float" office:value="1.1981999999999999" table:style-name="ce1">
            <text:p>1.198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.9500000000000002E-2" table:style-name="ce1">
            <text:p>0.0495</text:p>
          </table:table-cell>
          <table:table-cell office:value-type="float" office:value="0.29389999999999999" table:style-name="ce1">
            <text:p>0.2939</text:p>
          </table:table-cell>
          <table:table-cell office:value-type="float" office:value="0.85360000000000003" table:style-name="ce1">
            <text:p>0.8536</text:p>
          </table:table-cell>
          <table:table-cell office:value-type="float" office:value="1.1909000000000001" table:style-name="ce1">
            <text:p>1.190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0.29049999999999998" table:style-name="ce1">
            <text:p>0.2905</text:p>
          </table:table-cell>
          <table:table-cell office:value-type="float" office:value="0.84809999999999997" table:style-name="ce1">
            <text:p>0.8481</text:p>
          </table:table-cell>
          <table:table-cell office:value-type="float" office:value="1.1837" table:style-name="ce1">
            <text:p>1.1837</text:p>
          </table:table-cell>
          <table:table-cell table:style-name="ce1">
            <draw:frame draw:z-index="1" draw:id="id0" draw:style-name="a0" draw:name="圖表 4" svg:x="0.53125in" svg:y="0.10937in" svg:width="5.02083in" svg:height="4.4635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7100000000000003E-2" table:style-name="ce1">
            <text:p>0.0471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0.84279999999999999" table:style-name="ce1">
            <text:p>0.8428</text:p>
          </table:table-cell>
          <table:table-cell office:value-type="float" office:value="1.1766000000000001" table:style-name="ce1">
            <text:p>1.176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8389999999999999" table:style-name="ce1">
            <text:p>0.2839</text:p>
          </table:table-cell>
          <table:table-cell office:value-type="float" office:value="0.83750000000000002" table:style-name="ce1">
            <text:p>0.8375</text:p>
          </table:table-cell>
          <table:table-cell office:value-type="float" office:value="1.1697" table:style-name="ce1">
            <text:p>1.169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4900000000000002E-2" table:style-name="ce1">
            <text:p>0.0449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0.83240000000000003" table:style-name="ce1">
            <text:p>0.8324</text:p>
          </table:table-cell>
          <table:table-cell office:value-type="float" office:value="1.163" table:style-name="ce1">
            <text:p>1.16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82730000000000004" table:style-name="ce1">
            <text:p>0.8273</text:p>
          </table:table-cell>
          <table:table-cell office:value-type="float" office:value="1.1563000000000001" table:style-name="ce1">
            <text:p>1.156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700000000000002E-2" table:style-name="ce1">
            <text:p>0.0427</text:p>
          </table:table-cell>
          <table:table-cell office:value-type="float" office:value="0.27450000000000002" table:style-name="ce1">
            <text:p>0.2745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1.1497999999999999" table:style-name="ce1">
            <text:p>1.149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.1599999999999998E-2" table:style-name="ce1">
            <text:p>0.0416</text:p>
          </table:table-cell>
          <table:table-cell office:value-type="float" office:value="0.27150000000000002" table:style-name="ce1">
            <text:p>0.2715</text:p>
          </table:table-cell>
          <table:table-cell office:value-type="float" office:value="0.81730000000000003" table:style-name="ce1">
            <text:p>0.8173</text:p>
          </table:table-cell>
          <table:table-cell office:value-type="float" office:value="1.1433" table:style-name="ce1">
            <text:p>1.143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0599999999999997E-2" table:style-name="ce1">
            <text:p>0.0406</text:p>
          </table:table-cell>
          <table:table-cell office:value-type="float" office:value="0.26860000000000001" table:style-name="ce1">
            <text:p>0.2686</text:p>
          </table:table-cell>
          <table:table-cell office:value-type="float" office:value="0.81240000000000001" table:style-name="ce1">
            <text:p>0.8124</text:p>
          </table:table-cell>
          <table:table-cell office:value-type="float" office:value="1.137" table:style-name="ce1">
            <text:p>1.13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0.26569999999999999" table:style-name="ce1">
            <text:p>0.2657</text:p>
          </table:table-cell>
          <table:table-cell office:value-type="float" office:value="0.8075" table:style-name="ce1">
            <text:p>0.8075</text:p>
          </table:table-cell>
          <table:table-cell office:value-type="float" office:value="1.1308" table:style-name="ce1">
            <text:p>1.130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0.26279999999999998" table:style-name="ce1">
            <text:p>0.2628</text:p>
          </table:table-cell>
          <table:table-cell office:value-type="float" office:value="0.80279999999999996" table:style-name="ce1">
            <text:p>0.8028</text:p>
          </table:table-cell>
          <table:table-cell office:value-type="float" office:value="1.1247" table:style-name="ce1">
            <text:p>1.124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78E-2" table:style-name="ce1">
            <text:p>0.0378</text:p>
          </table:table-cell>
          <table:table-cell office:value-type="float" office:value="0.26" table:style-name="ce1">
            <text:p>0.26</text:p>
          </table:table-cell>
          <table:table-cell office:value-type="float" office:value="0.79810000000000003" table:style-name="ce1">
            <text:p>0.7981</text:p>
          </table:table-cell>
          <table:table-cell office:value-type="float" office:value="1.1187" table:style-name="ce1">
            <text:p>1.118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6900000000000002E-2" table:style-name="ce1">
            <text:p>0.0369</text:p>
          </table:table-cell>
          <table:table-cell office:value-type="float" office:value="0.25719999999999998" table:style-name="ce1">
            <text:p>0.2572</text:p>
          </table:table-cell>
          <table:table-cell office:value-type="float" office:value="0.79349999999999998" table:style-name="ce1">
            <text:p>0.7935</text:p>
          </table:table-cell>
          <table:table-cell office:value-type="float" office:value="1.1128" table:style-name="ce1">
            <text:p>1.112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0.2545" table:style-name="ce1">
            <text:p>0.2545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1.107" table:style-name="ce1">
            <text:p>1.10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5099999999999999E-2" table:style-name="ce1">
            <text:p>0.0351</text:p>
          </table:table-cell>
          <table:table-cell office:value-type="float" office:value="0.25180000000000002" table:style-name="ce1">
            <text:p>0.2518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1.1012999999999999" table:style-name="ce1">
            <text:p>1.101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4299999999999997E-2" table:style-name="ce1">
            <text:p>0.0343</text:p>
          </table:table-cell>
          <table:table-cell office:value-type="float" office:value="0.2492" table:style-name="ce1">
            <text:p>0.2492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1.0956999999999999" table:style-name="ce1">
            <text:p>1.095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500000000000002E-2" table:style-name="ce1">
            <text:p>0.0335</text:p>
          </table:table-cell>
          <table:table-cell office:value-type="float" office:value="0.24660000000000001" table:style-name="ce1">
            <text:p>0.2466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1.0902000000000001" table:style-name="ce1">
            <text:p>1.090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27E-2" table:style-name="ce1">
            <text:p>0.0327</text:p>
          </table:table-cell>
          <table:table-cell office:value-type="float" office:value="0.24410000000000001" table:style-name="ce1">
            <text:p>0.2441</text:p>
          </table:table-cell>
          <table:table-cell office:value-type="float" office:value="0.7712" table:style-name="ce1">
            <text:p>0.7712</text:p>
          </table:table-cell>
          <table:table-cell office:value-type="float" office:value="1.0847" table:style-name="ce1">
            <text:p>1.084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1899999999999998E-2" table:style-name="ce1">
            <text:p>0.0319</text:p>
          </table:table-cell>
          <table:table-cell office:value-type="float" office:value="0.24160000000000001" table:style-name="ce1">
            <text:p>0.2416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1.0792999999999999" table:style-name="ce1">
            <text:p>1.079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1199999999999999E-2" table:style-name="ce1">
            <text:p>0.0312</text:p>
          </table:table-cell>
          <table:table-cell office:value-type="float" office:value="0.2392" table:style-name="ce1">
            <text:p>0.2392</text:p>
          </table:table-cell>
          <table:table-cell office:value-type="float" office:value="0.76270000000000004" table:style-name="ce1">
            <text:p>0.7627</text:p>
          </table:table-cell>
          <table:table-cell office:value-type="float" office:value="1.0740000000000001" table:style-name="ce1">
            <text:p>1.07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0.23680000000000001" table:style-name="ce1">
            <text:p>0.2368</text:p>
          </table:table-cell>
          <table:table-cell office:value-type="float" office:value="0.75849999999999995" table:style-name="ce1">
            <text:p>0.7585</text:p>
          </table:table-cell>
          <table:table-cell office:value-type="float" office:value="1.0688" table:style-name="ce1">
            <text:p>1.068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98E-2" table:style-name="ce1">
            <text:p>0.0298</text:p>
          </table:table-cell>
          <table:table-cell office:value-type="float" office:value="0.2344" table:style-name="ce1">
            <text:p>0.2344</text:p>
          </table:table-cell>
          <table:table-cell office:value-type="float" office:value="0.75439999999999996" table:style-name="ce1">
            <text:p>0.7544</text:p>
          </table:table-cell>
          <table:table-cell office:value-type="float" office:value="1.0637000000000001" table:style-name="ce1">
            <text:p>1.063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9100000000000001E-2" table:style-name="ce1">
            <text:p>0.0291</text:p>
          </table:table-cell>
          <table:table-cell office:value-type="float" office:value="0.2321" table:style-name="ce1">
            <text:p>0.2321</text:p>
          </table:table-cell>
          <table:table-cell office:value-type="float" office:value="0.75029999999999997" table:style-name="ce1">
            <text:p>0.7503</text:p>
          </table:table-cell>
          <table:table-cell office:value-type="float" office:value="1.0586" table:style-name="ce1">
            <text:p>1.0586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  <table:table table:name="test" table:style-name="ta1">
        <table:shapes>
          <draw:frame draw:z-index="1" draw:id="id1" draw:style-name="a1" draw:name="圖表 1" svg:x="4.9214in" svg:y="0.92482in" svg:width="5.19318in" svg:height="4.398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epoch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3.2482000000000002" table:style-name="ce1">
            <text:p>3.2482</text:p>
          </table:table-cell>
          <table:table-cell office:value-type="float" office:value="6.8940999999999999" table:style-name="ce1">
            <text:p>6.8941</text:p>
          </table:table-cell>
          <table:table-cell office:value-type="float" office:value="9.2169000000000008" table:style-name="ce1">
            <text:p>9.216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888" table:style-name="ce1">
            <text:p>1.3888</text:p>
          </table:table-cell>
          <table:table-cell office:value-type="float" office:value="2.4001000000000001" table:style-name="ce1">
            <text:p>2.4001</text:p>
          </table:table-cell>
          <table:table-cell office:value-type="float" office:value="5.0431999999999997" table:style-name="ce1">
            <text:p>5.0432</text:p>
          </table:table-cell>
          <table:table-cell office:value-type="float" office:value="6.8856999999999999" table:style-name="ce1">
            <text:p>6.885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866" table:style-name="ce1">
            <text:p>1.2866</text:p>
          </table:table-cell>
          <table:table-cell office:value-type="float" office:value="2.0478000000000001" table:style-name="ce1">
            <text:p>2.0478</text:p>
          </table:table-cell>
          <table:table-cell office:value-type="float" office:value="4.1467000000000001" table:style-name="ce1">
            <text:p>4.1467</text:p>
          </table:table-cell>
          <table:table-cell office:value-type="float" office:value="5.7374000000000001" table:style-name="ce1">
            <text:p>5.737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232000000000001" table:style-name="ce1">
            <text:p>1.2232</text:p>
          </table:table-cell>
          <table:table-cell office:value-type="float" office:value="1.843" table:style-name="ce1">
            <text:p>1.843</text:p>
          </table:table-cell>
          <table:table-cell office:value-type="float" office:value="3.5996999999999999" table:style-name="ce1">
            <text:p>3.5997</text:p>
          </table:table-cell>
          <table:table-cell office:value-type="float" office:value="5.0423999999999998" table:style-name="ce1">
            <text:p>5.042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94" table:style-name="ce1">
            <text:p>1.194</text:p>
          </table:table-cell>
          <table:table-cell office:value-type="float" office:value="1.7138" table:style-name="ce1">
            <text:p>1.7138</text:p>
          </table:table-cell>
          <table:table-cell office:value-type="float" office:value="3.2351000000000001" table:style-name="ce1">
            <text:p>3.2351</text:p>
          </table:table-cell>
          <table:table-cell office:value-type="float" office:value="4.5354000000000001" table:style-name="ce1">
            <text:p>4.535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684000000000001" table:style-name="ce1">
            <text:p>1.1684</text:p>
          </table:table-cell>
          <table:table-cell office:value-type="float" office:value="1.6253" table:style-name="ce1">
            <text:p>1.6253</text:p>
          </table:table-cell>
          <table:table-cell office:value-type="float" office:value="2.9718" table:style-name="ce1">
            <text:p>2.9718</text:p>
          </table:table-cell>
          <table:table-cell office:value-type="float" office:value="4.1459000000000001" table:style-name="ce1">
            <text:p>4.145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1315999999999999" table:style-name="ce1">
            <text:p>1.1316</text:p>
          </table:table-cell>
          <table:table-cell office:value-type="float" office:value="1.5572999999999999" table:style-name="ce1">
            <text:p>1.5573</text:p>
          </table:table-cell>
          <table:table-cell office:value-type="float" office:value="2.7707000000000002" table:style-name="ce1">
            <text:p>2.7707</text:p>
          </table:table-cell>
          <table:table-cell office:value-type="float" office:value="3.8416000000000001" table:style-name="ce1">
            <text:p>3.841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894999999999999" table:style-name="ce1">
            <text:p>1.0895</text:p>
          </table:table-cell>
          <table:table-cell office:value-type="float" office:value="1.5035000000000001" table:style-name="ce1">
            <text:p>1.5035</text:p>
          </table:table-cell>
          <table:table-cell office:value-type="float" office:value="2.6113" table:style-name="ce1">
            <text:p>2.6113</text:p>
          </table:table-cell>
          <table:table-cell office:value-type="float" office:value="3.5985999999999998" table:style-name="ce1">
            <text:p>3.598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559000000000001" table:style-name="ce1">
            <text:p>1.0559</text:p>
          </table:table-cell>
          <table:table-cell office:value-type="float" office:value="1.4594" table:style-name="ce1">
            <text:p>1.4594</text:p>
          </table:table-cell>
          <table:table-cell office:value-type="float" office:value="2.4815999999999998" table:style-name="ce1">
            <text:p>2.4816</text:p>
          </table:table-cell>
          <table:table-cell office:value-type="float" office:value="3.3999000000000001" table:style-name="ce1">
            <text:p>3.399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1.4225000000000001" table:style-name="ce1">
            <text:p>1.4225</text:p>
          </table:table-cell>
          <table:table-cell office:value-type="float" office:value="2.3736999999999999" table:style-name="ce1">
            <text:p>2.3737</text:p>
          </table:table-cell>
          <table:table-cell office:value-type="float" office:value="3.2339000000000002" table:style-name="ce1">
            <text:p>3.233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072000000000001" table:style-name="ce1">
            <text:p>1.0072</text:p>
          </table:table-cell>
          <table:table-cell office:value-type="float" office:value="1.3914" table:style-name="ce1">
            <text:p>1.3914</text:p>
          </table:table-cell>
          <table:table-cell office:value-type="float" office:value="2.2822" table:style-name="ce1">
            <text:p>2.2822</text:p>
          </table:table-cell>
          <table:table-cell office:value-type="float" office:value="3.0926999999999998" table:style-name="ce1">
            <text:p>3.092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1.3651" table:style-name="ce1">
            <text:p>1.3651</text:p>
          </table:table-cell>
          <table:table-cell office:value-type="float" office:value="2.2031999999999998" table:style-name="ce1">
            <text:p>2.2032</text:p>
          </table:table-cell>
          <table:table-cell office:value-type="float" office:value="2.9706999999999999" table:style-name="ce1">
            <text:p>2.970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1.3428" table:style-name="ce1">
            <text:p>1.3428</text:p>
          </table:table-cell>
          <table:table-cell office:value-type="float" office:value="2.1341000000000001" table:style-name="ce1">
            <text:p>2.1341</text:p>
          </table:table-cell>
          <table:table-cell office:value-type="float" office:value="2.8641000000000001" table:style-name="ce1">
            <text:p>2.864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708" table:style-name="ce1">
            <text:p>0.9708</text:p>
          </table:table-cell>
          <table:table-cell office:value-type="float" office:value="1.3236000000000001" table:style-name="ce1">
            <text:p>1.3236</text:p>
          </table:table-cell>
          <table:table-cell office:value-type="float" office:value="2.0729000000000002" table:style-name="ce1">
            <text:p>2.0729</text:p>
          </table:table-cell>
          <table:table-cell office:value-type="float" office:value="2.7698999999999998" table:style-name="ce1">
            <text:p>2.769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6609999999999996" table:style-name="ce1">
            <text:p>0.9661</text:p>
          </table:table-cell>
          <table:table-cell office:value-type="float" office:value="1.3069" table:style-name="ce1">
            <text:p>1.3069</text:p>
          </table:table-cell>
          <table:table-cell office:value-type="float" office:value="2.0184000000000002" table:style-name="ce1">
            <text:p>2.0184</text:p>
          </table:table-cell>
          <table:table-cell office:value-type="float" office:value="2.6861000000000002" table:style-name="ce1">
            <text:p>2.686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6330000000000005" table:style-name="ce1">
            <text:p>0.9633</text:p>
          </table:table-cell>
          <table:table-cell office:value-type="float" office:value="1.2921" table:style-name="ce1">
            <text:p>1.2921</text:p>
          </table:table-cell>
          <table:table-cell office:value-type="float" office:value="1.9696" table:style-name="ce1">
            <text:p>1.9696</text:p>
          </table:table-cell>
          <table:table-cell office:value-type="float" office:value="2.6107999999999998" table:style-name="ce1">
            <text:p>2.6108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1.2787999999999999" table:style-name="ce1">
            <text:p>1.2788</text:p>
          </table:table-cell>
          <table:table-cell office:value-type="float" office:value="1.9256" table:style-name="ce1">
            <text:p>1.9256</text:p>
          </table:table-cell>
          <table:table-cell office:value-type="float" office:value="2.5428999999999999" table:style-name="ce1">
            <text:p>2.542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1.2666999999999999" table:style-name="ce1">
            <text:p>1.2667</text:p>
          </table:table-cell>
          <table:table-cell office:value-type="float" office:value="1.8859999999999999" table:style-name="ce1">
            <text:p>1.886</text:p>
          </table:table-cell>
          <table:table-cell office:value-type="float" office:value="2.4811999999999999" table:style-name="ce1">
            <text:p>2.481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6009999999999995" table:style-name="ce1">
            <text:p>0.9601</text:p>
          </table:table-cell>
          <table:table-cell office:value-type="float" office:value="1.2556" table:style-name="ce1">
            <text:p>1.2556</text:p>
          </table:table-cell>
          <table:table-cell office:value-type="float" office:value="1.8502000000000001" table:style-name="ce1">
            <text:p>1.8502</text:p>
          </table:table-cell>
          <table:table-cell office:value-type="float" office:value="2.4249000000000001" table:style-name="ce1">
            <text:p>2.424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6030000000000004" table:style-name="ce1">
            <text:p>0.9603</text:p>
          </table:table-cell>
          <table:table-cell office:value-type="float" office:value="1.2452000000000001" table:style-name="ce1">
            <text:p>1.2452</text:p>
          </table:table-cell>
          <table:table-cell office:value-type="float" office:value="1.8177000000000001" table:style-name="ce1">
            <text:p>1.8177</text:p>
          </table:table-cell>
          <table:table-cell office:value-type="float" office:value="2.3732000000000002" table:style-name="ce1">
            <text:p>2.373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1.2355" table:style-name="ce1">
            <text:p>1.2355</text:p>
          </table:table-cell>
          <table:table-cell office:value-type="float" office:value="1.7881" table:style-name="ce1">
            <text:p>1.7881</text:p>
          </table:table-cell>
          <table:table-cell office:value-type="float" office:value="2.3256999999999999" table:style-name="ce1">
            <text:p>2.325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6260000000000001" table:style-name="ce1">
            <text:p>0.9626</text:p>
          </table:table-cell>
          <table:table-cell office:value-type="float" office:value="1.2262999999999999" table:style-name="ce1">
            <text:p>1.2263</text:p>
          </table:table-cell>
          <table:table-cell office:value-type="float" office:value="1.7611000000000001" table:style-name="ce1">
            <text:p>1.7611</text:p>
          </table:table-cell>
          <table:table-cell office:value-type="float" office:value="2.2816000000000001" table:style-name="ce1">
            <text:p>2.281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1.2175" table:style-name="ce1">
            <text:p>1.2175</text:p>
          </table:table-cell>
          <table:table-cell office:value-type="float" office:value="1.7362" table:style-name="ce1">
            <text:p>1.7362</text:p>
          </table:table-cell>
          <table:table-cell office:value-type="float" office:value="2.2408000000000001" table:style-name="ce1">
            <text:p>2.2408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6660000000000001" table:style-name="ce1">
            <text:p>0.9666</text:p>
          </table:table-cell>
          <table:table-cell office:value-type="float" office:value="1.2091000000000001" table:style-name="ce1">
            <text:p>1.2091</text:p>
          </table:table-cell>
          <table:table-cell office:value-type="float" office:value="1.7133" table:style-name="ce1">
            <text:p>1.7133</text:p>
          </table:table-cell>
          <table:table-cell office:value-type="float" office:value="2.2025999999999999" table:style-name="ce1">
            <text:p>2.202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6870000000000001" table:style-name="ce1">
            <text:p>0.9687</text:p>
          </table:table-cell>
          <table:table-cell office:value-type="float" office:value="1.2011000000000001" table:style-name="ce1">
            <text:p>1.2011</text:p>
          </table:table-cell>
          <table:table-cell office:value-type="float" office:value="1.6920999999999999" table:style-name="ce1">
            <text:p>1.6921</text:p>
          </table:table-cell>
          <table:table-cell office:value-type="float" office:value="2.1669" table:style-name="ce1">
            <text:p>2.166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1.1934" table:style-name="ce1">
            <text:p>1.1934</text:p>
          </table:table-cell>
          <table:table-cell office:value-type="float" office:value="1.6722999999999999" table:style-name="ce1">
            <text:p>1.6723</text:p>
          </table:table-cell>
          <table:table-cell office:value-type="float" office:value="2.1335000000000002" table:style-name="ce1">
            <text:p>2.133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1.1860999999999999" table:style-name="ce1">
            <text:p>1.1861</text:p>
          </table:table-cell>
          <table:table-cell office:value-type="float" office:value="1.6537999999999999" table:style-name="ce1">
            <text:p>1.6538</text:p>
          </table:table-cell>
          <table:table-cell office:value-type="float" office:value="2.1019999999999999" table:style-name="ce1">
            <text:p>2.10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1.1792" table:style-name="ce1">
            <text:p>1.1792</text:p>
          </table:table-cell>
          <table:table-cell office:value-type="float" office:value="1.6364000000000001" table:style-name="ce1">
            <text:p>1.6364</text:p>
          </table:table-cell>
          <table:table-cell office:value-type="float" office:value="2.0722999999999998" table:style-name="ce1">
            <text:p>2.072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1.1725000000000001" table:style-name="ce1">
            <text:p>1.1725</text:p>
          </table:table-cell>
          <table:table-cell office:value-type="float" office:value="1.62" table:style-name="ce1">
            <text:p>1.62</text:p>
          </table:table-cell>
          <table:table-cell office:value-type="float" office:value="2.0442999999999998" table:style-name="ce1">
            <text:p>2.044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1.1661999999999999" table:style-name="ce1">
            <text:p>1.1662</text:p>
          </table:table-cell>
          <table:table-cell office:value-type="float" office:value="1.6044" table:style-name="ce1">
            <text:p>1.6044</text:p>
          </table:table-cell>
          <table:table-cell office:value-type="float" office:value="2.0179" table:style-name="ce1">
            <text:p>2.017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1.1600999999999999" table:style-name="ce1">
            <text:p>1.1601</text:p>
          </table:table-cell>
          <table:table-cell office:value-type="float" office:value="1.5896999999999999" table:style-name="ce1">
            <text:p>1.5897</text:p>
          </table:table-cell>
          <table:table-cell office:value-type="float" office:value="1.9927999999999999" table:style-name="ce1">
            <text:p>1.992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98619999999999997" table:style-name="ce1">
            <text:p>0.9862</text:p>
          </table:table-cell>
          <table:table-cell office:value-type="float" office:value="1.1543000000000001" table:style-name="ce1">
            <text:p>1.1543</text:p>
          </table:table-cell>
          <table:table-cell office:value-type="float" office:value="1.5757000000000001" table:style-name="ce1">
            <text:p>1.5757</text:p>
          </table:table-cell>
          <table:table-cell office:value-type="float" office:value="1.9691000000000001" table:style-name="ce1">
            <text:p>1.969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1.1487000000000001" table:style-name="ce1">
            <text:p>1.1487</text:p>
          </table:table-cell>
          <table:table-cell office:value-type="float" office:value="1.5623" table:style-name="ce1">
            <text:p>1.5623</text:p>
          </table:table-cell>
          <table:table-cell office:value-type="float" office:value="1.9466000000000001" table:style-name="ce1">
            <text:p>1.946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99219999999999997" table:style-name="ce1">
            <text:p>0.9922</text:p>
          </table:table-cell>
          <table:table-cell office:value-type="float" office:value="1.1434" table:style-name="ce1">
            <text:p>1.1434</text:p>
          </table:table-cell>
          <table:table-cell office:value-type="float" office:value="1.5495000000000001" table:style-name="ce1">
            <text:p>1.5495</text:p>
          </table:table-cell>
          <table:table-cell office:value-type="float" office:value="1.9253" table:style-name="ce1">
            <text:p>1.925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1.1382000000000001" table:style-name="ce1">
            <text:p>1.1382</text:p>
          </table:table-cell>
          <table:table-cell office:value-type="float" office:value="1.5373000000000001" table:style-name="ce1">
            <text:p>1.5373</text:p>
          </table:table-cell>
          <table:table-cell office:value-type="float" office:value="1.9051" table:style-name="ce1">
            <text:p>1.905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99850000000000005" table:style-name="ce1">
            <text:p>0.9985</text:p>
          </table:table-cell>
          <table:table-cell office:value-type="float" office:value="1.1333" table:style-name="ce1">
            <text:p>1.1333</text:p>
          </table:table-cell>
          <table:table-cell office:value-type="float" office:value="1.5256000000000001" table:style-name="ce1">
            <text:p>1.5256</text:p>
          </table:table-cell>
          <table:table-cell office:value-type="float" office:value="1.8858999999999999" table:style-name="ce1">
            <text:p>1.885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0017" table:style-name="ce1">
            <text:p>1.0017</text:p>
          </table:table-cell>
          <table:table-cell office:value-type="float" office:value="1.1285000000000001" table:style-name="ce1">
            <text:p>1.1285</text:p>
          </table:table-cell>
          <table:table-cell office:value-type="float" office:value="1.5143" table:style-name="ce1">
            <text:p>1.5143</text:p>
          </table:table-cell>
          <table:table-cell office:value-type="float" office:value="1.8675999999999999" table:style-name="ce1">
            <text:p>1.867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0048999999999999" table:style-name="ce1">
            <text:p>1.0049</text:p>
          </table:table-cell>
          <table:table-cell office:value-type="float" office:value="1.1238999999999999" table:style-name="ce1">
            <text:p>1.1239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1.8502000000000001" table:style-name="ce1">
            <text:p>1.850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0081" table:style-name="ce1">
            <text:p>1.0081</text:p>
          </table:table-cell>
          <table:table-cell office:value-type="float" office:value="1.1194999999999999" table:style-name="ce1">
            <text:p>1.1195</text:p>
          </table:table-cell>
          <table:table-cell office:value-type="float" office:value="1.4928999999999999" table:style-name="ce1">
            <text:p>1.4929</text:p>
          </table:table-cell>
          <table:table-cell office:value-type="float" office:value="1.8337000000000001" table:style-name="ce1">
            <text:p>1.833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0113000000000001" table:style-name="ce1">
            <text:p>1.0113</text:p>
          </table:table-cell>
          <table:table-cell office:value-type="float" office:value="1.1153" table:style-name="ce1">
            <text:p>1.1153</text:p>
          </table:table-cell>
          <table:table-cell office:value-type="float" office:value="1.4827999999999999" table:style-name="ce1">
            <text:p>1.4828</text:p>
          </table:table-cell>
          <table:table-cell office:value-type="float" office:value="1.8179000000000001" table:style-name="ce1">
            <text:p>1.817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0145999999999999" table:style-name="ce1">
            <text:p>1.0146</text:p>
          </table:table-cell>
          <table:table-cell office:value-type="float" office:value="1.1111" table:style-name="ce1">
            <text:p>1.1111</text:p>
          </table:table-cell>
          <table:table-cell office:value-type="float" office:value="1.4731000000000001" table:style-name="ce1">
            <text:p>1.4731</text:p>
          </table:table-cell>
          <table:table-cell office:value-type="float" office:value="1.8028" table:style-name="ce1">
            <text:p>1.802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0179" table:style-name="ce1">
            <text:p>1.0179</text:p>
          </table:table-cell>
          <table:table-cell office:value-type="float" office:value="1.1072" table:style-name="ce1">
            <text:p>1.1072</text:p>
          </table:table-cell>
          <table:table-cell office:value-type="float" office:value="1.4637" table:style-name="ce1">
            <text:p>1.4637</text:p>
          </table:table-cell>
          <table:table-cell office:value-type="float" office:value="1.7884" table:style-name="ce1">
            <text:p>1.788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0210999999999999" table:style-name="ce1">
            <text:p>1.0211</text:p>
          </table:table-cell>
          <table:table-cell office:value-type="float" office:value="1.1033999999999999" table:style-name="ce1">
            <text:p>1.1034</text:p>
          </table:table-cell>
          <table:table-cell office:value-type="float" office:value="1.4547000000000001" table:style-name="ce1">
            <text:p>1.4547</text:p>
          </table:table-cell>
          <table:table-cell office:value-type="float" office:value="1.7746999999999999" table:style-name="ce1">
            <text:p>1.774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0244" table:style-name="ce1">
            <text:p>1.0244</text:p>
          </table:table-cell>
          <table:table-cell office:value-type="float" office:value="1.0996999999999999" table:style-name="ce1">
            <text:p>1.0997</text:p>
          </table:table-cell>
          <table:table-cell office:value-type="float" office:value="1.4459" table:style-name="ce1">
            <text:p>1.4459</text:p>
          </table:table-cell>
          <table:table-cell office:value-type="float" office:value="1.7615000000000001" table:style-name="ce1">
            <text:p>1.761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1.0961000000000001" table:style-name="ce1">
            <text:p>1.0961</text:p>
          </table:table-cell>
          <table:table-cell office:value-type="float" office:value="1.4375" table:style-name="ce1">
            <text:p>1.4375</text:p>
          </table:table-cell>
          <table:table-cell office:value-type="float" office:value="1.7488999999999999" table:style-name="ce1">
            <text:p>1.748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1.0927" table:style-name="ce1">
            <text:p>1.0927</text:p>
          </table:table-cell>
          <table:table-cell office:value-type="float" office:value="1.4294" table:style-name="ce1">
            <text:p>1.4294</text:p>
          </table:table-cell>
          <table:table-cell office:value-type="float" office:value="1.7367999999999999" table:style-name="ce1">
            <text:p>1.736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0341" table:style-name="ce1">
            <text:p>1.0341</text:p>
          </table:table-cell>
          <table:table-cell office:value-type="float" office:value="1.0892999999999999" table:style-name="ce1">
            <text:p>1.0893</text:p>
          </table:table-cell>
          <table:table-cell office:value-type="float" office:value="1.4216" table:style-name="ce1">
            <text:p>1.4216</text:p>
          </table:table-cell>
          <table:table-cell office:value-type="float" office:value="1.7252000000000001" table:style-name="ce1">
            <text:p>1.725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1.0861000000000001" table:style-name="ce1">
            <text:p>1.0861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1.714" table:style-name="ce1">
            <text:p>1.71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0403" table:style-name="ce1">
            <text:p>1.0403</text:p>
          </table:table-cell>
          <table:table-cell office:value-type="float" office:value="1.083" table:style-name="ce1">
            <text:p>1.083</text:p>
          </table:table-cell>
          <table:table-cell office:value-type="float" office:value="1.4067000000000001" table:style-name="ce1">
            <text:p>1.4067</text:p>
          </table:table-cell>
          <table:table-cell office:value-type="float" office:value="1.7032" table:style-name="ce1">
            <text:p>1.7032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0431999999999999" table:style-name="ce1">
            <text:p>1.0432</text:p>
          </table:table-cell>
          <table:table-cell office:value-type="float" office:value="1.08" table:style-name="ce1">
            <text:p>1.08</text:p>
          </table:table-cell>
          <table:table-cell office:value-type="float" office:value="1.3996" table:style-name="ce1">
            <text:p>1.3996</text:p>
          </table:table-cell>
          <table:table-cell office:value-type="float" office:value="1.6929000000000001" table:style-name="ce1">
            <text:p>1.692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046" table:style-name="ce1">
            <text:p>1.046</text:p>
          </table:table-cell>
          <table:table-cell office:value-type="float" office:value="1.077" table:style-name="ce1">
            <text:p>1.077</text:p>
          </table:table-cell>
          <table:table-cell office:value-type="float" office:value="1.3928" table:style-name="ce1">
            <text:p>1.3928</text:p>
          </table:table-cell>
          <table:table-cell office:value-type="float" office:value="1.6828000000000001" table:style-name="ce1">
            <text:p>1.6828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0487" table:style-name="ce1">
            <text:p>1.0487</text:p>
          </table:table-cell>
          <table:table-cell office:value-type="float" office:value="1.0742" table:style-name="ce1">
            <text:p>1.0742</text:p>
          </table:table-cell>
          <table:table-cell office:value-type="float" office:value="1.3861000000000001" table:style-name="ce1">
            <text:p>1.3861</text:p>
          </table:table-cell>
          <table:table-cell office:value-type="float" office:value="1.6731" table:style-name="ce1">
            <text:p>1.673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0512999999999999" table:style-name="ce1">
            <text:p>1.0513</text:p>
          </table:table-cell>
          <table:table-cell office:value-type="float" office:value="1.0714999999999999" table:style-name="ce1">
            <text:p>1.0715</text:p>
          </table:table-cell>
          <table:table-cell office:value-type="float" office:value="1.3796999999999999" table:style-name="ce1">
            <text:p>1.3797</text:p>
          </table:table-cell>
          <table:table-cell office:value-type="float" office:value="1.6637999999999999" table:style-name="ce1">
            <text:p>1.663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0537000000000001" table:style-name="ce1">
            <text:p>1.0537</text:p>
          </table:table-cell>
          <table:table-cell office:value-type="float" office:value="1.0688" table:style-name="ce1">
            <text:p>1.0688</text:p>
          </table:table-cell>
          <table:table-cell office:value-type="float" office:value="1.3734999999999999" table:style-name="ce1">
            <text:p>1.3735</text:p>
          </table:table-cell>
          <table:table-cell office:value-type="float" office:value="1.6547000000000001" table:style-name="ce1">
            <text:p>1.654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0559000000000001" table:style-name="ce1">
            <text:p>1.0559</text:p>
          </table:table-cell>
          <table:table-cell office:value-type="float" office:value="1.0662" table:style-name="ce1">
            <text:p>1.0662</text:p>
          </table:table-cell>
          <table:table-cell office:value-type="float" office:value="1.3674999999999999" table:style-name="ce1">
            <text:p>1.3675</text:p>
          </table:table-cell>
          <table:table-cell office:value-type="float" office:value="1.6458999999999999" table:style-name="ce1">
            <text:p>1.6459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0581" table:style-name="ce1">
            <text:p>1.0581</text:p>
          </table:table-cell>
          <table:table-cell office:value-type="float" office:value="1.0637000000000001" table:style-name="ce1">
            <text:p>1.0637</text:p>
          </table:table-cell>
          <table:table-cell office:value-type="float" office:value="1.3615999999999999" table:style-name="ce1">
            <text:p>1.3616</text:p>
          </table:table-cell>
          <table:table-cell office:value-type="float" office:value="1.6373" table:style-name="ce1">
            <text:p>1.6373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06" table:style-name="ce1">
            <text:p>1.06</text:p>
          </table:table-cell>
          <table:table-cell office:value-type="float" office:value="1.0612999999999999" table:style-name="ce1">
            <text:p>1.0613</text:p>
          </table:table-cell>
          <table:table-cell office:value-type="float" office:value="1.3559000000000001" table:style-name="ce1">
            <text:p>1.3559</text:p>
          </table:table-cell>
          <table:table-cell office:value-type="float" office:value="1.629" table:style-name="ce1">
            <text:p>1.62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0618000000000001" table:style-name="ce1">
            <text:p>1.0618</text:p>
          </table:table-cell>
          <table:table-cell office:value-type="float" office:value="1.0589999999999999" table:style-name="ce1">
            <text:p>1.059</text:p>
          </table:table-cell>
          <table:table-cell office:value-type="float" office:value="1.3504" table:style-name="ce1">
            <text:p>1.3504</text:p>
          </table:table-cell>
          <table:table-cell office:value-type="float" office:value="1.621" table:style-name="ce1">
            <text:p>1.62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0633999999999999" table:style-name="ce1">
            <text:p>1.0634</text:p>
          </table:table-cell>
          <table:table-cell office:value-type="float" office:value="1.0567" table:style-name="ce1">
            <text:p>1.0567</text:p>
          </table:table-cell>
          <table:table-cell office:value-type="float" office:value="1.3451" table:style-name="ce1">
            <text:p>1.3451</text:p>
          </table:table-cell>
          <table:table-cell office:value-type="float" office:value="1.6131" table:style-name="ce1">
            <text:p>1.613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0649" table:style-name="ce1">
            <text:p>1.0649</text:p>
          </table:table-cell>
          <table:table-cell office:value-type="float" office:value="1.0545" table:style-name="ce1">
            <text:p>1.0545</text:p>
          </table:table-cell>
          <table:table-cell office:value-type="float" office:value="1.3399000000000001" table:style-name="ce1">
            <text:p>1.3399</text:p>
          </table:table-cell>
          <table:table-cell office:value-type="float" office:value="1.6053999999999999" table:style-name="ce1">
            <text:p>1.605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0663" table:style-name="ce1">
            <text:p>1.0663</text:p>
          </table:table-cell>
          <table:table-cell office:value-type="float" office:value="1.0523" table:style-name="ce1">
            <text:p>1.0523</text:p>
          </table:table-cell>
          <table:table-cell office:value-type="float" office:value="1.3348" table:style-name="ce1">
            <text:p>1.3348</text:p>
          </table:table-cell>
          <table:table-cell office:value-type="float" office:value="1.5980000000000001" table:style-name="ce1">
            <text:p>1.59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0674999999999999" table:style-name="ce1">
            <text:p>1.0675</text:p>
          </table:table-cell>
          <table:table-cell office:value-type="float" office:value="1.0502" table:style-name="ce1">
            <text:p>1.0502</text:p>
          </table:table-cell>
          <table:table-cell office:value-type="float" office:value="1.3299000000000001" table:style-name="ce1">
            <text:p>1.3299</text:p>
          </table:table-cell>
          <table:table-cell office:value-type="float" office:value="1.5907" table:style-name="ce1">
            <text:p>1.590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0686" table:style-name="ce1">
            <text:p>1.0686</text:p>
          </table:table-cell>
          <table:table-cell office:value-type="float" office:value="1.0482" table:style-name="ce1">
            <text:p>1.0482</text:p>
          </table:table-cell>
          <table:table-cell office:value-type="float" office:value="1.3250999999999999" table:style-name="ce1">
            <text:p>1.3251</text:p>
          </table:table-cell>
          <table:table-cell office:value-type="float" office:value="1.5835999999999999" table:style-name="ce1">
            <text:p>1.583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0694999999999999" table:style-name="ce1">
            <text:p>1.0695</text:p>
          </table:table-cell>
          <table:table-cell office:value-type="float" office:value="1.0462" table:style-name="ce1">
            <text:p>1.0462</text:p>
          </table:table-cell>
          <table:table-cell office:value-type="float" office:value="1.3205" table:style-name="ce1">
            <text:p>1.3205</text:p>
          </table:table-cell>
          <table:table-cell office:value-type="float" office:value="1.5767" table:style-name="ce1">
            <text:p>1.576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0704" table:style-name="ce1">
            <text:p>1.0704</text:p>
          </table:table-cell>
          <table:table-cell office:value-type="float" office:value="1.0443" table:style-name="ce1">
            <text:p>1.0443</text:p>
          </table:table-cell>
          <table:table-cell office:value-type="float" office:value="1.3159000000000001" table:style-name="ce1">
            <text:p>1.3159</text:p>
          </table:table-cell>
          <table:table-cell office:value-type="float" office:value="1.57" table:style-name="ce1">
            <text:p>1.5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0711999999999999" table:style-name="ce1">
            <text:p>1.0712</text:p>
          </table:table-cell>
          <table:table-cell office:value-type="float" office:value="1.0424" table:style-name="ce1">
            <text:p>1.0424</text:p>
          </table:table-cell>
          <table:table-cell office:value-type="float" office:value="1.3115000000000001" table:style-name="ce1">
            <text:p>1.3115</text:p>
          </table:table-cell>
          <table:table-cell office:value-type="float" office:value="1.5633999999999999" table:style-name="ce1">
            <text:p>1.5634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1.0406" table:style-name="ce1">
            <text:p>1.0406</text:p>
          </table:table-cell>
          <table:table-cell office:value-type="float" office:value="1.3072999999999999" table:style-name="ce1">
            <text:p>1.3073</text:p>
          </table:table-cell>
          <table:table-cell office:value-type="float" office:value="1.5569" table:style-name="ce1">
            <text:p>1.556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0724" table:style-name="ce1">
            <text:p>1.0724</text:p>
          </table:table-cell>
          <table:table-cell office:value-type="float" office:value="1.0387999999999999" table:style-name="ce1">
            <text:p>1.0388</text:p>
          </table:table-cell>
          <table:table-cell office:value-type="float" office:value="1.3030999999999999" table:style-name="ce1">
            <text:p>1.3031</text:p>
          </table:table-cell>
          <table:table-cell office:value-type="float" office:value="1.5506" table:style-name="ce1">
            <text:p>1.550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0729" table:style-name="ce1">
            <text:p>1.072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2990999999999999" table:style-name="ce1">
            <text:p>1.2991</text:p>
          </table:table-cell>
          <table:table-cell office:value-type="float" office:value="1.5445" table:style-name="ce1">
            <text:p>1.544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0733999999999999" table:style-name="ce1">
            <text:p>1.0734</text:p>
          </table:table-cell>
          <table:table-cell office:value-type="float" office:value="1.0353000000000001" table:style-name="ce1">
            <text:p>1.0353</text:p>
          </table:table-cell>
          <table:table-cell office:value-type="float" office:value="1.2950999999999999" table:style-name="ce1">
            <text:p>1.2951</text:p>
          </table:table-cell>
          <table:table-cell office:value-type="float" office:value="1.5384" table:style-name="ce1">
            <text:p>1.538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0737000000000001" table:style-name="ce1">
            <text:p>1.0737</text:p>
          </table:table-cell>
          <table:table-cell office:value-type="float" office:value="1.0336000000000001" table:style-name="ce1">
            <text:p>1.0336</text:p>
          </table:table-cell>
          <table:table-cell office:value-type="float" office:value="1.2912999999999999" table:style-name="ce1">
            <text:p>1.2913</text:p>
          </table:table-cell>
          <table:table-cell office:value-type="float" office:value="1.5325" table:style-name="ce1">
            <text:p>1.532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.0741000000000001" table:style-name="ce1">
            <text:p>1.0741</text:p>
          </table:table-cell>
          <table:table-cell office:value-type="float" office:value="1.032" table:style-name="ce1">
            <text:p>1.032</text:p>
          </table:table-cell>
          <table:table-cell office:value-type="float" office:value="1.2876000000000001" table:style-name="ce1">
            <text:p>1.2876</text:p>
          </table:table-cell>
          <table:table-cell office:value-type="float" office:value="1.5267999999999999" table:style-name="ce1">
            <text:p>1.526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0743" table:style-name="ce1">
            <text:p>1.0743</text:p>
          </table:table-cell>
          <table:table-cell office:value-type="float" office:value="1.0304" table:style-name="ce1">
            <text:p>1.0304</text:p>
          </table:table-cell>
          <table:table-cell office:value-type="float" office:value="1.2839" table:style-name="ce1">
            <text:p>1.2839</text:p>
          </table:table-cell>
          <table:table-cell office:value-type="float" office:value="1.5210999999999999" table:style-name="ce1">
            <text:p>1.521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.0746" table:style-name="ce1">
            <text:p>1.0746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1.2804" table:style-name="ce1">
            <text:p>1.2804</text:p>
          </table:table-cell>
          <table:table-cell office:value-type="float" office:value="1.5155000000000001" table:style-name="ce1">
            <text:p>1.515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.0748" table:style-name="ce1">
            <text:p>1.0748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1.2769999999999999" table:style-name="ce1">
            <text:p>1.277</text:p>
          </table:table-cell>
          <table:table-cell office:value-type="float" office:value="1.5101" table:style-name="ce1">
            <text:p>1.5101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0749" table:style-name="ce1">
            <text:p>1.0749</text:p>
          </table:table-cell>
          <table:table-cell office:value-type="float" office:value="1.0258" table:style-name="ce1">
            <text:p>1.0258</text:p>
          </table:table-cell>
          <table:table-cell office:value-type="float" office:value="1.2736000000000001" table:style-name="ce1">
            <text:p>1.2736</text:p>
          </table:table-cell>
          <table:table-cell office:value-type="float" office:value="1.5047999999999999" table:style-name="ce1">
            <text:p>1.504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.0750999999999999" table:style-name="ce1">
            <text:p>1.0751</text:p>
          </table:table-cell>
          <table:table-cell office:value-type="float" office:value="1.0244" table:style-name="ce1">
            <text:p>1.0244</text:p>
          </table:table-cell>
          <table:table-cell office:value-type="float" office:value="1.2704" table:style-name="ce1">
            <text:p>1.2704</text:p>
          </table:table-cell>
          <table:table-cell office:value-type="float" office:value="1.4995000000000001" table:style-name="ce1">
            <text:p>1.499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0751999999999999" table:style-name="ce1">
            <text:p>1.0752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2672000000000001" table:style-name="ce1">
            <text:p>1.2672</text:p>
          </table:table-cell>
          <table:table-cell office:value-type="float" office:value="1.4944" table:style-name="ce1">
            <text:p>1.4944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0752999999999999" table:style-name="ce1">
            <text:p>1.0753</text:p>
          </table:table-cell>
          <table:table-cell office:value-type="float" office:value="1.0216000000000001" table:style-name="ce1">
            <text:p>1.0216</text:p>
          </table:table-cell>
          <table:table-cell office:value-type="float" office:value="1.2641" table:style-name="ce1">
            <text:p>1.2641</text:p>
          </table:table-cell>
          <table:table-cell office:value-type="float" office:value="1.4893000000000001" table:style-name="ce1">
            <text:p>1.489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0753999999999999" table:style-name="ce1">
            <text:p>1.0754</text:p>
          </table:table-cell>
          <table:table-cell office:value-type="float" office:value="1.0203" table:style-name="ce1">
            <text:p>1.0203</text:p>
          </table:table-cell>
          <table:table-cell office:value-type="float" office:value="1.2611000000000001" table:style-name="ce1">
            <text:p>1.2611</text:p>
          </table:table-cell>
          <table:table-cell office:value-type="float" office:value="1.4843999999999999" table:style-name="ce1">
            <text:p>1.48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0753999999999999" table:style-name="ce1">
            <text:p>1.0754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1.2581" table:style-name="ce1">
            <text:p>1.2581</text:p>
          </table:table-cell>
          <table:table-cell office:value-type="float" office:value="1.4795" table:style-name="ce1">
            <text:p>1.479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.0754999999999999" table:style-name="ce1">
            <text:p>1.0755</text:p>
          </table:table-cell>
          <table:table-cell office:value-type="float" office:value="1.0177" table:style-name="ce1">
            <text:p>1.0177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1.4748000000000001" table:style-name="ce1">
            <text:p>1.47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.0754999999999999" table:style-name="ce1">
            <text:p>1.0755</text:p>
          </table:table-cell>
          <table:table-cell office:value-type="float" office:value="1.0165" table:style-name="ce1">
            <text:p>1.0165</text:p>
          </table:table-cell>
          <table:table-cell office:value-type="float" office:value="1.2524999999999999" table:style-name="ce1">
            <text:p>1.2525</text:p>
          </table:table-cell>
          <table:table-cell office:value-type="float" office:value="1.4701" table:style-name="ce1">
            <text:p>1.470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1.2497" table:style-name="ce1">
            <text:p>1.2497</text:p>
          </table:table-cell>
          <table:table-cell office:value-type="float" office:value="1.4655" table:style-name="ce1">
            <text:p>1.465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1.0141" table:style-name="ce1">
            <text:p>1.0141</text:p>
          </table:table-cell>
          <table:table-cell office:value-type="float" office:value="1.2471000000000001" table:style-name="ce1">
            <text:p>1.2471</text:p>
          </table:table-cell>
          <table:table-cell office:value-type="float" office:value="1.4610000000000001" table:style-name="ce1">
            <text:p>1.46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1.0129999999999999" table:style-name="ce1">
            <text:p>1.013</text:p>
          </table:table-cell>
          <table:table-cell office:value-type="float" office:value="1.2444999999999999" table:style-name="ce1">
            <text:p>1.2445</text:p>
          </table:table-cell>
          <table:table-cell office:value-type="float" office:value="1.4565999999999999" table:style-name="ce1">
            <text:p>1.4566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0755999999999999" table:style-name="ce1">
            <text:p>1.0756</text:p>
          </table:table-cell>
          <table:table-cell office:value-type="float" office:value="1.0119" table:style-name="ce1">
            <text:p>1.0119</text:p>
          </table:table-cell>
          <table:table-cell office:value-type="float" office:value="1.2419" table:style-name="ce1">
            <text:p>1.2419</text:p>
          </table:table-cell>
          <table:table-cell office:value-type="float" office:value="1.4521999999999999" table:style-name="ce1">
            <text:p>1.45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1.0108999999999999" table:style-name="ce1">
            <text:p>1.0109</text:p>
          </table:table-cell>
          <table:table-cell office:value-type="float" office:value="1.2395" table:style-name="ce1">
            <text:p>1.2395</text:p>
          </table:table-cell>
          <table:table-cell office:value-type="float" office:value="1.448" table:style-name="ce1">
            <text:p>1.44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1.0098" table:style-name="ce1">
            <text:p>1.0098</text:p>
          </table:table-cell>
          <table:table-cell office:value-type="float" office:value="1.2370000000000001" table:style-name="ce1">
            <text:p>1.237</text:p>
          </table:table-cell>
          <table:table-cell office:value-type="float" office:value="1.4438" table:style-name="ce1">
            <text:p>1.443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1.0087999999999999" table:style-name="ce1">
            <text:p>1.0088</text:p>
          </table:table-cell>
          <table:table-cell office:value-type="float" office:value="1.2345999999999999" table:style-name="ce1">
            <text:p>1.2346</text:p>
          </table:table-cell>
          <table:table-cell office:value-type="float" office:value="1.4397" table:style-name="ce1">
            <text:p>1.439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1.0079" table:style-name="ce1">
            <text:p>1.0079</text:p>
          </table:table-cell>
          <table:table-cell office:value-type="float" office:value="1.2323" table:style-name="ce1">
            <text:p>1.2323</text:p>
          </table:table-cell>
          <table:table-cell office:value-type="float" office:value="1.4356" table:style-name="ce1">
            <text:p>1.435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.0757000000000001" table:style-name="ce1">
            <text:p>1.0757</text:p>
          </table:table-cell>
          <table:table-cell office:value-type="float" office:value="1.0068999999999999" table:style-name="ce1">
            <text:p>1.0069</text:p>
          </table:table-cell>
          <table:table-cell office:value-type="float" office:value="1.23" table:style-name="ce1">
            <text:p>1.23</text:p>
          </table:table-cell>
          <table:table-cell office:value-type="float" office:value="1.4317" table:style-name="ce1">
            <text:p>1.431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1.006" table:style-name="ce1">
            <text:p>1.006</text:p>
          </table:table-cell>
          <table:table-cell office:value-type="float" office:value="1.2278" table:style-name="ce1">
            <text:p>1.2278</text:p>
          </table:table-cell>
          <table:table-cell office:value-type="float" office:value="1.4278" table:style-name="ce1">
            <text:p>1.427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1.0052000000000001" table:style-name="ce1">
            <text:p>1.0052</text:p>
          </table:table-cell>
          <table:table-cell office:value-type="float" office:value="1.2256" table:style-name="ce1">
            <text:p>1.2256</text:p>
          </table:table-cell>
          <table:table-cell office:value-type="float" office:value="1.4238999999999999" table:style-name="ce1">
            <text:p>1.423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0758000000000001" table:style-name="ce1">
            <text:p>1.0758</text:p>
          </table:table-cell>
          <table:table-cell office:value-type="float" office:value="1.0043" table:style-name="ce1">
            <text:p>1.0043</text:p>
          </table:table-cell>
          <table:table-cell office:value-type="float" office:value="1.2235" table:style-name="ce1">
            <text:p>1.2235</text:p>
          </table:table-cell>
          <table:table-cell office:value-type="float" office:value="1.4201999999999999" table:style-name="ce1">
            <text:p>1.420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1.0035000000000001" table:style-name="ce1">
            <text:p>1.0035</text:p>
          </table:table-cell>
          <table:table-cell office:value-type="float" office:value="1.2214" table:style-name="ce1">
            <text:p>1.2214</text:p>
          </table:table-cell>
          <table:table-cell office:value-type="float" office:value="1.4164000000000001" table:style-name="ce1">
            <text:p>1.416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1.0026999999999999" table:style-name="ce1">
            <text:p>1.0027</text:p>
          </table:table-cell>
          <table:table-cell office:value-type="float" office:value="1.2193000000000001" table:style-name="ce1">
            <text:p>1.2193</text:p>
          </table:table-cell>
          <table:table-cell office:value-type="float" office:value="1.4128000000000001" table:style-name="ce1">
            <text:p>1.412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.0759000000000001" table:style-name="ce1">
            <text:p>1.0759</text:p>
          </table:table-cell>
          <table:table-cell office:value-type="float" office:value="1.0019" table:style-name="ce1">
            <text:p>1.0019</text:p>
          </table:table-cell>
          <table:table-cell office:value-type="float" office:value="1.2173" table:style-name="ce1">
            <text:p>1.2173</text:p>
          </table:table-cell>
          <table:table-cell office:value-type="float" office:value="1.4092" table:style-name="ce1">
            <text:p>1.409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1.0012000000000001" table:style-name="ce1">
            <text:p>1.0012</text:p>
          </table:table-cell>
          <table:table-cell office:value-type="float" office:value="1.2153" table:style-name="ce1">
            <text:p>1.2153</text:p>
          </table:table-cell>
          <table:table-cell office:value-type="float" office:value="1.4056999999999999" table:style-name="ce1">
            <text:p>1.405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1.0004999999999999" table:style-name="ce1">
            <text:p>1.0005</text:p>
          </table:table-cell>
          <table:table-cell office:value-type="float" office:value="1.2133" table:style-name="ce1">
            <text:p>1.2133</text:p>
          </table:table-cell>
          <table:table-cell office:value-type="float" office:value="1.4021999999999999" table:style-name="ce1">
            <text:p>1.4022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Shu-Ting Cho</dc:creator>
    <meta:creation-date>2021-10-17T06:43:24Z</meta:creation-date>
    <dc:date>2021-10-19T12:57:06Z</dc:date>
    <meta:editing-cycles>12</meta:editing-cycles>
    <meta:editing-duration>PT158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1.3751181102362pt" svg:width="361.5pt" chart:style-name="Crt0">
        <chart:title chart:style-name="CT00">
          <text:p text:style-name="a0" text:class-names="" text:cond-style-name="">Training Los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poch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Loss</text:p>
            </chart:title>
            <chart:grid chart:class="major" chart:style-name="GMa1"/>
          </chart:axis>
          <chart:series chart:label-cell-address="train.$B$1" chart:values-cell-range-address="train.$B$2:.$B$101" chart:class="chart:scatter" chart:attached-axis="primary-y" chart:style-name="G0S0">
            <chart:domain table:cell-range-address="train.$A$2:.$A$101"/>
            <chart:data-point chart:repeated="100"/>
          </chart:series>
          <chart:series chart:label-cell-address="train.$C$1" chart:values-cell-range-address="train.$C$2:.$C$101" chart:class="chart:scatter" chart:attached-axis="primary-y" chart:style-name="G0S1">
            <chart:domain table:cell-range-address="train.$A$2:.$A$101"/>
            <chart:data-point chart:repeated="100"/>
          </chart:series>
          <chart:series chart:label-cell-address="train.$D$1" chart:values-cell-range-address="train.$D$2:.$D$101" chart:class="chart:scatter" chart:attached-axis="primary-y" chart:style-name="G0S2">
            <chart:domain table:cell-range-address="train.$A$2:.$A$101"/>
            <chart:data-point chart:repeated="100"/>
          </chart:series>
          <chart:series chart:label-cell-address="train.$E$1" chart:values-cell-range-address="train.$E$2:.$E$101" chart:class="chart:scatter" chart:attached-axis="primary-y" chart:style-name="G0S3">
            <chart:domain table:cell-range-address="train.$A$2:.$A$101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16.6633070866142pt" svg:width="373.9092125984252pt" chart:style-name="Crt0">
        <chart:title chart:style-name="CT00">
          <text:p text:style-name="a0" text:class-names="" text:cond-style-name="">Test Los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o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poch</text:p>
            </chart:title>
          </chart:axis>
          <chart:series chart:label-cell-address="test.$B$1" chart:values-cell-range-address="test.$B$2:.$B$101" chart:class="chart:scatter" chart:attached-axis="primary-y" chart:style-name="G0S0">
            <chart:domain table:cell-range-address="test.$A$2:.$A$101"/>
            <chart:data-point chart:repeated="100"/>
          </chart:series>
          <chart:series chart:label-cell-address="test.$C$1" chart:values-cell-range-address="test.$C$2:.$C$101" chart:class="chart:scatter" chart:attached-axis="primary-y" chart:style-name="G0S1">
            <chart:domain table:cell-range-address="test.$A$2:.$A$101"/>
            <chart:data-point chart:repeated="100"/>
          </chart:series>
          <chart:series chart:label-cell-address="test.$D$1" chart:values-cell-range-address="test.$D$2:.$D$101" chart:class="chart:scatter" chart:attached-axis="primary-y" chart:style-name="G0S2">
            <chart:domain table:cell-range-address="test.$A$2:.$A$101"/>
            <chart:data-point chart:repeated="100"/>
          </chart:series>
          <chart:series chart:label-cell-address="test.$E$1" chart:values-cell-range-address="test.$E$2:.$E$101" chart:class="chart:scatter" chart:attached-axis="primary-y" chart:style-name="G0S3">
            <chart:domain table:cell-range-address="test.$A$2:.$A$101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